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293cm"/>
    </style:style>
    <style:style style:name="co8" style:family="table-column">
      <style:table-column-properties fo:break-before="auto" style:column-width="1.406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111cm"/>
    </style:style>
    <style:style style:name="co11" style:family="table-column">
      <style:table-column-properties fo:break-before="auto" style:column-width="2.93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cc00"/>
    </style:style>
    <style:style style:name="ce14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0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M</text:p>
          </table:table-cell>
          <table:table-cell table:style-name="ce1" office:value-type="string">
            <text:p>flectM</text:p>
          </table:table-cell>
          <table:table-cell table:style-name="ce1" office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>
            <text:p>P4_w_00000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02</text:p>
          </table:table-cell>
          <table:table-cell office:value-type="string">
            <text:p>tun</text:p>
          </table:table-cell>
          <table:table-cell office:value-type="string">
            <text:p>tuen</text:p>
          </table:table-cell>
          <table:table-cell office:value-type="string">
            <text:p>ADJpos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03</text:p>
          </table:table-cell>
          <table:table-cell table:number-columns-repeated="2" office:value-type="string">
            <text:p>conseil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0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05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06</text:p>
          </table:table-cell>
          <table:table-cell office:value-type="string">
            <text:p>\meint/</text:p>
          </table:table-cell>
          <table:table-cell office:value-type="string">
            <text:p>maint</text:p>
          </table:table-cell>
          <table:table-cell office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07</text:p>
          </table:table-cell>
          <table:table-cell office:value-type="string">
            <text:p>mestir</text:p>
          </table:table-cell>
          <table:table-cell office:value-type="string">
            <text:p>mestie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08</text:p>
          </table:table-cell>
          <table:table-cell office:value-type="string">
            <text:p>eü</text:p>
          </table:table-cell>
          <table:table-cell office:value-type="string">
            <text:p>avoir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09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0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1</text:p>
          </table:table-cell>
          <table:table-cell table:number-columns-repeated="2" office:value-type="string">
            <text:p>doner</text:p>
          </table:table-cell>
          <table:table-cell office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3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4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15</text:p>
          </table:table-cell>
          <table:table-cell office:value-type="string">
            <text:p>aci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6</text:p>
          </table:table-cell>
          <table:table-cell office:value-type="string">
            <text:p>mulu</text:p>
          </table:table-cell>
          <table:table-cell office:value-type="string">
            <text:p>moudre1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18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19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2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21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22</text:p>
          </table:table-cell>
          <table:table-cell office:value-type="string">
            <text:p>dis</text:p>
          </table:table-cell>
          <table:table-cell office:value-type="string">
            <text:p>di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23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24</text:p>
          </table:table-cell>
          <table:table-cell office:value-type="string">
            <text:p>coneü</text:p>
          </table:table-cell>
          <table:table-cell office:value-type="string">
            <text:p>conoistre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25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26</text:p>
          </table:table-cell>
          <table:table-cell office:value-type="string">
            <text:p>recu\ve/rent</text:p>
          </table:table-cell>
          <table:table-cell office:value-type="string">
            <text:p>recovr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027</text:p>
          </table:table-cell>
          <table:table-cell office:value-type="string">
            <text:p>entur&lt;re&gt;</text:p>
          </table:table-cell>
          <table:table-cell office:value-type="string">
            <text:p>entor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02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29</text:p>
          </table:table-cell>
          <table:table-cell office:value-type="string">
            <text:p>tun</text:p>
          </table:table-cell>
          <table:table-cell office:value-type="string">
            <text:p>tuen</text:p>
          </table:table-cell>
          <table:table-cell office:value-type="string">
            <text:p>ADJpos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30</text:p>
          </table:table-cell>
          <table:table-cell table:number-columns-repeated="2" office:value-type="string">
            <text:p>escu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31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32</text:p>
          </table:table-cell>
          <table:table-cell office:value-type="string">
            <text:p>\ke/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34</text:p>
          </table:table-cell>
          <table:table-cell office:value-type="string">
            <text:p>tun</text:p>
          </table:table-cell>
          <table:table-cell office:value-type="string">
            <text:p>tuen</text:p>
          </table:table-cell>
          <table:table-cell office:value-type="string">
            <text:p>ADJpos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35</text:p>
          </table:table-cell>
          <table:table-cell table:number-columns-repeated="2" office:value-type="string">
            <text:p>treso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37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38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3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40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04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42</text:p>
          </table:table-cell>
          <table:table-cell office:value-type="string">
            <text:p>mi\e/ns</text:p>
          </table:table-cell>
          <table:table-cell office:value-type="string">
            <text:p>mien</text:p>
          </table:table-cell>
          <table:table-cell office:value-type="string">
            <text:p>PRO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43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044</text:p>
          </table:table-cell>
          <table:table-cell office:value-type="string">
            <text:p>matinet</text:p>
          </table:table-cell>
          <table:table-cell office:value-type="string">
            <text:p>matine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45</text:p>
          </table:table-cell>
          <table:table-cell office:value-type="string">
            <text:p>rendu</text:p>
          </table:table-cell>
          <table:table-cell office:value-type="string">
            <text:p>rendre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0046</text:p>
          </table:table-cell>
          <table:table-cell office:value-type="string">
            <text:p>men</text:p>
          </table:table-cell>
          <table:table-cell office:value-type="string">
            <text:p>mien</text:p>
          </table:table-cell>
          <table:table-cell office:value-type="string">
            <text:p>ADJ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47</text:p>
          </table:table-cell>
          <table:table-cell office:value-type="string">
            <text:p>escintre</text:p>
          </table:table-cell>
          <table:table-cell office:value-type="string">
            <text:p>escïentr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048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49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50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51</text:p>
          </table:table-cell>
          <table:table-cell office:value-type="string">
            <text:p>aver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5"/>
          <table:table-cell table:style-name="ce4" office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052</text:p>
          </table:table-cell>
          <table:table-cell office:value-type="string">
            <text:p>veü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54</text:p>
          </table:table-cell>
          <table:table-cell office:value-type="string">
            <text:p>diras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55</text:p>
          </table:table-cell>
          <table:table-cell office:value-type="string">
            <text:p>k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56</text:p>
          </table:table-cell>
          <table:table-cell office:value-type="string">
            <text:p>e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57</text:p>
          </table:table-cell>
          <table:table-cell office:value-type="string">
            <text:p>grennu\r/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05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5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60</text:p>
          </table:table-cell>
          <table:table-cell table:number-columns-repeated="2" office:value-type="string">
            <text:p>car</text:p>
          </table:table-cell>
          <table:table-cell office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6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62</text:p>
          </table:table-cell>
          <table:table-cell office:value-type="string">
            <text:p>duner</text:p>
          </table:table-cell>
          <table:table-cell office:value-type="string">
            <text:p>doner</text:p>
          </table:table-cell>
          <table:table-cell office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63</text:p>
          </table:table-cell>
          <table:table-cell office:value-type="string">
            <text:p>mar</text:p>
          </table:table-cell>
          <table:table-cell office:value-type="string">
            <text:p>mar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64</text:p>
          </table:table-cell>
          <table:table-cell office:value-type="string">
            <text:p>serra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65</text:p>
          </table:table-cell>
          <table:table-cell office:value-type="string">
            <text:p>esper†er†du</text:p>
          </table:table-cell>
          <table:table-cell office:value-type="string">
            <text:p>esperdre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66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6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68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style-name="ce4" office:value-type="string">
            <text:p>imp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69</text:p>
          </table:table-cell>
          <table:table-cell office:value-type="string">
            <text:p>que</text:p>
          </table:table-cell>
          <table:table-cell office:value-type="string">
            <text:p>que1</text:p>
          </table:table-cell>
          <table:table-cell office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70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71</text:p>
          </table:table-cell>
          <table:table-cell office:value-type="string">
            <text:p>aei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072</text:p>
          </table:table-cell>
          <table:table-cell office:value-type="string">
            <text:p>ve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73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7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77</text:p>
          </table:table-cell>
          <table:table-cell office:value-type="string">
            <text:p>auge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0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79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80</text:p>
          </table:table-cell>
          <table:table-cell office:value-type="string">
            <text:p>revestuz</text:p>
          </table:table-cell>
          <table:table-cell office:value-type="string">
            <text:p>revestir</text:p>
          </table:table-cell>
          <table:table-cell office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81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8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83</text:p>
          </table:table-cell>
          <table:table-cell office:value-type="string">
            <text:p>duc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084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85</text:p>
          </table:table-cell>
          <table:table-cell office:value-type="string">
            <text:p>ot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086</text:p>
          </table:table-cell>
          <table:table-cell table:number-columns-repeated="2" office:value-type="string">
            <text:p>parler</text:p>
          </table:table-cell>
          <table:table-cell office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8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88</text:p>
          </table:table-cell>
          <table:table-cell office:value-type="string">
            <text:p>seinu\r/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089</text:p>
          </table:table-cell>
          <table:table-cell office:value-type="string">
            <text:p>idunc</text:p>
          </table:table-cell>
          <table:table-cell office:value-type="string">
            <text:p>idonc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90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91</text:p>
          </table:table-cell>
          <table:table-cell office:value-type="string">
            <text:p>&lt;gre&gt;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office:value-type="string">
            <text:p>c</text:p>
          </table:table-cell>
          <table:table-cell table:style-name="ce4" table:number-columns-repeated="2"/>
          <table:table-cell table:style-name="ce4" office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092</text:p>
          </table:table-cell>
          <table:table-cell office:value-type="string">
            <text:p>\joie/</text:p>
          </table:table-cell>
          <table:table-cell office:value-type="string">
            <text:p>joie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093</text:p>
          </table:table-cell>
          <table:table-cell office:value-type="string">
            <text:p>unch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09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9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09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097</text:p>
          </table:table-cell>
          <table:table-cell office:value-type="string">
            <text:p>grenur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office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098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099</text:p>
          </table:table-cell>
          <table:table-cell office:value-type="string">
            <text:p>fe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10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0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02</text:p>
          </table:table-cell>
          <table:table-cell office:value-type="string">
            <text:p>tenéz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0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04</text:p>
          </table:table-cell>
          <table:table-cell office:value-type="string">
            <text:p>folur</text:p>
          </table:table-cell>
          <table:table-cell office:value-type="string">
            <text:p>folo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05</text:p>
          </table:table-cell>
          <table:table-cell office:value-type="string">
            <text:p>cestui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06</text:p>
          </table:table-cell>
          <table:table-cell office:value-type="string">
            <text:p>servéz</text:p>
          </table:table-cell>
          <table:table-cell office:value-type="string">
            <text:p>serv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07</text:p>
          </table:table-cell>
          <table:table-cell office:value-type="string">
            <text:p>sanz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08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09</text:p>
          </table:table-cell>
          <table:table-cell office:value-type="string">
            <text:p>contreditur</text:p>
          </table:table-cell>
          <table:table-cell office:value-type="string">
            <text:p>contredito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110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11</text:p>
          </table:table-cell>
          <table:table-cell office:value-type="string">
            <text:p>aprez</text:p>
          </table:table-cell>
          <table:table-cell office:value-type="string">
            <text:p>après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12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14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15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17</text:p>
          </table:table-cell>
          <table:table-cell office:value-type="string">
            <text:p>valur</text:p>
          </table:table-cell>
          <table:table-cell office:value-type="string">
            <text:p>valo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18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1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20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21</text:p>
          </table:table-cell>
          <table:table-cell office:value-type="string">
            <text:p>ostage</text:p>
          </table:table-cell>
          <table:table-cell office:value-type="string">
            <text:p>ostage2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4" office:value-type="string">
            <text:p>ADJqua</text:p>
          </table:table-cell>
          <table:table-cell table:style-name="ce4" office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1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2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26</text:p>
          </table:table-cell>
          <table:table-cell office:value-type="string">
            <text:p>menur</text:p>
          </table:table-cell>
          <table:table-cell office:value-type="string">
            <text:p>meno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4" office:value-type="string">
            <text:p>ADJqua</text:p>
          </table:table-cell>
          <table:table-cell table:style-name="ce4" office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127</text:p>
          </table:table-cell>
          <table:table-cell table:number-columns-repeated="2" office:value-type="string">
            <text:p>tel</text:p>
          </table:table-cell>
          <table:table-cell office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2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29</text:p>
          </table:table-cell>
          <table:table-cell office:value-type="string">
            <text:p>u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5"/>
          <table:table-cell office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>
            <text:p>P4_w_000130</text:p>
          </table:table-cell>
          <table:table-cell office:value-type="string">
            <text:p>\sa/</text:p>
          </table:table-cell>
          <table:table-cell office:value-type="string">
            <text:p>son4</text:p>
          </table:table-cell>
          <table:table-cell office:value-type="string">
            <text:p>OUT</text:p>
          </table:table-cell>
          <table:table-cell table:style-name="ce4" table:number-columns-repeated="7"/>
          <table:table-cell table:style-name="ce4" office:value-type="string">
            <text:p>DETpos</text:p>
          </table:table-cell>
          <table:table-cell table:style-name="ce4" office:value-type="string">
            <text:p>s|f|r</text:p>
          </table:table-cell>
          <table:table-cell table:style-name="ce4" office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13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13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133</text:p>
          </table:table-cell>
          <table:table-cell office:value-type="string">
            <text:p>povere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134</text:p>
          </table:table-cell>
          <table:table-cell office:value-type="string">
            <text:p>vava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35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36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37</text:p>
          </table:table-cell>
          <table:table-cell table:number-columns-repeated="2" office:value-type="string">
            <text:p>parti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4" office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>
            <text:p>P4_w_000138</text:p>
          </table:table-cell>
          <table:table-cell office:value-type="string">
            <text:p>sera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39</text:p>
          </table:table-cell>
          <table:table-cell office:value-type="string">
            <text:p>duc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5" office:value-type="string">
            <text:p>n</text:p>
          </table:table-cell>
          <table:table-cell table:style-name="ce4" table:number-columns-repeated="2"/>
          <table:table-cell office:value-type="string">
            <text:p>s|m|r</text:p>
          </table:table-cell>
          <table:table-cell table:style-name="ce4" office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>
            <text:p>P4_w_000140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141</text:p>
          </table:table-cell>
          <table:table-cell office:value-type="string">
            <text:p>conteur</text:p>
          </table:table-cell>
          <table:table-cell office:value-type="string">
            <text:p>contor1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5" office:value-type="string">
            <text:p>n</text:p>
          </table:table-cell>
          <table:table-cell table:style-name="ce4" table:number-columns-repeated="2"/>
          <table:table-cell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1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OUT</text:p>
          </table:table-cell>
          <table:table-cell table:style-name="ce4" table:number-columns-repeated="7"/>
          <table:table-cell table:style-name="ce4" office:value-type="string">
            <text:p>PRE</text:p>
          </table:table-cell>
          <table:table-cell table:style-name="ce4"/>
          <table:table-cell table:style-name="ce4" office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14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44</text:p>
          </table:table-cell>
          <table:table-cell office:value-type="string">
            <text:p>arcevesques</text:p>
          </table:table-cell>
          <table:table-cell office:value-type="string">
            <text:p>arcevesque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45</text:p>
          </table:table-cell>
          <table:table-cell office:value-type="string">
            <text:p>com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4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47</text:p>
          </table:table-cell>
          <table:table-cell office:value-type="string">
            <text:p>paller</text:p>
          </table:table-cell>
          <table:table-cell office:value-type="string">
            <text:p>parler</text:p>
          </table:table-cell>
          <table:table-cell office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48</text:p>
          </table:table-cell>
          <table:table-cell office:value-type="string">
            <text:p>gentiz</text:p>
          </table:table-cell>
          <table:table-cell office:value-type="string">
            <text:p>gentil</text:p>
          </table:table-cell>
          <table:table-cell office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149</text:p>
          </table:table-cell>
          <table:table-cell office:value-type="string">
            <text:p>hum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50</text:p>
          </table:table-cell>
          <table:table-cell office:value-type="string">
            <text:p>fud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5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52</text:p>
          </table:table-cell>
          <table:table-cell office:value-type="string">
            <text:p>joifne</text:p>
          </table:table-cell>
          <table:table-cell office:value-type="string">
            <text:p>juene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/>
          <table:table-cell office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0153</text:p>
          </table:table-cell>
          <table:table-cell table:number-columns-repeated="2" office:value-type="string">
            <text:p>bacheler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office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>
            <text:p>P4_w_00015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55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>
            <text:p>P4_w_000156</text:p>
          </table:table-cell>
          <table:table-cell table:number-columns-repeated="2" office:value-type="string">
            <text:p>merveille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5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58</text:p>
          </table:table-cell>
          <table:table-cell office:value-type="string">
            <text:p>fe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5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60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61</text:p>
          </table:table-cell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6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>
            <text:p>P4_w_000164</text:p>
          </table:table-cell>
          <table:table-cell office:value-type="string">
            <text:p>duc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6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>
            <text:p>P4_w_000166</text:p>
          </table:table-cell>
          <table:table-cell table:number-columns-repeated="2" office:value-type="string">
            <text:p>France</text:p>
          </table:table-cell>
          <table:table-cell office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>
            <text:p>P4_w_000167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16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69</text:p>
          </table:table-cell>
          <table:table-cell office:value-type="string">
            <text:p>sace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170</text:p>
          </table:table-cell>
          <table:table-cell table:number-columns-repeated="2" office:value-type="string">
            <text:p>pen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171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17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>
            <text:p>P4_w_000173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174</text:p>
          </table:table-cell>
          <table:table-cell office:value-type="string">
            <text:p>cust</text:p>
          </table:table-cell>
          <table:table-cell office:value-type="string">
            <text:p>cost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1" office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175</text:p>
          </table:table-cell>
          <table:table-cell office:value-type="string">
            <text:p>voille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17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>
            <text:p>P4_w_000177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178</text:p>
          </table:table-cell>
          <table:table-cell table:number-columns-repeated="2" office:value-type="string">
            <text:p>men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179</text:p>
          </table:table-cell>
          <table:table-cell office:value-type="string">
            <text:p>mieu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>
            <text:p>P4_w_000180</text:p>
          </table:table-cell>
          <table:table-cell office:value-type="string">
            <text:p>e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18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182</text:p>
          </table:table-cell>
          <table:table-cell office:value-type="string">
            <text:p>chevals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83</text:p>
          </table:table-cell>
          <table:table-cell table:number-columns-repeated="2" office:value-type="string">
            <text:p>acha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18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185</text:p>
          </table:table-cell>
          <table:table-cell office:value-type="string">
            <text:p>bele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186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87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88</text:p>
          </table:table-cell>
          <table:table-cell office:value-type="string">
            <text:p>vallez</text:p>
          </table:table-cell>
          <table:table-cell office:value-type="string">
            <text:p>vasl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89</text:p>
          </table:table-cell>
          <table:table-cell office:value-type="string">
            <text:p>adubber</text:p>
          </table:table-cell>
          <table:table-cell office:value-type="string">
            <text:p>adob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190</text:p>
          </table:table-cell>
          <table:table-cell office:value-type="string">
            <text:p>qu</text:p>
          </table:table-cell>
          <table:table-cell office:value-type="string">
            <text:p>que1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19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19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>
            <text:p>P4_w_000193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194</text:p>
          </table:table-cell>
          <table:table-cell table:number-columns-repeated="2" office:value-type="string">
            <text:p>tre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9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196</text:p>
          </table:table-cell>
          <table:table-cell office:value-type="string">
            <text:p>amasse&lt;z&gt;r</text:p>
          </table:table-cell>
          <table:table-cell office:value-type="string">
            <text:p>amass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19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198</text:p>
          </table:table-cell>
          <table:table-cell office:value-type="string">
            <text:p>heritage</text:p>
          </table:table-cell>
          <table:table-cell office:value-type="string">
            <text:p>iret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19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200</text:p>
          </table:table-cell>
          <table:table-cell office:value-type="string">
            <text:p>feu</text:p>
          </table:table-cell>
          <table:table-cell office:value-type="string">
            <text:p>f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0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202</text:p>
          </table:table-cell>
          <table:table-cell office:value-type="string">
            <text:p>vol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203</text:p>
          </table:table-cell>
          <table:table-cell table:number-columns-repeated="2" office:value-type="string">
            <text:p>clam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0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2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06</text:p>
          </table:table-cell>
          <table:table-cell office:value-type="string">
            <text:p>voldra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20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0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09</text:p>
          </table:table-cell>
          <table:table-cell office:value-type="string">
            <text:p>desheriter</text:p>
          </table:table-cell>
          <table:table-cell office:value-type="string">
            <text:p>desire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1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11</text:p>
          </table:table-cell>
          <table:table-cell office:value-type="string">
            <text:p>d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21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1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14</text:p>
          </table:table-cell>
          <table:table-cell table:number-columns-repeated="2"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15</text:p>
          </table:table-cell>
          <table:table-cell office:value-type="string">
            <text:p>ensemle</text:p>
          </table:table-cell>
          <table:table-cell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216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17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218</text:p>
          </table:table-cell>
          <table:table-cell table:number-columns-repeated="2" office:value-type="string">
            <text:p>a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19</text:p>
          </table:table-cell>
          <table:table-cell table:number-columns-repeated="2" office:value-type="string">
            <text:p>por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20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21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2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223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24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25</text:p>
          </table:table-cell>
          <table:table-cell table:number-columns-repeated="2" office:value-type="string">
            <text:p>me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26</text:p>
          </table:table-cell>
          <table:table-cell office:value-type="string">
            <text:p>cumbatre&lt;unt&gt;</text:p>
          </table:table-cell>
          <table:table-cell office:value-type="string">
            <text:p>combat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227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228</text:p>
          </table:table-cell>
          <table:table-cell office:value-type="string">
            <text:p>sanz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29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30</text:p>
          </table:table-cell>
          <table:table-cell table:number-columns-repeated="2" office:value-type="string">
            <text:p>desorde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023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3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33</text:p>
          </table:table-cell>
          <table:table-cell office:value-type="string">
            <text:p>apostoille</text:p>
          </table:table-cell>
          <table:table-cell office:value-type="string">
            <text:p>apost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34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35</text:p>
          </table:table-cell>
          <table:table-cell office:value-type="string">
            <text:p>com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2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37</text:p>
          </table:table-cell>
          <table:table-cell office:value-type="string">
            <text:p>mustrer</text:p>
          </table:table-cell>
          <table:table-cell office:value-type="string">
            <text:p>most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38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239</text:p>
          </table:table-cell>
          <table:table-cell office:value-type="string">
            <text:p>apostoille</text:p>
          </table:table-cell>
          <table:table-cell office:value-type="string">
            <text:p>aposto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24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241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24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243</text:p>
          </table:table-cell>
          <table:table-cell office:value-type="string">
            <text:p>d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244</text:p>
          </table:table-cell>
          <table:table-cell table:number-columns-repeated="2" office:value-type="string">
            <text:p>pes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45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46</text:p>
          </table:table-cell>
          <table:table-cell office:value-type="string">
            <text:p>devun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247</text:p>
          </table:table-cell>
          <table:table-cell office:value-type="string">
            <text:p>m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248</text:p>
          </table:table-cell>
          <table:table-cell office:value-type="string">
            <text:p>le\s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49</text:p>
          </table:table-cell>
          <table:table-cell office:value-type="string">
            <text:p>chevali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50</text:p>
          </table:table-cell>
          <table:table-cell office:value-type="string">
            <text:p>amer</text:p>
          </table:table-cell>
          <table:table-cell office:value-type="string">
            <text:p>amer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51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252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53</text:p>
          </table:table-cell>
          <table:table-cell office:value-type="string">
            <text:p>sum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25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55</text:p>
          </table:table-cell>
          <table:table-cell table:number-columns-repeated="2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56</text:p>
          </table:table-cell>
          <table:table-cell table:number-columns-repeated="2" office:value-type="string">
            <text:p>dis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02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258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59</text:p>
          </table:table-cell>
          <table:table-cell office:value-type="string">
            <text:p>serrun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26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61</text:p>
          </table:table-cell>
          <table:table-cell table:number-columns-repeated="2" office:value-type="string">
            <text:p>matine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62</text:p>
          </table:table-cell>
          <table:table-cell table:number-columns-repeated="2" office:value-type="string">
            <text:p>chan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6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64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65</text:p>
          </table:table-cell>
          <table:table-cell office:value-type="string">
            <text:p>cu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266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6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68</text:p>
          </table:table-cell>
          <table:table-cell office:value-type="string">
            <text:p>almes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69</text:p>
          </table:table-cell>
          <table:table-cell table:number-columns-repeated="2" office:value-type="string">
            <text:p>sau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7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271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27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273</text:p>
          </table:table-cell>
          <table:table-cell table:number-columns-repeated="2" office:value-type="string">
            <text:p>cest</text:p>
          </table:table-cell>
          <table:table-cell office:value-type="string">
            <text:p>DET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274</text:p>
          </table:table-cell>
          <table:table-cell table:number-columns-repeated="2" office:value-type="string">
            <text:p>vostre</text:p>
          </table:table-cell>
          <table:table-cell office:value-type="string">
            <text:p>ADJ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275</text:p>
          </table:table-cell>
          <table:table-cell office:value-type="string">
            <text:p>abbes</text:p>
          </table:table-cell>
          <table:table-cell office:value-type="string">
            <text:p>abé1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276</text:p>
          </table:table-cell>
          <table:table-cell table:number-columns-repeated="2" office:value-type="string">
            <text:p>Fromer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277</text:p>
          </table:table-cell>
          <table:table-cell office:value-type="string">
            <text:p>devuns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2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79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2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81</text:p>
          </table:table-cell>
          <table:table-cell table:number-columns-repeated="2" office:value-type="string">
            <text:p>tre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>
            <text:p>P4_w_000282</text:p>
          </table:table-cell>
          <table:table-cell office:value-type="string">
            <text:p>enfundre</text:p>
          </table:table-cell>
          <table:table-cell office:value-type="string">
            <text:p>esfondrer</text:p>
          </table:table-cell>
          <table:table-cell office:value-type="string">
            <text:p>VERinf</text:p>
          </table:table-cell>
          <table:table-cell table:style-name="ce4" table:number-columns-repeated="9"/>
          <table:table-cell table:style-name="ce7" office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283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284</text:p>
          </table:table-cell>
          <table:table-cell office:value-type="string">
            <text:p>lo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286</text:p>
          </table:table-cell>
          <table:table-cell office:value-type="string">
            <text:p>d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287</text:p>
          </table:table-cell>
          <table:table-cell table:number-columns-repeated="2"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28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289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290</text:p>
          </table:table-cell>
          <table:table-cell table:number-columns-repeated="2" office:value-type="string">
            <text:p>do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91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2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293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294</text:p>
          </table:table-cell>
          <table:table-cell office:value-type="string">
            <text:p>vieg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295</text:p>
          </table:table-cell>
          <table:table-cell table:number-columns-repeated="2" office:value-type="string">
            <text:p>serv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9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297</text:p>
          </table:table-cell>
          <table:table-cell office:value-type="string">
            <text:p>honorer</text:p>
          </table:table-cell>
          <table:table-cell office:value-type="string">
            <text:p>ono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29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299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300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30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0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0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304</text:p>
          </table:table-cell>
          <table:table-cell office:value-type="string">
            <text:p>life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table:style-name="ce5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5"/>
          <table:table-cell table:style-name="ce4" office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30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>
            <text:p>P4_w_000306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30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08</text:p>
          </table:table-cell>
          <table:table-cell table:number-columns-repeated="2" office:value-type="string">
            <text:p>p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0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310</text:p>
          </table:table-cell>
          <table:table-cell office:value-type="string">
            <text:p>qu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31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1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13</text:p>
          </table:table-cell>
          <table:table-cell office:value-type="string">
            <text:p>dresse</text:p>
          </table:table-cell>
          <table:table-cell office:value-type="string">
            <text:p>drecier</text:p>
          </table:table-cell>
          <table:table-cell office:value-type="string">
            <text:p>VERcjg</text:p>
          </table:table-cell>
          <table:table-cell table:style-name="ce5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314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15</text:p>
          </table:table-cell>
          <table:table-cell office:value-type="string">
            <text:p>perun</text:p>
          </table:table-cell>
          <table:table-cell office:value-type="string">
            <text:p>perron</text:p>
          </table:table-cell>
          <table:table-cell office:value-type="string">
            <text:p>NOMcom</text:p>
          </table:table-cell>
          <table:table-cell table:style-name="ce6" table:number-columns-repeated="3"/>
          <table:table-cell table:style-name="ce6" office:value-type="string">
            <text:p>s</text:p>
          </table:table-cell>
          <table:table-cell table:style-name="ce6" office:value-type="string">
            <text:p>m</text:p>
          </table:table-cell>
          <table:table-cell table:style-name="ce6" office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>
            <text:p>P4_w_000316</text:p>
          </table:table-cell>
          <table:table-cell table:number-columns-repeated="2" office:value-type="string">
            <text:p>acer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17</text:p>
          </table:table-cell>
          <table:table-cell office:value-type="string">
            <text:p>le\s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18</text:p>
          </table:table-cell>
          <table:table-cell office:value-type="string">
            <text:p>dras</text:p>
          </table:table-cell>
          <table:table-cell office:value-type="string">
            <text:p>dra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1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320</text:p>
          </table:table-cell>
          <table:table-cell office:value-type="string">
            <text:p>sei</text:p>
          </table:table-cell>
          <table:table-cell office:value-type="string">
            <text:p>so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2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322</text:p>
          </table:table-cell>
          <table:table-cell office:value-type="string">
            <text:p>paille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23</text:p>
          </table:table-cell>
          <table:table-cell office:value-type="string">
            <text:p>alisandrin</text:p>
          </table:table-cell>
          <table:table-cell office:value-type="string">
            <text:p>alexandrin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32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2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26</text:p>
          </table:table-cell>
          <table:table-cell office:value-type="string">
            <text:p>ostrus</text:p>
          </table:table-cell>
          <table:table-cell office:value-type="string">
            <text:p>osto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32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28</text:p>
          </table:table-cell>
          <table:table-cell office:value-type="string">
            <text:p>falcus</text:p>
          </table:table-cell>
          <table:table-cell office:value-type="string">
            <text:p>faucon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329</text:p>
          </table:table-cell>
          <table:table-cell office:value-type="string">
            <text:p>petevin</text:p>
          </table:table-cell>
          <table:table-cell office:value-type="string">
            <text:p>poitev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30</text:p>
          </table:table-cell>
          <table:table-cell office:value-type="string">
            <text:p>Le\s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31</text:p>
          </table:table-cell>
          <table:table-cell office:value-type="string">
            <text:p>riche\s/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32</text:p>
          </table:table-cell>
          <table:table-cell office:value-type="string">
            <text:p>pi\e/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3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33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35</text:p>
          </table:table-cell>
          <table:table-cell office:value-type="string">
            <text:p>copes</text:p>
          </table:table-cell>
          <table:table-cell office:value-type="string">
            <text:p>cop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337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38</text:p>
          </table:table-cell>
          <table:table-cell office:value-type="string">
            <text:p>fin</text:p>
          </table:table-cell>
          <table:table-cell office:value-type="string">
            <text:p>fin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39</text:p>
          </table:table-cell>
          <table:table-cell office:value-type="string">
            <text:p>iceles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40</text:p>
          </table:table-cell>
          <table:table-cell office:value-type="string">
            <text:p>du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341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4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43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44</text:p>
          </table:table-cell>
          <table:table-cell table:number-columns-repeated="2" office:value-type="string">
            <text:p>Pe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4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46</text:p>
          </table:table-cell>
          <table:table-cell office:value-type="string">
            <text:p>gentiz</text:p>
          </table:table-cell>
          <table:table-cell office:value-type="string">
            <text:p>gent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47</text:p>
          </table:table-cell>
          <table:table-cell office:value-type="string">
            <text:p>hummes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48</text:p>
          </table:table-cell>
          <table:table-cell office:value-type="string">
            <text:p>ke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49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35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351</text:p>
          </table:table-cell>
          <table:table-cell table:number-columns-repeated="2"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52</text:p>
          </table:table-cell>
          <table:table-cell office:value-type="string">
            <text:p>lin</text:p>
          </table:table-cell>
          <table:table-cell office:value-type="string">
            <text:p>ling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5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54</text:p>
          </table:table-cell>
          <table:table-cell office:value-type="string">
            <text:p>palefrais</text:p>
          </table:table-cell>
          <table:table-cell office:value-type="string">
            <text:p>palefr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55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56</text:p>
          </table:table-cell>
          <table:table-cell office:value-type="string">
            <text:p>dras</text:p>
          </table:table-cell>
          <table:table-cell office:value-type="string">
            <text:p>dra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35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59</text:p>
          </table:table-cell>
          <table:table-cell office:value-type="string">
            <text:p>deniers</text:p>
          </table:table-cell>
          <table:table-cell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60</text:p>
          </table:table-cell>
          <table:table-cell office:value-type="string">
            <text:p>ces</text:p>
          </table:table-cell>
          <table:table-cell office:value-type="string">
            <text:p>ce2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361</text:p>
          </table:table-cell>
          <table:table-cell office:value-type="string">
            <text:p>do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362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63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64</text:p>
          </table:table-cell>
          <table:table-cell office:value-type="string">
            <text:p>povres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65</text:p>
          </table:table-cell>
          <table:table-cell office:value-type="string">
            <text:p>chevali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6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67</text:p>
          </table:table-cell>
          <table:table-cell office:value-type="string">
            <text:p>ver</text:p>
          </table:table-cell>
          <table:table-cell office:value-type="string">
            <text:p>vai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office:value-type="string">
            <text:p>s|m|r|p</text:p>
          </table:table-cell>
          <table:table-cell office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>
            <text:p>P4_w_00036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69</text:p>
          </table:table-cell>
          <table:table-cell table:number-columns-repeated="2" office:value-type="string">
            <text:p>gr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037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37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2</text:p>
          </table:table-cell>
          <table:table-cell office:value-type="string">
            <text:p>ignaus</text:p>
          </table:table-cell>
          <table:table-cell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73</text:p>
          </table:table-cell>
          <table:table-cell office:value-type="string">
            <text:p>destrirs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5</text:p>
          </table:table-cell>
          <table:table-cell office:value-type="string">
            <text:p>falcus</text:p>
          </table:table-cell>
          <table:table-cell office:value-type="string">
            <text:p>fauc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7</text:p>
          </table:table-cell>
          <table:table-cell office:value-type="string">
            <text:p>muez</text:p>
          </table:table-cell>
          <table:table-cell office:value-type="string">
            <text:p>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8</text:p>
          </table:table-cell>
          <table:table-cell office:value-type="string">
            <text:p>espervirz</text:p>
          </table:table-cell>
          <table:table-cell office:value-type="string">
            <text:p>esprev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79</text:p>
          </table:table-cell>
          <table:table-cell office:value-type="string">
            <text:p>cels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80</text:p>
          </table:table-cell>
          <table:table-cell office:value-type="string">
            <text:p>do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381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8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83</text:p>
          </table:table-cell>
          <table:table-cell office:value-type="string">
            <text:p>bachellers</text:p>
          </table:table-cell>
          <table:table-cell office:value-type="string">
            <text:p>bach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84</text:p>
          </table:table-cell>
          <table:table-cell office:value-type="string">
            <text:p>legers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38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86</text:p>
          </table:table-cell>
          <table:table-cell office:value-type="string">
            <text:p>damisiau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87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88</text:p>
          </table:table-cell>
          <table:table-cell office:value-type="string">
            <text:p>novai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389</text:p>
          </table:table-cell>
          <table:table-cell office:value-type="string">
            <text:p>primsautirs</text:p>
          </table:table-cell>
          <table:table-cell office:value-type="string">
            <text:p>prinsau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office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>
            <text:p>P4_w_000390</text:p>
          </table:table-cell>
          <table:table-cell office:value-type="string">
            <text:p>duc</text:p>
          </table:table-cell>
          <table:table-cell office:value-type="string">
            <text:p>donc</text:p>
          </table:table-cell>
          <table:table-cell office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391</text:p>
          </table:table-cell>
          <table:table-cell office:value-type="string">
            <text:p>fis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39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9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39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395</text:p>
          </table:table-cell>
          <table:table-cell office:value-type="string">
            <text:p>c\h/ascu\n/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96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97</text:p>
          </table:table-cell>
          <table:table-cell office:value-type="string">
            <text:p>voler</text:p>
          </table:table-cell>
          <table:table-cell office:value-type="string">
            <text:p>vol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03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399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00</text:p>
          </table:table-cell>
          <table:table-cell office:value-type="string">
            <text:p>chevas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0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402</text:p>
          </table:table-cell>
          <table:table-cell office:value-type="string">
            <text:p>dona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03</text:p>
          </table:table-cell>
          <table:table-cell office:value-type="string">
            <text:p>einz</text:p>
          </table:table-cell>
          <table:table-cell office:value-type="string">
            <text:p>ain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05</text:p>
          </table:table-cell>
          <table:table-cell office:value-type="string">
            <text:p>ser</text:p>
          </table:table-cell>
          <table:table-cell office:value-type="string">
            <text:p>s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06</text:p>
          </table:table-cell>
          <table:table-cell office:value-type="string">
            <text:p>Naime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407</text:p>
          </table:table-cell>
          <table:table-cell office:value-type="string">
            <text:p>parole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08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09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table:style-name="ce4"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1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11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412</text:p>
          </table:table-cell>
          <table:table-cell office:value-type="string">
            <text:p>saveir</text:p>
          </table:table-cell>
          <table:table-cell office:value-type="string">
            <text:p>sav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0413</text:p>
          </table:table-cell>
          <table:table-cell office:value-type="string">
            <text:p>seign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414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1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1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1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418</text:p>
          </table:table-cell>
          <table:table-cell office:value-type="string">
            <text:p>\voil/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19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420</text:p>
          </table:table-cell>
          <table:table-cell office:value-type="string">
            <text:p>ver</text:p>
          </table:table-cell>
          <table:table-cell office:value-type="string">
            <text:p>vo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office:value-type="string">
            <text:p>ADJqua</text:p>
          </table:table-cell>
          <table:table-cell office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>
            <text:p>P4_w_00042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22</text:p>
          </table:table-cell>
          <table:table-cell office:value-type="string">
            <text:p>cestui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23</text:p>
          </table:table-cell>
          <table:table-cell office:value-type="string">
            <text:p>d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24</text:p>
          </table:table-cell>
          <table:table-cell office:value-type="string">
            <text:p>curo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2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26</text:p>
          </table:table-cell>
          <table:table-cell office:value-type="string">
            <text:p>chi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27</text:p>
          </table:table-cell>
          <table:table-cell office:value-type="string">
            <text:p>seer</text:p>
          </table:table-cell>
          <table:table-cell office:value-type="string">
            <text:p>sëo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29</text:p>
          </table:table-cell>
          <table:table-cell office:value-type="string">
            <text:p>pu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table:style-name="ce4"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30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3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3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43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34</text:p>
          </table:table-cell>
          <table:table-cell office:value-type="string">
            <text:p>puple</text:p>
          </table:table-cell>
          <table:table-cell office:value-type="string">
            <text:p>puep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35</text:p>
          </table:table-cell>
          <table:table-cell office:value-type="string">
            <text:p>valer</text:p>
          </table:table-cell>
          <table:table-cell office:value-type="string">
            <text:p>valo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43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37</text:p>
          </table:table-cell>
          <table:table-cell office:value-type="string">
            <text:p>cestui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38</text:p>
          </table:table-cell>
          <table:table-cell office:value-type="string">
            <text:p>faite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439</text:p>
          </table:table-cell>
          <table:table-cell table:number-columns-repeated="2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4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>
            <text:p>P4_w_00044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442</text:p>
          </table:table-cell>
          <table:table-cell table:number-columns-repeated="2"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43</text:p>
          </table:table-cell>
          <table:table-cell office:value-type="string">
            <text:p>er</text:p>
          </table:table-cell>
          <table:table-cell office:value-type="string">
            <text:p>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44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45</text:p>
          </table:table-cell>
          <table:table-cell office:value-type="string">
            <text:p>aprés</text:p>
          </table:table-cell>
          <table:table-cell office:value-type="string">
            <text:p>après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47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48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4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5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51</text:p>
          </table:table-cell>
          <table:table-cell office:value-type="string">
            <text:p>poreir</text:p>
          </table:table-cell>
          <table:table-cell office:value-type="string">
            <text:p>pö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0452</text:p>
          </table:table-cell>
          <table:table-cell office:value-type="string">
            <text:p>ooe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453</text:p>
          </table:table-cell>
          <table:table-cell office:value-type="string">
            <text:p>seign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454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55</text:p>
          </table:table-cell>
          <table:table-cell office:value-type="string">
            <text:p>defent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56</text:p>
          </table:table-cell>
          <table:table-cell office:value-type="string">
            <text:p>Karlemaign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458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59</text:p>
          </table:table-cell>
          <table:table-cell office:value-type="string">
            <text:p>defent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6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61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62</text:p>
          </table:table-cell>
          <table:table-cell office:value-type="string">
            <text:p>cels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64</text:p>
          </table:table-cell>
          <table:table-cell table:number-columns-repeated="2" office:value-type="string">
            <text:p>Alema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66</text:p>
          </table:table-cell>
          <table:table-cell office:value-type="string">
            <text:p>cels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6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68</text:p>
          </table:table-cell>
          <table:table-cell office:value-type="string">
            <text:p>Pulle</text:p>
          </table:table-cell>
          <table:table-cell office:value-type="string">
            <text:p>Poil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6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71</text:p>
          </table:table-cell>
          <table:table-cell office:value-type="string">
            <text:p>cels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7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73</text:p>
          </table:table-cell>
          <table:table-cell table:number-columns-repeated="2" office:value-type="string">
            <text:p>Roma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7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75</text:p>
          </table:table-cell>
          <table:table-cell office:value-type="string">
            <text:p>Lunbardie</text:p>
          </table:table-cell>
          <table:table-cell office:value-type="string">
            <text:p>Lumbard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77</text:p>
          </table:table-cell>
          <table:table-cell office:value-type="string">
            <text:p>Angou</text:p>
          </table:table-cell>
          <table:table-cell office:value-type="string">
            <text:p>Anjo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7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47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480</text:p>
          </table:table-cell>
          <table:table-cell office:value-type="string">
            <text:p>Maigne</text:p>
          </table:table-cell>
          <table:table-cell office:value-type="string">
            <text:p>Maine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48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482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83</text:p>
          </table:table-cell>
          <table:table-cell office:value-type="string">
            <text:p>defent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8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85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86</text:p>
          </table:table-cell>
          <table:table-cell office:value-type="string">
            <text:p>cels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8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88</text:p>
          </table:table-cell>
          <table:table-cell office:value-type="string">
            <text:p>Bertaigne</text:p>
          </table:table-cell>
          <table:table-cell office:value-type="string">
            <text:p>Breta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489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9"/>
          <table:table-cell office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>
            <text:p>P4_w_000490</text:p>
          </table:table-cell>
          <table:table-cell table:number-columns-repeated="2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table:style-name="ce4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491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49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493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49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495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496</text:p>
          </table:table-cell>
          <table:table-cell office:value-type="string">
            <text:p>chevataigne</text:p>
          </table:table-cell>
          <table:table-cell office:value-type="string">
            <text:p>chevetaign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497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4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499</text:p>
          </table:table-cell>
          <table:table-cell office:value-type="string">
            <text:p>danmisel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500</text:p>
          </table:table-cell>
          <table:table-cell office:value-type="string">
            <text:p>negu\l/&lt;s&gt;</text:p>
          </table:table-cell>
          <table:table-cell office:value-type="string">
            <text:p>nëul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501</text:p>
          </table:table-cell>
          <table:table-cell table:number-columns-repeated="2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02</text:p>
          </table:table-cell>
          <table:table-cell office:value-type="string">
            <text:p>çoigne</text:p>
          </table:table-cell>
          <table:table-cell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>
            <text:p>P4_w_00050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50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5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0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07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08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50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510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table:style-name="ce4"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11</text:p>
          </table:table-cell>
          <table:table-cell table:number-columns-repeated="2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1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>
            <text:p>P4_w_000513</text:p>
          </table:table-cell>
          <table:table-cell office:value-type="string">
            <text:p>\s/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514</text:p>
          </table:table-cell>
          <table:table-cell office:value-type="string">
            <text:p>\en/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515</text:p>
          </table:table-cell>
          <table:table-cell office:value-type="string">
            <text:p>p...</text:p>
          </table:table-cell>
          <table:table-cell office:value-type="string">
            <text:p>plaindre</text:p>
          </table:table-cell>
          <table:table-cell office:value-type="string">
            <text:p>OUT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3"/>
          <table:table-cell table:style-name="ce4" office:value-type="string">
            <text:p>VERcjg</text:p>
          </table:table-cell>
          <table:table-cell table:style-name="ce4"/>
          <table:table-cell table:style-name="ce4" office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51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517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1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519</text:p>
          </table:table-cell>
          <table:table-cell table:number-columns-repeated="2" office:value-type="string">
            <text:p>hard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0520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52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52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2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24</text:p>
          </table:table-cell>
          <table:table-cell office:value-type="string">
            <text:p>remaine</text:p>
          </table:table-cell>
          <table:table-cell office:value-type="string">
            <text:p>reman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2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52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527</text:p>
          </table:table-cell>
          <table:table-cell office:value-type="string">
            <text:p>penst</text:p>
          </table:table-cell>
          <table:table-cell office:value-type="string">
            <text:p>pens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28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529</text:p>
          </table:table-cell>
          <table:table-cell office:value-type="string">
            <text:p>nus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3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3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53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33</text:p>
          </table:table-cell>
          <table:table-cell office:value-type="string">
            <text:p>po\s/nee</text:p>
          </table:table-cell>
          <table:table-cell office:value-type="string">
            <text:p>pos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34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535</text:p>
          </table:table-cell>
          <table:table-cell office:value-type="string">
            <text:p>chevali\e/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36</text:p>
          </table:table-cell>
          <table:table-cell office:value-type="string">
            <text:p>fac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3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53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39</text:p>
          </table:table-cell>
          <table:table-cell office:value-type="string">
            <text:p>cuntreiee</text:p>
          </table:table-cell>
          <table:table-cell office:value-type="string">
            <text:p>cont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40</text:p>
          </table:table-cell>
          <table:table-cell office:value-type="string">
            <text:p>vi\e/nge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4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54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43</text:p>
          </table:table-cell>
          <table:table-cell office:value-type="string">
            <text:p>cort</text:p>
          </table:table-cell>
          <table:table-cell office:value-type="string">
            <text:p>co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44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545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table:style-name="ce4"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46</text:p>
          </table:table-cell>
          <table:table-cell office:value-type="string">
            <text:p>assemlee</text:p>
          </table:table-cell>
          <table:table-cell office:value-type="string">
            <text:p>assembl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547</text:p>
          </table:table-cell>
          <table:table-cell office:value-type="string">
            <text:p>cascun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548</text:p>
          </table:table-cell>
          <table:table-cell office:value-type="string">
            <text:p>dura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54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550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5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552</text:p>
          </table:table-cell>
          <table:table-cell table:number-columns-repeated="2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53</text:p>
          </table:table-cell>
          <table:table-cell office:value-type="string">
            <text:p>ha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555</text:p>
          </table:table-cell>
          <table:table-cell office:value-type="string">
            <text:p>he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56</text:p>
          </table:table-cell>
          <table:table-cell table:number-columns-repeated="2"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558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59</text:p>
          </table:table-cell>
          <table:table-cell office:value-type="string">
            <text:p>p\l/anee</text:p>
          </table:table-cell>
          <table:table-cell office:value-type="string">
            <text:p>plan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561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>
            <text:p>P4_w_000562</text:p>
          </table:table-cell>
          <table:table-cell office:value-type="string">
            <text:p>iço</text:p>
          </table:table-cell>
          <table:table-cell office:value-type="string">
            <text:p>i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63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64</text:p>
          </table:table-cell>
          <table:table-cell office:value-type="string">
            <text:p>chevali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65</text:p>
          </table:table-cell>
          <table:table-cell office:value-type="string">
            <text:p>agree</text:p>
          </table:table-cell>
          <table:table-cell office:value-type="string">
            <text:p>agre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66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567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68</text:p>
          </table:table-cell>
          <table:table-cell office:value-type="string">
            <text:p>mestir</text:p>
          </table:table-cell>
          <table:table-cell office:value-type="string">
            <text:p>mes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57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71</text:p>
          </table:table-cell>
          <table:table-cell office:value-type="string">
            <text:p>numee</text:p>
          </table:table-cell>
          <table:table-cell office:value-type="string">
            <text:p>no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7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575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77</text:p>
          </table:table-cell>
          <table:table-cell office:value-type="string">
            <text:p>curor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78</text:p>
          </table:table-cell>
          <table:table-cell office:value-type="string">
            <text:p>juree</text:p>
          </table:table-cell>
          <table:table-cell office:value-type="string">
            <text:p>j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7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580</text:p>
          </table:table-cell>
          <table:table-cell table:number-columns-repeated="2" office:value-type="string">
            <text:p>aut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58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83</text:p>
          </table:table-cell>
          <table:table-cell table:number-columns-repeated="2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84</text:p>
          </table:table-cell>
          <table:table-cell office:value-type="string">
            <text:p>purpa\r/llé</text:p>
          </table:table-cell>
          <table:table-cell office:value-type="string">
            <text:p>porpar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85</text:p>
          </table:table-cell>
          <table:table-cell office:value-type="string">
            <text:p>telle</text:p>
          </table:table-cell>
          <table:table-cell office:value-type="string">
            <text:p>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86</text:p>
          </table:table-cell>
          <table:table-cell office:value-type="string">
            <text:p>fra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87</text:p>
          </table:table-cell>
          <table:table-cell office:value-type="string">
            <text:p>sil</text:p>
          </table:table-cell>
          <table:table-cell office:value-type="string">
            <text:p>se+il</text:p>
          </table:table-cell>
          <table:table-cell office:value-type="string">
            <text:p>CONsub.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58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59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91</text:p>
          </table:table-cell>
          <table:table-cell table:number-columns-repeated="2" office:value-type="string">
            <text:p>mati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592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9"/>
          <table:table-cell table:style-name="ce4" office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59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594</text:p>
          </table:table-cell>
          <table:table-cell office:value-type="string">
            <text:p>iri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595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596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597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5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599</text:p>
          </table:table-cell>
          <table:table-cell table:number-columns-repeated="2" office:value-type="string">
            <text:p>vespr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600</text:p>
          </table:table-cell>
          <table:table-cell office:value-type="string">
            <text:p>pus</text:p>
          </table:table-cell>
          <table:table-cell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>
            <text:p>P4_w_00060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602</text:p>
          </table:table-cell>
          <table:table-cell office:value-type="string">
            <text:p>dur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60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606</text:p>
          </table:table-cell>
          <table:table-cell office:value-type="string">
            <text:p>denirs</text:p>
          </table:table-cell>
          <table:table-cell office:value-type="string">
            <text:p>den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0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608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609</text:p>
          </table:table-cell>
          <table:table-cell office:value-type="string">
            <text:p>dorrez</text:p>
          </table:table-cell>
          <table:table-cell office:value-type="string">
            <text:p>do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610</text:p>
          </table:table-cell>
          <table:table-cell office:value-type="string">
            <text:p>dras</text:p>
          </table:table-cell>
          <table:table-cell office:value-type="string">
            <text:p>dra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1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612</text:p>
          </table:table-cell>
          <table:table-cell office:value-type="string">
            <text:p>remuers</text:p>
          </table:table-cell>
          <table:table-cell office:value-type="string">
            <text:p>remüer</text:p>
          </table:table-cell>
          <table:table-cell office:value-type="string">
            <text:p>VERinf</text:p>
          </table:table-cell>
          <table:table-cell table:number-columns-repeated="9"/>
          <table:table-cell office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>
            <text:p>P4_w_000613</text:p>
          </table:table-cell>
          <table:table-cell office:value-type="string">
            <text:p>ju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614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615</text:p>
          </table:table-cell>
          <table:table-cell office:value-type="string">
            <text:p>durai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616</text:p>
          </table:table-cell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1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618</text:p>
          </table:table-cell>
          <table:table-cell office:value-type="string">
            <text:p>destrers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2">
          <table:table-cell office:value-type="string">
            <text:p>P4_w_0006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9"/>
          <table:table-cell office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>
            <text:p>P4_w_000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621</text:p>
          </table:table-cell>
          <table:table-cell table:number-columns-repeated="2" office:value-type="string">
            <text:p>avi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22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623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624</text:p>
          </table:table-cell>
          <table:table-cell office:value-type="string">
            <text:p>aver</text:p>
          </table:table-cell>
          <table:table-cell office:value-type="string">
            <text:p>avoi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25</text:p>
          </table:table-cell>
          <table:table-cell office:value-type="string">
            <text:p>premiers</text:p>
          </table:table-cell>
          <table:table-cell office:value-type="string">
            <text:p>premie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1" office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26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62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28</text:p>
          </table:table-cell>
          <table:table-cell office:value-type="string">
            <text:p>d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629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30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0631</text:p>
          </table:table-cell>
          <table:table-cell table:number-columns-repeated="2" office:value-type="string">
            <text:p>prodom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0632</text:p>
          </table:table-cell>
          <table:table-cell office:value-type="string">
            <text:p>losengier</text:p>
          </table:table-cell>
          <table:table-cell office:value-type="string">
            <text:p>losengier1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11" office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3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9"/>
          <table:table-cell table:style-name="ce4" office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>
            <text:p>P4_w_000634</text:p>
          </table:table-cell>
          <table:table-cell office:value-type="string">
            <text:p>be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2"/>
          <table:table-cell table:style-name="ce13" office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35</text:p>
          </table:table-cell>
          <table:table-cell office:value-type="string">
            <text:p>pramettre</text:p>
          </table:table-cell>
          <table:table-cell office:value-type="string">
            <text:p>promet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3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38</text:p>
          </table:table-cell>
          <table:table-cell table:number-columns-repeated="2" office:value-type="string">
            <text:p>don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>
            <text:p>P4_w_000639</text:p>
          </table:table-cell>
          <table:table-cell office:value-type="string">
            <text:p>loirs</text:p>
          </table:table-cell>
          <table:table-cell office:value-type="string">
            <text:p>loir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3" office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4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41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642</text:p>
          </table:table-cell>
          <table:table-cell office:value-type="string">
            <text:p>premettre</text:p>
          </table:table-cell>
          <table:table-cell office:value-type="string">
            <text:p>promet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4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44</text:p>
          </table:table-cell>
          <table:table-cell table:number-columns-repeated="2" office:value-type="string">
            <text:p>don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45</text:p>
          </table:table-cell>
          <table:table-cell office:value-type="string">
            <text:p>volentirs</text:p>
          </table:table-cell>
          <table:table-cell office:value-type="string">
            <text:p>volentiers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64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48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5"/>
          <table:table-cell table:style-name="ce4" office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49</text:p>
          </table:table-cell>
          <table:table-cell office:value-type="string">
            <text:p>menbrez</text:p>
          </table:table-cell>
          <table:table-cell office:value-type="string">
            <text:p>membré2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office:value-type="string">
            <text:p>VERppe</text:p>
          </table:table-cell>
          <table:table-cell table:style-name="ce4" office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06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651</text:p>
          </table:table-cell>
          <table:table-cell office:value-type="string">
            <text:p>custumirz</text:p>
          </table:table-cell>
          <table:table-cell office:value-type="string">
            <text:p>costumie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652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653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654</text:p>
          </table:table-cell>
          <table:table-cell office:value-type="string">
            <text:p>duns</text:p>
          </table:table-cell>
          <table:table-cell office:value-type="string">
            <text:p>d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655</text:p>
          </table:table-cell>
          <table:table-cell office:value-type="string">
            <text:p>s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7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656</text:p>
          </table:table-cell>
          <table:table-cell office:value-type="string">
            <text:p>larges</text:p>
          </table:table-cell>
          <table:table-cell office:value-type="string">
            <text:p>larg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>
            <text:p>P4_w_0006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658</text:p>
          </table:table-cell>
          <table:table-cell office:value-type="string">
            <text:p>plenirs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>
            <text:p>P4_w_00065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66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661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6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663</text:p>
          </table:table-cell>
          <table:table-cell office:value-type="string">
            <text:p>orguillus</text:p>
          </table:table-cell>
          <table:table-cell office:value-type="string">
            <text:p>orgoillos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66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>
            <text:p>P4_w_000665</text:p>
          </table:table-cell>
          <table:table-cell office:value-type="string">
            <text:p>firz</text:p>
          </table:table-cell>
          <table:table-cell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66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6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68</text:p>
          </table:table-cell>
          <table:table-cell table:number-columns-repeated="2"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69</text:p>
          </table:table-cell>
          <table:table-cell office:value-type="string">
            <text:p>eschuis</text:p>
          </table:table-cell>
          <table:table-cell office:value-type="string">
            <text:p>eschiv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7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P4_w_000671</text:p>
          </table:table-cell>
          <table:table-cell office:value-type="string">
            <text:p>motieriez</text:p>
          </table:table-cell>
          <table:table-cell office:value-type="string">
            <text:p>mot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67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673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674</text:p>
          </table:table-cell>
          <table:table-cell table:number-columns-repeated="2" office:value-type="string">
            <text:p>par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67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76</text:p>
          </table:table-cell>
          <table:table-cell office:value-type="string">
            <text:p>povres</text:p>
          </table:table-cell>
          <table:table-cell office:value-type="string">
            <text:p>pov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677</text:p>
          </table:table-cell>
          <table:table-cell office:value-type="string">
            <text:p>chevali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>
            <text:p>P4_w_00067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680</text:p>
          </table:table-cell>
          <table:table-cell table:number-columns-repeated="2"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8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82</text:p>
          </table:table-cell>
          <table:table-cell office:value-type="string">
            <text:p>aim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68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684</text:p>
          </table:table-cell>
          <table:table-cell office:value-type="string">
            <text:p>ti&lt;che&gt;\enne/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685</text:p>
          </table:table-cell>
          <table:table-cell office:value-type="string">
            <text:p>chires</text:p>
          </table:table-cell>
          <table:table-cell office:value-type="string">
            <text:p>chie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68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687</text:p>
          </table:table-cell>
          <table:table-cell office:value-type="string">
            <text:p>fra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688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689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690</text:p>
          </table:table-cell>
          <table:table-cell table:number-columns-repeated="2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style-name="ce4" office:value-type="string">
            <text:p>n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691</text:p>
          </table:table-cell>
          <table:table-cell office:value-type="string">
            <text:p>\en/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69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693</text:p>
          </table:table-cell>
          <table:table-cell office:value-type="string">
            <text:p>mestrers</text:p>
          </table:table-cell>
          <table:table-cell office:value-type="string">
            <text:p>mes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m</text:p>
          </table:table-cell>
          <table:table-cell table:style-name="ce5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69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69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696</text:p>
          </table:table-cell>
          <table:table-cell office:value-type="string">
            <text:p>prendra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697</text:p>
          </table:table-cell>
          <table:table-cell office:value-type="string">
            <text:p>le\s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698</text:p>
          </table:table-cell>
          <table:table-cell office:value-type="string">
            <text:p>maveis</text:p>
          </table:table-cell>
          <table:table-cell office:value-type="string">
            <text:p>mauvais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699</text:p>
          </table:table-cell>
          <table:table-cell office:value-type="string">
            <text:p>reprovers</text:p>
          </table:table-cell>
          <table:table-cell office:value-type="string">
            <text:p>reprovie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00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01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7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0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0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05</text:p>
          </table:table-cell>
          <table:table-cell table:number-columns-repeated="2" office:value-type="string">
            <text:p>joi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070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70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08</text:p>
          </table:table-cell>
          <table:table-cell office:value-type="string">
            <text:p>liez</text:p>
          </table:table-cell>
          <table:table-cell office:value-type="string">
            <text:p>lié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709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1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71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12</text:p>
          </table:table-cell>
          <table:table-cell office:value-type="string">
            <text:p>parte</text:p>
          </table:table-cell>
          <table:table-cell office:value-type="string">
            <text:p>part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713</text:p>
          </table:table-cell>
          <table:table-cell office:value-type="string">
            <text:p>qu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71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1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716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71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18</text:p>
          </table:table-cell>
          <table:table-cell office:value-type="string">
            <text:p>aiti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19</text:p>
          </table:table-cell>
          <table:table-cell office:value-type="string">
            <text:p>v.ii</text:p>
          </table:table-cell>
          <table:table-cell office:value-type="string">
            <text:p>set</text:p>
          </table:table-cell>
          <table:table-cell office:value-type="string">
            <text:p>DETcar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720</text:p>
          </table:table-cell>
          <table:table-cell office:value-type="string">
            <text:p>mile</text:p>
          </table:table-cell>
          <table:table-cell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2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2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723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24</text:p>
          </table:table-cell>
          <table:table-cell office:value-type="string">
            <text:p>vantez</text:p>
          </table:table-cell>
          <table:table-cell office:value-type="string">
            <text:p>va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72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726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72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728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729</text:p>
          </table:table-cell>
          <table:table-cell table:number-columns-repeated="2" office:value-type="string">
            <text:p>serv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730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7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>
            <text:p>P4_w_000732</text:p>
          </table:table-cell>
          <table:table-cell office:value-type="string">
            <text:p>apareeilliez</text:p>
          </table:table-cell>
          <table:table-cell office:value-type="string">
            <text:p>apareillier1</text:p>
          </table:table-cell>
          <table:table-cell office:value-type="string">
            <text:p>VERppe</text:p>
          </table:table-cell>
          <table:table-cell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733</text:p>
          </table:table-cell>
          <table:table-cell office:value-type="string">
            <text:p>d\e/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34</text:p>
          </table:table-cell>
          <table:table-cell office:value-type="string">
            <text:p>ducs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73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36</text:p>
          </table:table-cell>
          <table:table-cell office:value-type="string">
            <text:p>drescent</text:p>
          </table:table-cell>
          <table:table-cell office:value-type="string">
            <text:p>dr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738</text:p>
          </table:table-cell>
          <table:table-cell table:number-columns-repeated="2"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3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74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741</text:p>
          </table:table-cell>
          <table:table-cell office:value-type="string">
            <text:p>ti\e/rz</text:p>
          </table:table-cell>
          <table:table-cell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42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74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44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4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46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47</text:p>
          </table:table-cell>
          <table:table-cell office:value-type="string">
            <text:p>agenuliz</text:p>
          </table:table-cell>
          <table:table-cell office:value-type="string">
            <text:p>ageno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748</text:p>
          </table:table-cell>
          <table:table-cell office:value-type="string">
            <text:p>drez</text:p>
          </table:table-cell>
          <table:table-cell office:value-type="string">
            <text:p>droi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749</text:p>
          </table:table-cell>
          <table:table-cell office:value-type="string">
            <text:p>enpere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075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table:style-name="ce8" office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>
            <text:p>P4_w_000751</text:p>
          </table:table-cell>
          <table:table-cell office:value-type="string">
            <text:p>pleit</text:p>
          </table:table-cell>
          <table:table-cell office:value-type="string">
            <text:p>pl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752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53</text:p>
          </table:table-cell>
          <table:table-cell office:value-type="string">
            <text:p>oie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54</text:p>
          </table:table-cell>
          <table:table-cell office:value-type="string">
            <text:p>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55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56</text:p>
          </table:table-cell>
          <table:table-cell office:value-type="string">
            <text:p>\cist/</text:p>
          </table:table-cell>
          <table:table-cell office:value-type="string">
            <text:p>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57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758</text:p>
          </table:table-cell>
          <table:table-cell office:value-type="string">
            <text:p>\il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59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760</text:p>
          </table:table-cell>
          <table:table-cell office:value-type="string">
            <text:p>aprestez</text:p>
          </table:table-cell>
          <table:table-cell office:value-type="string">
            <text:p>aprest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0761</text:p>
          </table:table-cell>
          <table:table-cell office:value-type="string">
            <text:p>cels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6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63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764</text:p>
          </table:table-cell>
          <table:table-cell office:value-type="string">
            <text:p>seuz</text:p>
          </table:table-cell>
          <table:table-cell office:value-type="string">
            <text:p>sol1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765</text:p>
          </table:table-cell>
          <table:table-cell office:value-type="string">
            <text:p>\sur/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766</text:p>
          </table:table-cell>
          <table:table-cell office:value-type="string">
            <text:p>\ces/</text:p>
          </table:table-cell>
          <table:table-cell office:value-type="string">
            <text:p>ce2</text:p>
          </table:table-cell>
          <table:table-cell office:value-type="string">
            <text:p>DETde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67</text:p>
          </table:table-cell>
          <table:table-cell office:value-type="string">
            <text:p>pailles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68</text:p>
          </table:table-cell>
          <table:table-cell office:value-type="string">
            <text:p>cochiez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769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770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71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772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77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74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77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76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77</text:p>
          </table:table-cell>
          <table:table-cell office:value-type="string">
            <text:p>vol\i/ez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7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77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80</text:p>
          </table:table-cell>
          <table:table-cell office:value-type="string">
            <text:p>cunquergent</text:p>
          </table:table-cell>
          <table:table-cell office:value-type="string">
            <text:p>conquerre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78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782</text:p>
          </table:table-cell>
          <table:table-cell office:value-type="string">
            <text:p>fers</text:p>
          </table:table-cell>
          <table:table-cell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8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784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785</text:p>
          </table:table-cell>
          <table:table-cell office:value-type="string">
            <text:p>espiez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786</text:p>
          </table:table-cell>
          <table:table-cell table:number-columns-repeated="2" office:value-type="string">
            <text:p>trop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8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788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789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90</text:p>
          </table:table-cell>
          <table:table-cell office:value-type="string">
            <text:p>Saracin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91</text:p>
          </table:table-cell>
          <table:table-cell office:value-type="string">
            <text:p>herbergiez</text:p>
          </table:table-cell>
          <table:table-cell office:value-type="string">
            <text:p>herber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792</text:p>
          </table:table-cell>
          <table:table-cell office:value-type="string">
            <text:p>m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93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79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795</text:p>
          </table:table-cell>
          <table:table-cell office:value-type="string">
            <text:p>peisse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796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79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79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79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800</text:p>
          </table:table-cell>
          <table:table-cell office:value-type="string">
            <text:p>\les/siez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table:style-name="ce8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801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0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0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05</text:p>
          </table:table-cell>
          <table:table-cell office:value-type="string">
            <text:p>ot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806</text:p>
          </table:table-cell>
          <table:table-cell office:value-type="string">
            <text:p>sis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80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0808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809</text:p>
          </table:table-cell>
          <table:table-cell office:value-type="string">
            <text:p>merciez</text:p>
          </table:table-cell>
          <table:table-cell office:value-type="string">
            <text:p>mercïer</text:p>
          </table:table-cell>
          <table:table-cell office:value-type="string">
            <text:p>VERppe</text:p>
          </table:table-cell>
          <table:table-cell table:number-columns-repeated="3"/>
          <table:table-cell table:style-name="ce4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10</text:p>
          </table:table-cell>
          <table:table-cell office:value-type="string">
            <text:p>ma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style-name="ce4" table:number-columns-repeated="9"/>
          <table:table-cell table:style-name="ce4" office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811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12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813</text:p>
          </table:table-cell>
          <table:table-cell office:value-type="string">
            <text:p>feite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table:style-name="ce4" office:value-type="string">
            <text:p>imp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814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16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817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818</text:p>
          </table:table-cell>
          <table:table-cell office:value-type="string">
            <text:p>veng\i/ez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table:style-name="ce8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81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20</text:p>
          </table:table-cell>
          <table:table-cell office:value-type="string">
            <text:p>mang\i/er</text:p>
          </table:table-cell>
          <table:table-cell office:value-type="string">
            <text:p>man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VERinf</text:p>
          </table:table-cell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821</text:p>
          </table:table-cell>
          <table:table-cell office:value-type="string">
            <text:p>fu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822</text:p>
          </table:table-cell>
          <table:table-cell office:value-type="string">
            <text:p>prez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8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824</text:p>
          </table:table-cell>
          <table:table-cell office:value-type="string">
            <text:p>apareliez</text:p>
          </table:table-cell>
          <table:table-cell office:value-type="string">
            <text:p>apareill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2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8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27</text:p>
          </table:table-cell>
          <table:table-cell office:value-type="string">
            <text:p>napes</text:p>
          </table:table-cell>
          <table:table-cell office:value-type="string">
            <text:p>nap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28</text:p>
          </table:table-cell>
          <table:table-cell office:value-type="string">
            <text:p>mises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29</text:p>
          </table:table-cell>
          <table:table-cell office:value-type="string">
            <text:p>e\s/</text:p>
          </table:table-cell>
          <table:table-cell office:value-type="string">
            <text:p>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830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31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3"/>
          <table:table-cell table:style-name="ce4" office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832</text:p>
          </table:table-cell>
          <table:table-cell office:value-type="string">
            <text:p>assiez</text:p>
          </table:table-cell>
          <table:table-cell office:value-type="string">
            <text:p>asseo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833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83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35</text:p>
          </table:table-cell>
          <table:table-cell office:value-type="string">
            <text:p>salereiz</text:p>
          </table:table-cell>
          <table:table-cell office:value-type="string">
            <text:p>sal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3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837</text:p>
          </table:table-cell>
          <table:table-cell office:value-type="string">
            <text:p>cutealx</text:p>
          </table:table-cell>
          <table:table-cell office:value-type="string">
            <text:p>cou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38</text:p>
          </table:table-cell>
          <table:table-cell office:value-type="string">
            <text:p>cuchiez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3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2">
          <table:table-cell office:value-type="string">
            <text:p>P4_w_000840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style-name="ce4" table:number-columns-repeated="3"/>
          <table:table-cell table:style-name="ce4" office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84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42</text:p>
          </table:table-cell>
          <table:table-cell office:value-type="string">
            <text:p>sale</text:p>
          </table:table-cell>
          <table:table-cell office:value-type="string">
            <text:p>sa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43</text:p>
          </table:table-cell>
          <table:table-cell table:number-columns-repeated="2" office:value-type="string">
            <text:p>deus</text:p>
          </table:table-cell>
          <table:table-cell office:value-type="string">
            <text:p>DETcar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844</text:p>
          </table:table-cell>
          <table:table-cell office:value-type="string">
            <text:p>c</text:p>
          </table:table-cell>
          <table:table-cell office:value-type="string">
            <text:p>cent</text:p>
          </table:table-cell>
          <table:table-cell office:value-type="string">
            <text:p>PROcar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8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46</text:p>
          </table:table-cell>
          <table:table-cell office:value-type="string">
            <text:p>veisi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ip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847</text:p>
          </table:table-cell>
          <table:table-cell office:value-type="string">
            <text:p>vestu</text:p>
          </table:table-cell>
          <table:table-cell office:value-type="string">
            <text:p>vestir</text:p>
          </table:table-cell>
          <table:table-cell office:value-type="string">
            <text:p>VERppe</text:p>
          </table:table-cell>
          <table:table-cell table:number-columns-repeated="3"/>
          <table:table-cell table:style-name="ce4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>
            <text:p>P4_w_00084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849</text:p>
          </table:table-cell>
          <table:table-cell office:value-type="string">
            <text:p>ver</text:p>
          </table:table-cell>
          <table:table-cell office:value-type="string">
            <text:p>vai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5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852</text:p>
          </table:table-cell>
          <table:table-cell office:value-type="string">
            <text:p>ermin</text:p>
          </table:table-cell>
          <table:table-cell office:value-type="string">
            <text:p>erm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53</text:p>
          </table:table-cell>
          <table:table-cell office:value-type="string">
            <text:p>engulez</text:p>
          </table:table-cell>
          <table:table-cell office:value-type="string">
            <text:p>engol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854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855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856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57</text:p>
          </table:table-cell>
          <table:table-cell office:value-type="string">
            <text:p>ducs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5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85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860</text:p>
          </table:table-cell>
          <table:table-cell office:value-type="string">
            <text:p>cunte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61</text:p>
          </table:table-cell>
          <table:table-cell office:value-type="string">
            <text:p>p\r/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62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863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8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6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6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67</text:p>
          </table:table-cell>
          <table:table-cell office:value-type="string">
            <text:p>dreça</text:p>
          </table:table-cell>
          <table:table-cell office:value-type="string">
            <text:p>dr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868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869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70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71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872</text:p>
          </table:table-cell>
          <table:table-cell office:value-type="string">
            <text:p>pre\se/ntent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087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74</text:p>
          </table:table-cell>
          <table:table-cell office:value-type="string">
            <text:p>perun</text:p>
          </table:table-cell>
          <table:table-cell office:value-type="string">
            <text:p>pe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75</text:p>
          </table:table-cell>
          <table:table-cell office:value-type="string">
            <text:p>teu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876</text:p>
          </table:table-cell>
          <table:table-cell office:value-type="string">
            <text:p>deitez</text:p>
          </table:table-cell>
          <table:table-cell office:value-type="string">
            <text:p>deintié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877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0878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87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88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88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882</text:p>
          </table:table-cell>
          <table:table-cell office:value-type="string">
            <text:p>gra\i/nz</text:p>
          </table:table-cell>
          <table:table-cell office:value-type="string">
            <text:p>graim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88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8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885</text:p>
          </table:table-cell>
          <table:table-cell office:value-type="string">
            <text:p>irri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886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887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>
            <text:p>P4_w_00088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8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89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891</text:p>
          </table:table-cell>
          <table:table-cell office:value-type="string">
            <text:p>desconseiliez</text:p>
          </table:table-cell>
          <table:table-cell office:value-type="string">
            <text:p>desconse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08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893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894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89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96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897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898</text:p>
          </table:table-cell>
          <table:table-cell office:value-type="string">
            <text:p>\alé/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899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00</text:p>
          </table:table-cell>
          <table:table-cell table:number-columns-repeated="2" office:value-type="string">
            <text:p>man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090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902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90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904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05</text:p>
          </table:table-cell>
          <table:table-cell office:value-type="string">
            <text:p>dreça</text:p>
          </table:table-cell>
          <table:table-cell office:value-type="string">
            <text:p>dr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0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0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08</text:p>
          </table:table-cell>
          <table:table-cell office:value-type="string">
            <text:p>perun</text:p>
          </table:table-cell>
          <table:table-cell office:value-type="string">
            <text:p>pe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0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10</text:p>
          </table:table-cell>
          <table:table-cell office:value-type="string">
            <text:p>aci\e/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12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1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14</text:p>
          </table:table-cell>
          <table:table-cell office:value-type="string">
            <text:p>Affriche</text:p>
          </table:table-cell>
          <table:table-cell office:value-type="string">
            <text:p>Afrique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915</text:p>
          </table:table-cell>
          <table:table-cell office:value-type="string">
            <text:p>es</text:p>
          </table:table-cell>
          <table:table-cell office:value-type="string">
            <text:p>ez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91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1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r</text:p>
          </table:table-cell>
          <table:table-cell table:number-columns-repeated="3"/>
          <table:table-cell table:style-name="ce8" office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>
            <text:p>P4_w_000918</text:p>
          </table:table-cell>
          <table:table-cell table:number-columns-repeated="2"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19</text:p>
          </table:table-cell>
          <table:table-cell office:value-type="string">
            <text:p>\descendu/</text:p>
          </table:table-cell>
          <table:table-cell office:value-type="string">
            <text:p>desc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920</text:p>
          </table:table-cell>
          <table:table-cell office:value-type="string">
            <text:p>\est/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21</text:p>
          </table:table-cell>
          <table:table-cell office:value-type="string">
            <text:p>\de/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22</text:p>
          </table:table-cell>
          <table:table-cell office:value-type="string">
            <text:p>\un/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23</text:p>
          </table:table-cell>
          <table:table-cell office:value-type="string">
            <text:p>\fauve/</text:p>
          </table:table-cell>
          <table:table-cell office:value-type="string">
            <text:p>fauv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924</text:p>
          </table:table-cell>
          <table:table-cell office:value-type="string">
            <text:p>\destrier/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25</text:p>
          </table:table-cell>
          <table:table-cell office:value-type="string">
            <text:p>\aukes/</text:p>
          </table:table-cell>
          <table:table-cell office:value-type="string">
            <text:p>auque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926</text:p>
          </table:table-cell>
          <table:table-cell office:value-type="string">
            <text:p>\ert/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table:style-name="ce4"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27</text:p>
          </table:table-cell>
          <table:table-cell office:value-type="string">
            <text:p>\megrez/</text:p>
          </table:table-cell>
          <table:table-cell office:value-type="string">
            <text:p>maig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0928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0929</text:p>
          </table:table-cell>
          <table:table-cell office:value-type="string">
            <text:p>\las/</text:p>
          </table:table-cell>
          <table:table-cell office:value-type="string">
            <text:p>l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930</text:p>
          </table:table-cell>
          <table:table-cell office:value-type="string">
            <text:p>\ert/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31</text:p>
          </table:table-cell>
          <table:table-cell office:value-type="string">
            <text:p>\del/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32</text:p>
          </table:table-cell>
          <table:table-cell office:value-type="string">
            <text:p>\errer/</text:p>
          </table:table-cell>
          <table:table-cell office:value-type="string">
            <text:p>errer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4" office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>
            <text:p>P4_w_000933</text:p>
          </table:table-cell>
          <table:table-cell office:value-type="string">
            <text:p>\il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934</text:p>
          </table:table-cell>
          <table:table-cell office:value-type="string">
            <text:p>\out/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35</text:p>
          </table:table-cell>
          <table:table-cell office:value-type="string">
            <text:p>\un/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36</text:p>
          </table:table-cell>
          <table:table-cell office:value-type="string">
            <text:p>\meis/</text:p>
          </table:table-cell>
          <table:table-cell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37</text:p>
          </table:table-cell>
          <table:table-cell office:value-type="string">
            <text:p>\acumpli/</text:p>
          </table:table-cell>
          <table:table-cell office:value-type="string">
            <text:p>acompl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38</text:p>
          </table:table-cell>
          <table:table-cell office:value-type="string">
            <text:p>\avant/</text:p>
          </table:table-cell>
          <table:table-cell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939</text:p>
          </table:table-cell>
          <table:table-cell office:value-type="string">
            <text:p>\ier/</text:p>
          </table:table-cell>
          <table:table-cell office:value-type="string">
            <text:p>ie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940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094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42</text:p>
          </table:table-cell>
          <table:table-cell table:number-columns-repeated="2" office:value-type="string">
            <text:p>rep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43</text:p>
          </table:table-cell>
          <table:table-cell office:value-type="string">
            <text:p>ne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944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4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46</text:p>
          </table:table-cell>
          <table:table-cell table:number-columns-repeated="2"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47</text:p>
          </table:table-cell>
          <table:table-cell office:value-type="string">
            <text:p>entir</text:p>
          </table:table-cell>
          <table:table-cell office:value-type="string">
            <text:p>ent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948</text:p>
          </table:table-cell>
          <table:table-cell office:value-type="string">
            <text:p>mai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>
            <text:p>P4_w_000949</text:p>
          </table:table-cell>
          <table:table-cell office:value-type="string">
            <text:p>quil</text:p>
          </table:table-cell>
          <table:table-cell office:value-type="string">
            <text:p>que4+il</text:p>
          </table:table-cell>
          <table:table-cell office:value-type="string">
            <text:p>CONsub.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950</text:p>
          </table:table-cell>
          <table:table-cell office:value-type="string">
            <text:p>veïs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9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53</text:p>
          </table:table-cell>
          <table:table-cell office:value-type="string">
            <text:p>eire</text:p>
          </table:table-cell>
          <table:table-cell office:value-type="string">
            <text:p>erre3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54</text:p>
          </table:table-cell>
          <table:table-cell office:value-type="string">
            <text:p>commencier</text:p>
          </table:table-cell>
          <table:table-cell office:value-type="string">
            <text:p>comenc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0955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56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5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095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59</text:p>
          </table:table-cell>
          <table:table-cell table:number-columns-repeated="2" office:value-type="string">
            <text:p>b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60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961</text:p>
          </table:table-cell>
          <table:table-cell office:value-type="string">
            <text:p>feis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63</text:p>
          </table:table-cell>
          <table:table-cell office:value-type="string">
            <text:p>presier</text:p>
          </table:table-cell>
          <table:table-cell office:value-type="string">
            <text:p>prisi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6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66</text:p>
          </table:table-cell>
          <table:table-cell office:value-type="string">
            <text:p>nule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67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68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969</text:p>
          </table:table-cell>
          <table:table-cell office:value-type="string">
            <text:p>feis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>
            <text:p>P4_w_000970</text:p>
          </table:table-cell>
          <table:table-cell office:value-type="string">
            <text:p>&lt;a&gt;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71</text:p>
          </table:table-cell>
          <table:table-cell office:value-type="string">
            <text:p>&lt;commencier&gt;</text:p>
          </table:table-cell>
          <table:table-cell office:value-type="string">
            <text:p>comenci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72</text:p>
          </table:table-cell>
          <table:table-cell office:value-type="string">
            <text:p>\a/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73</text:p>
          </table:table-cell>
          <table:table-cell office:value-type="string">
            <text:p>\cuvoitier/</text:p>
          </table:table-cell>
          <table:table-cell office:value-type="string">
            <text:p>covoiti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7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75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097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77</text:p>
          </table:table-cell>
          <table:table-cell office:value-type="string">
            <text:p>sale</text:p>
          </table:table-cell>
          <table:table-cell office:value-type="string">
            <text:p>sa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7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979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0980</text:p>
          </table:table-cell>
          <table:table-cell office:value-type="string">
            <text:p>descendie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psp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s</text:p>
          </table:table-cell>
          <table:table-cell table:style-name="ce4" table:number-columns-repeated="5"/>
          <table:table-cell table:style-name="ce4" office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981</text:p>
          </table:table-cell>
          <table:table-cell table:number-columns-repeated="2" office:value-type="string">
            <text:p>bloi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0982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8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84</text:p>
          </table:table-cell>
          <table:table-cell office:value-type="string">
            <text:p>peil</text:p>
          </table:table-cell>
          <table:table-cell office:value-type="string">
            <text:p>po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85</text:p>
          </table:table-cell>
          <table:table-cell office:value-type="string">
            <text:p>menument</text:p>
          </table:table-cell>
          <table:table-cell office:value-type="string">
            <text:p>menü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0986</text:p>
          </table:table-cell>
          <table:table-cell office:value-type="string">
            <text:p>tuschie</text:p>
          </table:table-cell>
          <table:table-cell office:value-type="string">
            <text:p>toch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987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09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89</text:p>
          </table:table-cell>
          <table:table-cell office:value-type="string">
            <text:p>espau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90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91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0992</text:p>
          </table:table-cell>
          <table:table-cell office:value-type="string">
            <text:p>detries</text:p>
          </table:table-cell>
          <table:table-cell office:value-type="string">
            <text:p>detriès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0993</text:p>
          </table:table-cell>
          <table:table-cell office:value-type="string">
            <text:p>chociez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2"/>
          <table:table-cell table:style-name="ce4" office:value-type="string">
            <text:p>s|m|n</text:p>
          </table:table-cell>
          <table:table-cell table:style-name="ce7" office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0994</text:p>
          </table:table-cell>
          <table:table-cell office:value-type="string">
            <text:p>desi</text:p>
          </table:table-cell>
          <table:table-cell office:value-type="string">
            <text:p>deci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099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96</text:p>
          </table:table-cell>
          <table:table-cell office:value-type="string">
            <text:p>hanches</text:p>
          </table:table-cell>
          <table:table-cell office:value-type="string">
            <text:p>hanch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0997</text:p>
          </table:table-cell>
          <table:table-cell office:value-type="string">
            <text:p>e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099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0999</text:p>
          </table:table-cell>
          <table:table-cell office:value-type="string">
            <text:p>rengiez</text:p>
          </table:table-cell>
          <table:table-cell office:value-type="string">
            <text:p>reng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1000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001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02</text:p>
          </table:table-cell>
          <table:table-cell office:value-type="string">
            <text:p>le\s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03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05</text:p>
          </table:table-cell>
          <table:table-cell office:value-type="string">
            <text:p>vis</text:p>
          </table:table-cell>
          <table:table-cell office:value-type="string">
            <text:p>v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06</text:p>
          </table:table-cell>
          <table:table-cell office:value-type="string">
            <text:p>apert</text:p>
          </table:table-cell>
          <table:table-cell office:value-type="string">
            <text:p>aper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00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008</text:p>
          </table:table-cell>
          <table:table-cell office:value-type="string">
            <text:p>lié</text:p>
          </table:table-cell>
          <table:table-cell office:value-type="string">
            <text:p>lié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009</text:p>
          </table:table-cell>
          <table:table-cell office:value-type="string">
            <text:p>&lt;n&gt;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9"/>
          <table:table-cell table:style-name="ce4" office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010</text:p>
          </table:table-cell>
          <table:table-cell office:value-type="string">
            <text:p>&lt;ot&gt;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011</text:p>
          </table:table-cell>
          <table:table-cell office:value-type="string">
            <text:p>&lt;plus&gt;</text:p>
          </table:table-cell>
          <table:table-cell office:value-type="string">
            <text:p>plus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12</text:p>
          </table:table-cell>
          <table:table-cell office:value-type="string">
            <text:p>&lt;bele&gt;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13</text:p>
          </table:table-cell>
          <table:table-cell office:value-type="string">
            <text:p>&lt;ne&gt;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14</text:p>
          </table:table-cell>
          <table:table-cell office:value-type="string">
            <text:p>&lt;plus&gt;</text:p>
          </table:table-cell>
          <table:table-cell office:value-type="string">
            <text:p>plus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15</text:p>
          </table:table-cell>
          <table:table-cell office:value-type="string">
            <text:p>&lt;deliez&gt;</text:p>
          </table:table-cell>
          <table:table-cell office:value-type="string">
            <text:p>deliié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16</text:p>
          </table:table-cell>
          <table:table-cell office:value-type="string">
            <text:p>\ne/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17</text:p>
          </table:table-cell>
          <table:table-cell office:value-type="string">
            <text:p>\l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18</text:p>
          </table:table-cell>
          <table:table-cell office:value-type="string">
            <text:p>\a/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019</text:p>
          </table:table-cell>
          <table:table-cell office:value-type="string">
            <text:p>\pucele/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20</text:p>
          </table:table-cell>
          <table:table-cell office:value-type="string">
            <text:p>\plus/</text:p>
          </table:table-cell>
          <table:table-cell office:value-type="string">
            <text:p>plus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21</text:p>
          </table:table-cell>
          <table:table-cell office:value-type="string">
            <text:p>\bel/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022</text:p>
          </table:table-cell>
          <table:table-cell office:value-type="string">
            <text:p>\ne/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23</text:p>
          </table:table-cell>
          <table:table-cell office:value-type="string">
            <text:p>\deliez/</text:p>
          </table:table-cell>
          <table:table-cell office:value-type="string">
            <text:p>deliié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24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2"/>
          <table:table-cell table:style-name="ce4" office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025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26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27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2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30</text:p>
          </table:table-cell>
          <table:table-cell table:number-columns-repeated="2" office:value-type="string">
            <text:p>chau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31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032</text:p>
          </table:table-cell>
          <table:table-cell office:value-type="string">
            <text:p>al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33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34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35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36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3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9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38</text:p>
          </table:table-cell>
          <table:table-cell table:number-columns-repeated="2" office:value-type="string">
            <text:p>piz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9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39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40</text:p>
          </table:table-cell>
          <table:table-cell office:value-type="string">
            <text:p>tailliez</text:p>
          </table:table-cell>
          <table:table-cell office:value-type="string">
            <text:p>taillier1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9" office:value-type="string">
            <text:p>r</text:p>
          </table:table-cell>
          <table:table-cell table:style-name="ce4" table:number-columns-repeated="2"/>
          <table:table-cell table:style-name="ce4" office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04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43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44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04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46</text:p>
          </table:table-cell>
          <table:table-cell office:value-type="string">
            <text:p>aligniez</text:p>
          </table:table-cell>
          <table:table-cell office:value-type="string">
            <text:p>align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47</text:p>
          </table:table-cell>
          <table:table-cell office:value-type="string">
            <text:p>dreite</text:p>
          </table:table-cell>
          <table:table-cell office:value-type="string">
            <text:p>droi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048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4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50</text:p>
          </table:table-cell>
          <table:table-cell office:value-type="string">
            <text:p>gambe</text:p>
          </table:table-cell>
          <table:table-cell office:value-type="string">
            <text:p>j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5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052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053</text:p>
          </table:table-cell>
          <table:table-cell office:value-type="string">
            <text:p>turné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5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55</text:p>
          </table:table-cell>
          <table:table-cell table:number-columns-repeated="2"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56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05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058</text:p>
          </table:table-cell>
          <table:table-cell office:value-type="string">
            <text:p>avint</text:p>
          </table:table-cell>
          <table:table-cell office:value-type="string">
            <text:p>a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5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060</text:p>
          </table:table-cell>
          <table:table-cell office:value-type="string">
            <text:p>espurun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061</text:p>
          </table:table-cell>
          <table:table-cell office:value-type="string">
            <text:p>k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62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63</text:p>
          </table:table-cell>
          <table:table-cell office:value-type="string">
            <text:p>galcié</text:p>
          </table:table-cell>
          <table:table-cell office:value-type="string">
            <text:p>chauc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64</text:p>
          </table:table-cell>
          <table:table-cell table:number-columns-repeated="2" office:value-type="string">
            <text:p>po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065</text:p>
          </table:table-cell>
          <table:table-cell office:value-type="string">
            <text:p>truuissez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066</text:p>
          </table:table-cell>
          <table:table-cell office:value-type="string">
            <text:p>hu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67</text:p>
          </table:table-cell>
          <table:table-cell office:value-type="string">
            <text:p>mie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>
            <text:p>P4_w_001068</text:p>
          </table:table-cell>
          <table:table-cell office:value-type="string">
            <text:p>ensengnié</text:p>
          </table:table-cell>
          <table:table-cell office:value-type="string">
            <text:p>enseign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6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70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71</text:p>
          </table:table-cell>
          <table:table-cell office:value-type="string">
            <text:p>languages</text:p>
          </table:table-cell>
          <table:table-cell office:value-type="string">
            <text:p>langag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72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073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74</text:p>
          </table:table-cell>
          <table:table-cell office:value-type="string">
            <text:p>aromancié</text:p>
          </table:table-cell>
          <table:table-cell office:value-type="string">
            <text:p>aromanc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07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0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077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78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8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79</text:p>
          </table:table-cell>
          <table:table-cell table:number-columns-repeated="2" office:value-type="string">
            <text:p>jup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8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081</text:p>
          </table:table-cell>
          <table:table-cell office:value-type="string">
            <text:p>palle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82</text:p>
          </table:table-cell>
          <table:table-cell office:value-type="string">
            <text:p>despolié</text:p>
          </table:table-cell>
          <table:table-cell office:value-type="string">
            <text:p>despol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08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084</text:p>
          </table:table-cell>
          <table:table-cell office:value-type="string">
            <text:p>remist</text:p>
          </table:table-cell>
          <table:table-cell office:value-type="string">
            <text:p>reme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85</text:p>
          </table:table-cell>
          <table:table-cell office:value-type="string">
            <text:p>sengle</text:p>
          </table:table-cell>
          <table:table-cell office:value-type="string">
            <text:p>ceng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8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087</text:p>
          </table:table-cell>
          <table:table-cell office:value-type="string">
            <text:p>bliaut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88</text:p>
          </table:table-cell>
          <table:table-cell office:value-type="string">
            <text:p>camosié</text:p>
          </table:table-cell>
          <table:table-cell office:value-type="string">
            <text:p>chamois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89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090</text:p>
          </table:table-cell>
          <table:table-cell office:value-type="string">
            <text:p>fud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91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92</text:p>
          </table:table-cell>
          <table:table-cell office:value-type="string">
            <text:p>cu&lt;n&gt;tés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09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094</text:p>
          </table:table-cell>
          <table:table-cell table:number-columns-repeated="2" office:value-type="string">
            <text:p>ambe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95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96</text:p>
          </table:table-cell>
          <table:table-cell office:value-type="string">
            <text:p>trenchiez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097</text:p>
          </table:table-cell>
          <table:table-cell office:value-type="string">
            <text:p>dece\i/nt</text:p>
          </table:table-cell>
          <table:table-cell office:value-type="string">
            <text:p>des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09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099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0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01</text:p>
          </table:table-cell>
          <table:table-cell office:value-type="string">
            <text:p>punt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0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103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04</text:p>
          </table:table-cell>
          <table:table-cell office:value-type="string">
            <text:p>entaillié</text:p>
          </table:table-cell>
          <table:table-cell office:value-type="string">
            <text:p>enta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0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10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07</text:p>
          </table:table-cell>
          <table:table-cell office:value-type="string">
            <text:p>Turchople</text:p>
          </table:table-cell>
          <table:table-cell office:value-type="string">
            <text:p>Turcople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0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09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110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11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PROcar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12</text:p>
          </table:table-cell>
          <table:table-cell office:value-type="string">
            <text:p>carchié</text:p>
          </table:table-cell>
          <table:table-cell office:value-type="string">
            <text:p>charg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13</text:p>
          </table:table-cell>
          <table:table-cell table:number-columns-repeated="2" office:value-type="string">
            <text:p>pa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14</text:p>
          </table:table-cell>
          <table:table-cell table:number-columns-repeated="2" office:value-type="string">
            <text:p>avant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115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1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1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11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19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20</text:p>
          </table:table-cell>
          <table:table-cell office:value-type="string">
            <text:p>aspremié</text:p>
          </table:table-cell>
          <table:table-cell office:value-type="string">
            <text:p>aproism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12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122</text:p>
          </table:table-cell>
          <table:table-cell table:number-columns-repeated="2"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123</text:p>
          </table:table-cell>
          <table:table-cell table:number-columns-repeated="2"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24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125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126</text:p>
          </table:table-cell>
          <table:table-cell office:value-type="string">
            <text:p>fud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127</text:p>
          </table:table-cell>
          <table:table-cell office:value-type="string">
            <text:p>entendié</text:p>
          </table:table-cell>
          <table:table-cell office:value-type="string">
            <text:p>ent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128</text:p>
          </table:table-cell>
          <table:table-cell table:number-columns-repeated="2"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129</text:p>
          </table:table-cell>
          <table:table-cell office:value-type="string">
            <text:p>Mahum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130</text:p>
          </table:table-cell>
          <table:table-cell office:value-type="string">
            <text:p>ki</text:p>
          </table:table-cell>
          <table:table-cell office:value-type="string">
            <text:p>c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131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1132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133</text:p>
          </table:table-cell>
          <table:table-cell office:value-type="string">
            <text:p>praié</text:p>
          </table:table-cell>
          <table:table-cell office:value-type="string">
            <text:p>pr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3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135</text:p>
          </table:table-cell>
          <table:table-cell office:value-type="string">
            <text:p>qui</text:p>
          </table:table-cell>
          <table:table-cell office:value-type="string">
            <text:p>c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136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137</text:p>
          </table:table-cell>
          <table:table-cell office:value-type="string">
            <text:p>sum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13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113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140</text:p>
          </table:table-cell>
          <table:table-cell office:value-type="string">
            <text:p>escaucié</text:p>
          </table:table-cell>
          <table:table-cell office:value-type="string">
            <text:p>essau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141</text:p>
          </table:table-cell>
          <table:table-cell office:value-type="string">
            <text:p>gar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142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4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144</text:p>
          </table:table-cell>
          <table:table-cell office:value-type="string">
            <text:p>Elmunt</text:p>
          </table:table-cell>
          <table:table-cell office:value-type="string">
            <text:p>Eaumo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4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46</text:p>
          </table:table-cell>
          <table:table-cell office:value-type="string">
            <text:p>presié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47</text:p>
          </table:table-cell>
          <table:table-cell table:number-columns-repeated="2" office:value-type="string">
            <text:p>Triamod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149</text:p>
          </table:table-cell>
          <table:table-cell office:value-type="string">
            <text:p>Gurrant</text:p>
          </table:table-cell>
          <table:table-cell office:value-type="string">
            <text:p>Gorh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5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51</text:p>
          </table:table-cell>
          <table:table-cell office:value-type="string">
            <text:p>enveisié</text:p>
          </table:table-cell>
          <table:table-cell office:value-type="string">
            <text:p>envo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5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15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5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55</text:p>
          </table:table-cell>
          <table:table-cell office:value-type="string">
            <text:p>puple</text:p>
          </table:table-cell>
          <table:table-cell office:value-type="string">
            <text:p>puep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5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158</text:p>
          </table:table-cell>
          <table:table-cell office:value-type="string">
            <text:p>ot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159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160</text:p>
          </table:table-cell>
          <table:table-cell office:value-type="string">
            <text:p>logié</text:p>
          </table:table-cell>
          <table:table-cell office:value-type="string">
            <text:p>logier</text:p>
          </table:table-cell>
          <table:table-cell office:value-type="string">
            <text:p>VERpp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16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16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163</text:p>
          </table:table-cell>
          <table:table-cell office:value-type="string">
            <text:p>confu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164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6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66</text:p>
          </table:table-cell>
          <table:table-cell office:value-type="string">
            <text:p>tres</text:p>
          </table:table-cell>
          <table:table-cell office:value-type="string">
            <text:p>t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table:style-name="ce9" office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>
            <text:p>P4_w_001167</text:p>
          </table:table-cell>
          <table:table-cell office:value-type="string">
            <text:p>quidié</text:p>
          </table:table-cell>
          <table:table-cell office:value-type="string">
            <text:p>cuid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6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16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70</text:p>
          </table:table-cell>
          <table:table-cell office:value-type="string">
            <text:p>ic\e/u&lt;e&gt;s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>
            <text:p>P4_w_00117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172</text:p>
          </table:table-cell>
          <table:table-cell office:value-type="string">
            <text:p>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174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175</text:p>
          </table:table-cell>
          <table:table-cell office:value-type="string">
            <text:p>conseillié</text:p>
          </table:table-cell>
          <table:table-cell office:value-type="string">
            <text:p>conseill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76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177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178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180</text:p>
          </table:table-cell>
          <table:table-cell office:value-type="string">
            <text:p>lunguement</text:p>
          </table:table-cell>
          <table:table-cell office:value-type="string">
            <text:p>longement2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181</text:p>
          </table:table-cell>
          <table:table-cell office:value-type="string">
            <text:p>oblié</text:p>
          </table:table-cell>
          <table:table-cell office:value-type="string">
            <text:p>obl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>
            <text:p>P4_w_001182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183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>
            <text:p>P4_w_001184</text:p>
          </table:table-cell>
          <table:table-cell office:value-type="string">
            <text:p>sei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18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186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187</text:p>
          </table:table-cell>
          <table:table-cell office:value-type="string">
            <text:p>te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188</text:p>
          </table:table-cell>
          <table:table-cell office:value-type="string">
            <text:p>corecié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1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190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91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92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table:style-name="ce4"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193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94</text:p>
          </table:table-cell>
          <table:table-cell office:value-type="string">
            <text:p>meis</text:p>
          </table:table-cell>
          <table:table-cell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95</text:p>
          </table:table-cell>
          <table:table-cell office:value-type="string">
            <text:p>chevachié</text:p>
          </table:table-cell>
          <table:table-cell office:value-type="string">
            <text:p>cheva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196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197</text:p>
          </table:table-cell>
          <table:table-cell office:value-type="string">
            <text:p>purra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198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199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200</text:p>
          </table:table-cell>
          <table:table-cell table:number-columns-repeated="2"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201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02</text:p>
          </table:table-cell>
          <table:table-cell office:value-type="string">
            <text:p>espleité</text:p>
          </table:table-cell>
          <table:table-cell office:value-type="string">
            <text:p>esploit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03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204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05</text:p>
          </table:table-cell>
          <table:table-cell office:value-type="string">
            <text:p>unt\r/age</text:p>
          </table:table-cell>
          <table:table-cell office:value-type="string">
            <text:p>outr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06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07</text:p>
          </table:table-cell>
          <table:table-cell office:value-type="string">
            <text:p>serra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08</text:p>
          </table:table-cell>
          <table:table-cell office:value-type="string">
            <text:p>issilliez</text:p>
          </table:table-cell>
          <table:table-cell office:value-type="string">
            <text:p>essill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09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210</text:p>
          </table:table-cell>
          <table:table-cell office:value-type="string">
            <text:p>\jol/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11</text:p>
          </table:table-cell>
          <table:table-cell office:value-type="string">
            <text:p>\te/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212</text:p>
          </table:table-cell>
          <table:table-cell office:value-type="string">
            <text:p>\di/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13</text:p>
          </table:table-cell>
          <table:table-cell office:value-type="string">
            <text:p>\ki/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14</text:p>
          </table:table-cell>
          <table:table-cell office:value-type="string">
            <text:p>\sa/</text:p>
          </table:table-cell>
          <table:table-cell office:value-type="string">
            <text:p>ça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215</text:p>
          </table:table-cell>
          <table:table-cell office:value-type="string">
            <text:p>\sui/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16</text:p>
          </table:table-cell>
          <table:table-cell office:value-type="string">
            <text:p>\envoié/</text:p>
          </table:table-cell>
          <table:table-cell office:value-type="string">
            <text:p>env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217</text:p>
          </table:table-cell>
          <table:table-cell office:value-type="string">
            <text:p>\tut/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218</text:p>
          </table:table-cell>
          <table:table-cell office:value-type="string">
            <text:p>\a/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219</text:p>
          </table:table-cell>
          <table:table-cell office:value-type="string">
            <text:p>\le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20</text:p>
          </table:table-cell>
          <table:table-cell office:value-type="string">
            <text:p>\regne/</text:p>
          </table:table-cell>
          <table:table-cell office:value-type="string">
            <text:p>regn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21</text:p>
          </table:table-cell>
          <table:table-cell office:value-type="string">
            <text:p>\destruit/</text:p>
          </table:table-cell>
          <table:table-cell office:value-type="string">
            <text:p>destruire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22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223</text:p>
          </table:table-cell>
          <table:table-cell office:value-type="string">
            <text:p>\eissillié/</text:p>
          </table:table-cell>
          <table:table-cell office:value-type="string">
            <text:p>essill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2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8" office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225</text:p>
          </table:table-cell>
          <table:table-cell table:number-columns-repeated="2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26</text:p>
          </table:table-cell>
          <table:table-cell office:value-type="string">
            <text:p>anel</text:p>
          </table:table-cell>
          <table:table-cell office:value-type="string">
            <text:p>ane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27</text:p>
          </table:table-cell>
          <table:table-cell office:value-type="string">
            <text:p>&lt;me&gt;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228</text:p>
          </table:table-cell>
          <table:table-cell office:value-type="string">
            <text:p>&lt;fud&gt;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229</text:p>
          </table:table-cell>
          <table:table-cell office:value-type="string">
            <text:p>&lt;al&gt;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30</text:p>
          </table:table-cell>
          <table:table-cell office:value-type="string">
            <text:p>\ad/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231</text:p>
          </table:table-cell>
          <table:table-cell office:value-type="string">
            <text:p>\a/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232</text:p>
          </table:table-cell>
          <table:table-cell office:value-type="string">
            <text:p>\men/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33</text:p>
          </table:table-cell>
          <table:table-cell office:value-type="string">
            <text:p>dei</text:p>
          </table:table-cell>
          <table:table-cell office:value-type="string">
            <text:p>doi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34</text:p>
          </table:table-cell>
          <table:table-cell office:value-type="string">
            <text:p>baillié</text:p>
          </table:table-cell>
          <table:table-cell office:value-type="string">
            <text:p>bailli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3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236</text:p>
          </table:table-cell>
          <table:table-cell office:value-type="string">
            <text:p>fud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37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238</text:p>
          </table:table-cell>
          <table:table-cell office:value-type="string">
            <text:p>leide</text:p>
          </table:table-cell>
          <table:table-cell office:value-type="string">
            <text:p>lai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239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240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2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42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43</text:p>
          </table:table-cell>
          <table:table-cell office:value-type="string">
            <text:p>dulgié</text:p>
          </table:table-cell>
          <table:table-cell office:value-type="string">
            <text:p>deugié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2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245</text:p>
          </table:table-cell>
          <table:table-cell office:value-type="string">
            <text:p>druerie</text:p>
          </table:table-cell>
          <table:table-cell office:value-type="string">
            <text:p>drüer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24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248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49</text:p>
          </table:table-cell>
          <table:table-cell office:value-type="string">
            <text:p>otrei</text:p>
          </table:table-cell>
          <table:table-cell office:value-type="string">
            <text:p>otroi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50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251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2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2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254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5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56</text:p>
          </table:table-cell>
          <table:table-cell office:value-type="string">
            <text:p>dei</text:p>
          </table:table-cell>
          <table:table-cell office:value-type="string">
            <text:p>d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57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258</text:p>
          </table:table-cell>
          <table:table-cell office:value-type="string">
            <text:p>sachié</text:p>
          </table:table-cell>
          <table:table-cell office:value-type="string">
            <text:p>s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25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260</text:p>
          </table:table-cell>
          <table:table-cell office:value-type="string">
            <text:p>avr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61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6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63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64</text:p>
          </table:table-cell>
          <table:table-cell office:value-type="string">
            <text:p>ot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26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66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267</text:p>
          </table:table-cell>
          <table:table-cell table:number-columns-repeated="2" office:value-type="string">
            <text:p>am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268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69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70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2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272</text:p>
          </table:table-cell>
          <table:table-cell office:value-type="string">
            <text:p>prenge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73</text:p>
          </table:table-cell>
          <table:table-cell table:number-columns-repeated="2" office:value-type="string">
            <text:p>p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7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275</text:p>
          </table:table-cell>
          <table:table-cell office:value-type="string">
            <text:p>epereu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>
            <text:p>P4_w_001276</text:p>
          </table:table-cell>
          <table:table-cell office:value-type="string">
            <text:p>feite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277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78</text:p>
          </table:table-cell>
          <table:table-cell office:value-type="string">
            <text:p>escoter</text:p>
          </table:table-cell>
          <table:table-cell office:value-type="string">
            <text:p>escou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279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style-name="ce7"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table:style-name="ce7" office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>
            <text:p>P4_w_0012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281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table:style-name="ce4"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82</text:p>
          </table:table-cell>
          <table:table-cell office:value-type="string">
            <text:p>terres</text:p>
          </table:table-cell>
          <table:table-cell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table:style-name="ce4"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83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table:style-name="ce4"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84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85</text:p>
          </table:table-cell>
          <table:table-cell office:value-type="string">
            <text:p>sai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86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287</text:p>
          </table:table-cell>
          <table:table-cell table:number-columns-repeated="2" office:value-type="string">
            <text:p>nom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288</text:p>
          </table:table-cell>
          <table:table-cell table:number-columns-repeated="2" office:value-type="string">
            <text:p>A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8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90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2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92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93</text:p>
          </table:table-cell>
          <table:table-cell table:number-columns-repeated="2" office:value-type="string">
            <text:p>Europ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>
            <text:p>P4_w_00129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95</text:p>
          </table:table-cell>
          <table:table-cell table:number-columns-repeated="2"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9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97</text:p>
          </table:table-cell>
          <table:table-cell office:value-type="string">
            <text:p>ti\e/rce</text:p>
          </table:table-cell>
          <table:table-cell office:value-type="string">
            <text:p>tier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29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299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00</text:p>
          </table:table-cell>
          <table:table-cell office:value-type="string">
            <text:p>Affri[ke]</text:p>
          </table:table-cell>
          <table:table-cell office:value-type="string">
            <text:p>Afriq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0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302</text:p>
          </table:table-cell>
          <table:table-cell office:value-type="string">
            <text:p>pouum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03</text:p>
          </table:table-cell>
          <table:table-cell table:number-columns-repeated="2" office:value-type="string">
            <text:p>tro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04</text:p>
          </table:table-cell>
          <table:table-cell office:value-type="string">
            <text:p>icels</text:p>
          </table:table-cell>
          <table:table-cell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05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06</text:p>
          </table:table-cell>
          <table:table-cell office:value-type="string">
            <text:p>teires</text:p>
          </table:table-cell>
          <table:table-cell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07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08</text:p>
          </table:table-cell>
          <table:table-cell office:value-type="string">
            <text:p>fun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309</text:p>
          </table:table-cell>
          <table:table-cell table:number-columns-repeated="2" office:value-type="string">
            <text:p>part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11</text:p>
          </table:table-cell>
          <table:table-cell table:number-columns-repeated="2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12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13</text:p>
          </table:table-cell>
          <table:table-cell office:value-type="string">
            <text:p>fun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5"/>
          <table:table-cell table:style-name="ce8" office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>
            <text:p>P4_w_0013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15</text:p>
          </table:table-cell>
          <table:table-cell office:value-type="string">
            <text:p>illes</text:p>
          </table:table-cell>
          <table:table-cell office:value-type="string">
            <text:p>is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1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31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18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19</text:p>
          </table:table-cell>
          <table:table-cell office:value-type="string">
            <text:p>se&lt;f&gt;\ve/rer</text:p>
          </table:table-cell>
          <table:table-cell office:value-type="string">
            <text:p>sevr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320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>
            <text:p>P4_w_001321</text:p>
          </table:table-cell>
          <table:table-cell office:value-type="string">
            <text:p>sei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322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2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24</text:p>
          </table:table-cell>
          <table:table-cell office:value-type="string">
            <text:p>grenur</text:p>
          </table:table-cell>
          <table:table-cell office:value-type="string">
            <text:p>gra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office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>
            <text:p>P4_w_0013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26</text:p>
          </table:table-cell>
          <table:table-cell table:number-columns-repeated="2" office:value-type="string">
            <text:p>gard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2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28</text:p>
          </table:table-cell>
          <table:table-cell table:number-columns-repeated="2" office:value-type="string">
            <text:p>autre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29</text:p>
          </table:table-cell>
          <table:table-cell office:value-type="string">
            <text:p>ir</text:p>
          </table:table-cell>
          <table:table-cell office:value-type="string">
            <text:p>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3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331</text:p>
          </table:table-cell>
          <table:table-cell office:value-type="string">
            <text:p>firen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332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1333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34</text:p>
          </table:table-cell>
          <table:table-cell office:value-type="string">
            <text:p>sort</text:p>
          </table:table-cell>
          <table:table-cell office:value-type="string">
            <text:p>sort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35</text:p>
          </table:table-cell>
          <table:table-cell table:number-columns-repeated="2" office:value-type="string">
            <text:p>ju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36</text:p>
          </table:table-cell>
          <table:table-cell office:value-type="string">
            <text:p>k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337</text:p>
          </table:table-cell>
          <table:table-cell office:value-type="string">
            <text:p>ices</text:p>
          </table:table-cell>
          <table:table-cell office:value-type="string">
            <text:p>ice2</text:p>
          </table:table-cell>
          <table:table-cell office:value-type="string">
            <text:p>PROdem</text:p>
          </table:table-cell>
          <table:table-cell table:number-columns-repeated="3"/>
          <table:table-cell table:style-name="ce9" office:value-type="string">
            <text:p>s</text:p>
          </table:table-cell>
          <table:table-cell table:style-name="ce9" office:value-type="string">
            <text:p>f</text:p>
          </table:table-cell>
          <table:table-cell table:style-name="ce9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38</text:p>
          </table:table-cell>
          <table:table-cell office:value-type="string">
            <text:p>dev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33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40</text:p>
          </table:table-cell>
          <table:table-cell office:value-type="string">
            <text:p>icele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41</text:p>
          </table:table-cell>
          <table:table-cell table:number-columns-repeated="2" office:value-type="string">
            <text:p>acli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42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43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44</text:p>
          </table:table-cell>
          <table:table-cell office:value-type="string">
            <text:p>vienc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345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34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47</text:p>
          </table:table-cell>
          <table:table-cell office:value-type="string">
            <text:p>message</text:p>
          </table:table-cell>
          <table:table-cell office:value-type="string">
            <text:p>messa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48</text:p>
          </table:table-cell>
          <table:table-cell table:number-columns-repeated="2" office:value-type="string">
            <text:p>por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49</text:p>
          </table:table-cell>
          <table:table-cell office:value-type="string">
            <text:p>e&lt;st&gt;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35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8"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51</text:p>
          </table:table-cell>
          <table:table-cell table:number-columns-repeated="2" office:value-type="string">
            <text:p>os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8"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352</text:p>
          </table:table-cell>
          <table:table-cell office:value-type="string">
            <text:p>\s/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53</text:p>
          </table:table-cell>
          <table:table-cell office:value-type="string">
            <text:p>\en/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354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5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356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style-name="ce8"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57</text:p>
          </table:table-cell>
          <table:table-cell office:value-type="string">
            <text:p>osent</text:p>
          </table:table-cell>
          <table:table-cell office:value-type="string">
            <text:p>os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358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359</text:p>
          </table:table-cell>
          <table:table-cell office:value-type="string">
            <text:p>tresturner</text:p>
          </table:table-cell>
          <table:table-cell office:value-type="string">
            <text:p>trestor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60</text:p>
          </table:table-cell>
          <table:table-cell table:number-columns-repeated="2" office:value-type="string">
            <text:p>am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36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62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63</text:p>
          </table:table-cell>
          <table:table-cell office:value-type="string">
            <text:p>cun</text:p>
          </table:table-cell>
          <table:table-cell office:value-type="string">
            <text:p>come1</text:p>
          </table:table-cell>
          <table:table-cell office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>
            <text:p>P4_w_001364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65</text:p>
          </table:table-cell>
          <table:table-cell office:value-type="string">
            <text:p>fa\i/z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66</text:p>
          </table:table-cell>
          <table:table-cell office:value-type="string">
            <text:p>numer</text:p>
          </table:table-cell>
          <table:table-cell office:value-type="string">
            <text:p>nom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67</text:p>
          </table:table-cell>
          <table:table-cell office:value-type="string">
            <text:p>Balam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68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69</text:p>
          </table:table-cell>
          <table:table-cell office:value-type="string">
            <text:p>apelent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370</text:p>
          </table:table-cell>
          <table:table-cell table:number-columns-repeated="2" office:value-type="string">
            <text:p>iss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3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72</text:p>
          </table:table-cell>
          <table:table-cell office:value-type="string">
            <text:p>faz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73</text:p>
          </table:table-cell>
          <table:table-cell table:number-columns-repeated="2" office:value-type="string">
            <text:p>ape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7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375</text:p>
          </table:table-cell>
          <table:table-cell office:value-type="string">
            <text:p>serf</text:p>
          </table:table-cell>
          <table:table-cell office:value-type="string">
            <text:p>serv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7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77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79</text:p>
          </table:table-cell>
          <table:table-cell office:value-type="string">
            <text:p>message</text:p>
          </table:table-cell>
          <table:table-cell office:value-type="string">
            <text:p>messa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80</text:p>
          </table:table-cell>
          <table:table-cell table:number-columns-repeated="2" office:value-type="string">
            <text:p>por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8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382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83</text:p>
          </table:table-cell>
          <table:table-cell office:value-type="string">
            <text:p>serf</text:p>
          </table:table-cell>
          <table:table-cell office:value-type="string">
            <text:p>serv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84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38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86</text:p>
          </table:table-cell>
          <table:table-cell office:value-type="string">
            <text:p>mencoge</text:p>
          </table:table-cell>
          <table:table-cell office:value-type="string">
            <text:p>menço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87</text:p>
          </table:table-cell>
          <table:table-cell office:value-type="string">
            <text:p>cunter</text:p>
          </table:table-cell>
          <table:table-cell office:value-type="string">
            <text:p>con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38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389</text:p>
          </table:table-cell>
          <table:table-cell table:number-columns-repeated="2"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39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391</text:p>
          </table:table-cell>
          <table:table-cell table:number-columns-repeated="2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92</text:p>
          </table:table-cell>
          <table:table-cell office:value-type="string">
            <text:p>qu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393</text:p>
          </table:table-cell>
          <table:table-cell office:value-type="string">
            <text:p>el</text:p>
          </table:table-cell>
          <table:table-cell office:value-type="string">
            <text:p>il</text:p>
          </table:table-cell>
          <table:table-cell office:value-type="string">
            <text:p>PROimp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 office:value-type="string">
            <text:p>s</text:p>
          </table:table-cell>
          <table:table-cell table:number-columns-repeated="2"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394</text:p>
          </table:table-cell>
          <table:table-cell office:value-type="string">
            <text:p>estuce</text:p>
          </table:table-cell>
          <table:table-cell office:value-type="string">
            <text:p>estovoir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395</text:p>
          </table:table-cell>
          <table:table-cell office:value-type="string">
            <text:p>pruver</text:p>
          </table:table-cell>
          <table:table-cell office:value-type="string">
            <text:p>prov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396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39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98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399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0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402</text:p>
          </table:table-cell>
          <table:table-cell office:value-type="string">
            <text:p>chap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03</text:p>
          </table:table-cell>
          <table:table-cell office:value-type="string">
            <text:p>mustrer</text:p>
          </table:table-cell>
          <table:table-cell office:value-type="string">
            <text:p>most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04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2"/>
          <table:table-cell table:style-name="ce8" office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405</text:p>
          </table:table-cell>
          <table:table-cell office:value-type="string">
            <text:p>tien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table:style-name="ce4" office:value-type="string">
            <text:p>imp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40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407</text:p>
          </table:table-cell>
          <table:table-cell office:value-type="string">
            <text:p>&lt;gu&gt;guage</text:p>
          </table:table-cell>
          <table:table-cell office:value-type="string">
            <text:p>gag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40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409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10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11</text:p>
          </table:table-cell>
          <table:table-cell office:value-type="string">
            <text:p>os</text:p>
          </table:table-cell>
          <table:table-cell office:value-type="string">
            <text:p>os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412</text:p>
          </table:table-cell>
          <table:table-cell table:number-columns-repeated="2" office:value-type="string">
            <text:p>pens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41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14</text:p>
          </table:table-cell>
          <table:table-cell office:value-type="string">
            <text:p>meillur</text:p>
          </table:table-cell>
          <table:table-cell office:value-type="string">
            <text:p>meill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>
            <text:p>P4_w_001415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16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17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18</text:p>
          </table:table-cell>
          <table:table-cell office:value-type="string">
            <text:p>purra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19</text:p>
          </table:table-cell>
          <table:table-cell table:number-columns-repeated="2" office:value-type="string">
            <text:p>tro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421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22</text:p>
          </table:table-cell>
          <table:table-cell office:value-type="string">
            <text:p>ir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23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24</text:p>
          </table:table-cell>
          <table:table-cell office:value-type="string">
            <text:p>h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25</text:p>
          </table:table-cell>
          <table:table-cell table:number-columns-repeated="2" office:value-type="string">
            <text:p>acha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26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27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2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429</text:p>
          </table:table-cell>
          <table:table-cell office:value-type="string">
            <text:p>Aufric</text:p>
          </table:table-cell>
          <table:table-cell office:value-type="string">
            <text:p>Afriq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>
            <text:p>P4_w_001430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31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432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433</text:p>
          </table:table-cell>
          <table:table-cell office:value-type="string">
            <text:p>fet</text:p>
          </table:table-cell>
          <table:table-cell office:value-type="string">
            <text:p>faire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434</text:p>
          </table:table-cell>
          <table:table-cell table:number-columns-repeated="2" office:value-type="string">
            <text:p>port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43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436</text:p>
          </table:table-cell>
          <table:table-cell office:value-type="string">
            <text:p>cil</text:p>
          </table:table-cell>
          <table:table-cell office:value-type="string">
            <text:p>se+le</text:p>
          </table:table-cell>
          <table:table-cell office:value-type="string">
            <text:p>CONsub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437</text:p>
          </table:table-cell>
          <table:table-cell office:value-type="string">
            <text:p>tun</text:p>
          </table:table-cell>
          <table:table-cell office:value-type="string">
            <text:p>tuen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43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39</text:p>
          </table:table-cell>
          <table:table-cell office:value-type="string">
            <text:p>pu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4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441</text:p>
          </table:table-cell>
          <table:table-cell office:value-type="string">
            <text:p>chap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42</text:p>
          </table:table-cell>
          <table:table-cell table:number-columns-repeated="2" office:value-type="string">
            <text:p>ma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43</text:p>
          </table:table-cell>
          <table:table-cell office:value-type="string">
            <text:p>\de/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444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45</text:p>
          </table:table-cell>
          <table:table-cell office:value-type="string">
            <text:p>seel</text:p>
          </table:table-cell>
          <table:table-cell office:value-type="string">
            <text:p>sëe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46</text:p>
          </table:table-cell>
          <table:table-cell office:value-type="string">
            <text:p>frai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47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448</text:p>
          </table:table-cell>
          <table:table-cell office:value-type="string">
            <text:p>enseeler</text:p>
          </table:table-cell>
          <table:table-cell office:value-type="string">
            <text:p>ensëe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49</text:p>
          </table:table-cell>
          <table:table-cell office:value-type="string">
            <text:p>unne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table:style-name="ce5"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>
            <text:p>P4_w_001450</text:p>
          </table:table-cell>
          <table:table-cell office:value-type="string">
            <text:p>enseignes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5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452</text:p>
          </table:table-cell>
          <table:table-cell office:value-type="string">
            <text:p>frai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53</text:p>
          </table:table-cell>
          <table:table-cell office:value-type="string">
            <text:p>enbrever</text:p>
          </table:table-cell>
          <table:table-cell office:value-type="string">
            <text:p>embrie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54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55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56</text:p>
          </table:table-cell>
          <table:table-cell office:value-type="string">
            <text:p>fra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5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458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59</text:p>
          </table:table-cell>
          <table:table-cell office:value-type="string">
            <text:p>sei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60</text:p>
          </table:table-cell>
          <table:table-cell table:number-columns-repeated="2" office:value-type="string">
            <text:p>por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61</text:p>
          </table:table-cell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462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63</text:p>
          </table:table-cell>
          <table:table-cell office:value-type="string">
            <text:p>ju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64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65</text:p>
          </table:table-cell>
          <table:table-cell office:value-type="string">
            <text:p>verr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466</text:p>
          </table:table-cell>
          <table:table-cell table:number-columns-repeated="2" office:value-type="string">
            <text:p>trespass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67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68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69</text:p>
          </table:table-cell>
          <table:table-cell office:value-type="string">
            <text:p>fou</text:p>
          </table:table-cell>
          <table:table-cell office:value-type="string">
            <text:p>fol3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147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471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7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473</text:p>
          </table:table-cell>
          <table:table-cell office:value-type="string">
            <text:p>\te/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474</text:p>
          </table:table-cell>
          <table:table-cell office:value-type="string">
            <text:p>quier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75</text:p>
          </table:table-cell>
          <table:table-cell office:value-type="string">
            <text:p>celer</text:p>
          </table:table-cell>
          <table:table-cell office:value-type="string">
            <text:p>celer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76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478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79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480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8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4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8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84</text:p>
          </table:table-cell>
          <table:table-cell office:value-type="string">
            <text:p>\guuarder/</text:p>
          </table:table-cell>
          <table:table-cell office:value-type="string">
            <text:p>gard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485</text:p>
          </table:table-cell>
          <table:table-cell office:value-type="string">
            <text:p>&lt;grever&gt;</text:p>
          </table:table-cell>
          <table:table-cell office:value-type="string">
            <text:p>gre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86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48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88</text:p>
          </table:table-cell>
          <table:table-cell office:value-type="string">
            <text:p>querum</text:p>
          </table:table-cell>
          <table:table-cell office:value-type="string">
            <text:p>quer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489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49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91</text:p>
          </table:table-cell>
          <table:table-cell office:value-type="string">
            <text:p>porum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492</text:p>
          </table:table-cell>
          <table:table-cell table:number-columns-repeated="2" office:value-type="string">
            <text:p>tro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49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494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495</text:p>
          </table:table-cell>
          <table:table-cell office:value-type="string">
            <text:p>garra</text:p>
          </table:table-cell>
          <table:table-cell office:value-type="string">
            <text:p>ga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496</text:p>
          </table:table-cell>
          <table:table-cell table:number-columns-repeated="2" office:value-type="string">
            <text:p>b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9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498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49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500</text:p>
          </table:table-cell>
          <table:table-cell office:value-type="string">
            <text:p>&lt;ne&gt;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501</text:p>
          </table:table-cell>
          <table:table-cell table:number-columns-repeated="2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>
            <text:p>P4_w_001502</text:p>
          </table:table-cell>
          <table:table-cell office:value-type="string">
            <text:p>\se/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503</text:p>
          </table:table-cell>
          <table:table-cell office:value-type="string">
            <text:p>\ne/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504</text:p>
          </table:table-cell>
          <table:table-cell office:value-type="string">
            <text:p>\poes/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table:style-name="ce8" office:value-type="string">
            <text:p>s</text:p>
          </table:table-cell>
          <table:table-cell table:number-columns-repeated="5"/>
          <table:table-cell office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>
            <text:p>P4_w_001505</text:p>
          </table:table-cell>
          <table:table-cell office:value-type="string">
            <text:p>\cume/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506</text:p>
          </table:table-cell>
          <table:table-cell office:value-type="string">
            <text:p>\autre/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07</text:p>
          </table:table-cell>
          <table:table-cell office:value-type="string">
            <text:p>\oisel/</text:p>
          </table:table-cell>
          <table:table-cell office:value-type="string">
            <text:p>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08</text:p>
          </table:table-cell>
          <table:table-cell office:value-type="string">
            <text:p>\voler/</text:p>
          </table:table-cell>
          <table:table-cell office:value-type="string">
            <text:p>vo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09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10</text:p>
          </table:table-cell>
          <table:table-cell office:value-type="string">
            <text:p>ten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11</text:p>
          </table:table-cell>
          <table:table-cell table:number-columns-repeated="2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12</text:p>
          </table:table-cell>
          <table:table-cell office:value-type="string">
            <text:p>brif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1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14</text:p>
          </table:table-cell>
          <table:table-cell office:value-type="string">
            <text:p>fai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15</text:p>
          </table:table-cell>
          <table:table-cell table:number-columns-repeated="2" office:value-type="string">
            <text:p>dede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16</text:p>
          </table:table-cell>
          <table:table-cell table:number-columns-repeated="2" office:value-type="string">
            <text:p>gard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17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518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1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520</text:p>
          </table:table-cell>
          <table:table-cell office:value-type="string">
            <text:p>cres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21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22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23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25</text:p>
          </table:table-cell>
          <table:table-cell office:value-type="string">
            <text:p>o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26</text:p>
          </table:table-cell>
          <table:table-cell office:value-type="string">
            <text:p>cunter</text:p>
          </table:table-cell>
          <table:table-cell office:value-type="string">
            <text:p>con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2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29</text:p>
          </table:table-cell>
          <table:table-cell office:value-type="string">
            <text:p>faite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5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31</text:p>
          </table:table-cell>
          <table:table-cell table:number-columns-repeated="2" office:value-type="string">
            <text:p>vil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>
            <text:p>P4_w_001532</text:p>
          </table:table-cell>
          <table:table-cell table:number-columns-repeated="2" office:value-type="string">
            <text:p>deme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33</text:p>
          </table:table-cell>
          <table:table-cell office:value-type="string">
            <text:p>k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534</text:p>
          </table:table-cell>
          <table:table-cell office:value-type="string">
            <text:p>larun</text:p>
          </table:table-cell>
          <table:table-cell office:value-type="string">
            <text:p>lar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35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3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37</text:p>
          </table:table-cell>
          <table:table-cell office:value-type="string">
            <text:p>entre&lt;trezpunt&gt;\pris/</text:p>
          </table:table-cell>
          <table:table-cell office:value-type="string">
            <text:p>entreprendre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38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539</text:p>
          </table:table-cell>
          <table:table-cell table:number-columns-repeated="2" office:value-type="string">
            <text:p>emb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40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541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number-columns-repeated="2"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4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543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544</text:p>
          </table:table-cell>
          <table:table-cell office:value-type="string">
            <text:p>veir</text:p>
          </table:table-cell>
          <table:table-cell office:value-type="string">
            <text:p>voi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545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46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47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48</text:p>
          </table:table-cell>
          <table:table-cell office:value-type="string">
            <text:p>o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549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550</text:p>
          </table:table-cell>
          <table:table-cell office:value-type="string">
            <text:p>dejuger</text:p>
          </table:table-cell>
          <table:table-cell office:value-type="string">
            <text:p>dejugier</text:p>
          </table:table-cell>
          <table:table-cell office:value-type="string">
            <text:p>VERinf</text:p>
          </table:table-cell>
          <table:table-cell table:style-name="ce4" table:number-columns-repeated="9"/>
          <table:table-cell table:style-name="ce7" office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551</text:p>
          </table:table-cell>
          <table:table-cell office:value-type="string">
            <text:p>apres</text:p>
          </table:table-cell>
          <table:table-cell office:value-type="string">
            <text:p>après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5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53</text:p>
          </table:table-cell>
          <table:table-cell office:value-type="string">
            <text:p>bref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54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55</text:p>
          </table:table-cell>
          <table:table-cell office:value-type="string">
            <text:p>voderaie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556</text:p>
          </table:table-cell>
          <table:table-cell office:value-type="string">
            <text:p>\je/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57</text:p>
          </table:table-cell>
          <table:table-cell office:value-type="string">
            <text:p>mustrer</text:p>
          </table:table-cell>
          <table:table-cell office:value-type="string">
            <text:p>mostr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558</text:p>
          </table:table-cell>
          <table:table-cell office:value-type="string">
            <text:p>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59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60</text:p>
          </table:table-cell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61</text:p>
          </table:table-cell>
          <table:table-cell office:value-type="string">
            <text:p>sire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62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63</text:p>
          </table:table-cell>
          <table:table-cell office:value-type="string">
            <text:p>o\sa/d</text:p>
          </table:table-cell>
          <table:table-cell office:value-type="string">
            <text:p>os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564</text:p>
          </table:table-cell>
          <table:table-cell office:value-type="string">
            <text:p>commander</text:p>
          </table:table-cell>
          <table:table-cell office:value-type="string">
            <text:p>comand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565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56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67</text:p>
          </table:table-cell>
          <table:table-cell table:number-columns-repeated="2" office:value-type="string">
            <text:p>man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68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69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7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71</text:p>
          </table:table-cell>
          <table:table-cell office:value-type="string">
            <text:p>brif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72</text:p>
          </table:table-cell>
          <table:table-cell office:value-type="string">
            <text:p>juter</text:p>
          </table:table-cell>
          <table:table-cell office:value-type="string">
            <text:p>je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74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75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76</text:p>
          </table:table-cell>
          <table:table-cell office:value-type="string">
            <text:p>baille</text:p>
          </table:table-cell>
          <table:table-cell office:value-type="string">
            <text:p>ba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77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78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579</text:p>
          </table:table-cell>
          <table:table-cell office:value-type="string">
            <text:p>abes</text:p>
          </table:table-cell>
          <table:table-cell office:value-type="string">
            <text:p>abé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>
            <text:p>P4_w_001580</text:p>
          </table:table-cell>
          <table:table-cell table:number-columns-repeated="2" office:value-type="string">
            <text:p>Fro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81</text:p>
          </table:table-cell>
          <table:table-cell table:number-columns-repeated="2" office:value-type="string">
            <text:p>ci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82</text:p>
          </table:table-cell>
          <table:table-cell office:value-type="string">
            <text:p>frainz</text:p>
          </table:table-cell>
          <table:table-cell office:value-type="string">
            <text:p>fr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8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84</text:p>
          </table:table-cell>
          <table:table-cell table:number-columns-repeated="2" office:value-type="string">
            <text:p>c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8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86</text:p>
          </table:table-cell>
          <table:table-cell office:value-type="string">
            <text:p>co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8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588</text:p>
          </table:table-cell>
          <table:table-cell table:number-columns-repeated="2" office:value-type="string">
            <text:p>pens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89</text:p>
          </table:table-cell>
          <table:table-cell office:value-type="string">
            <text:p>laische</text:p>
          </table:table-cell>
          <table:table-cell office:value-type="string">
            <text:p>laschi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59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91</text:p>
          </table:table-cell>
          <table:table-cell office:value-type="string">
            <text:p>deit</text:p>
          </table:table-cell>
          <table:table-cell office:value-type="string">
            <text:p>doi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59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593</text:p>
          </table:table-cell>
          <table:table-cell office:value-type="string">
            <text:p>lest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59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95</text:p>
          </table:table-cell>
          <table:table-cell office:value-type="string">
            <text:p>brif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596</text:p>
          </table:table-cell>
          <table:table-cell table:number-columns-repeated="2" office:value-type="string">
            <text:p>a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597</text:p>
          </table:table-cell>
          <table:table-cell office:value-type="string">
            <text:p>Turpins</text:p>
          </table:table-cell>
          <table:table-cell office:value-type="string">
            <text:p>Tur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5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599</text:p>
          </table:table-cell>
          <table:table-cell office:value-type="string">
            <text:p>Reins</text:p>
          </table:table-cell>
          <table:table-cell office:value-type="string">
            <text:p>Reim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0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01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02</text:p>
          </table:table-cell>
          <table:table-cell office:value-type="string">
            <text:p>suz</text:p>
          </table:table-cell>
          <table:table-cell office:value-type="string">
            <text:p>s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603</text:p>
          </table:table-cell>
          <table:table-cell table:number-columns-repeated="2" office:value-type="string">
            <text:p>lev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04</text:p>
          </table:table-cell>
          <table:table-cell office:value-type="string">
            <text:p>empereu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6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06</text:p>
          </table:table-cell>
          <table:table-cell office:value-type="string">
            <text:p>faite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6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608</text:p>
          </table:table-cell>
          <table:table-cell office:value-type="string">
            <text:p>blamer</text:p>
          </table:table-cell>
          <table:table-cell office:value-type="string">
            <text:p>blasm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09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1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611</text:p>
          </table:table-cell>
          <table:table-cell office:value-type="string">
            <text:p>te\l/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12</text:p>
          </table:table-cell>
          <table:table-cell office:value-type="string">
            <text:p>hummes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13</text:p>
          </table:table-cell>
          <table:table-cell office:value-type="string">
            <text:p>faite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614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15</text:p>
          </table:table-cell>
          <table:table-cell office:value-type="string">
            <text:p>bri\e/s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16</text:p>
          </table:table-cell>
          <table:table-cell table:number-columns-repeated="2" office:value-type="string">
            <text:p>liv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17</text:p>
          </table:table-cell>
          <table:table-cell office:value-type="string">
            <text:p>ju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18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19</text:p>
          </table:table-cell>
          <table:table-cell table:number-columns-repeated="2" office:value-type="string">
            <text:p>jad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62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6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22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23</text:p>
          </table:table-cell>
          <table:table-cell table:number-columns-repeated="2" office:value-type="string">
            <text:p>bach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n</text:p>
          </table:table-cell>
          <table:table-cell table:number-columns-repeated="2"/>
          <table:table-cell table:style-name="ce8"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6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625</text:p>
          </table:table-cell>
          <table:table-cell office:value-type="string">
            <text:p>cascun</text:p>
          </table:table-cell>
          <table:table-cell office:value-type="string">
            <text:p>chasc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26</text:p>
          </table:table-cell>
          <table:table-cell office:value-type="string">
            <text:p>ju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27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29</text:p>
          </table:table-cell>
          <table:table-cell table:number-columns-repeated="2" office:value-type="string">
            <text:p>v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3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631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32</text:p>
          </table:table-cell>
          <table:table-cell office:value-type="string">
            <text:p>celir</text:p>
          </table:table-cell>
          <table:table-cell office:value-type="string">
            <text:p>ce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33</text:p>
          </table:table-cell>
          <table:table-cell office:value-type="string">
            <text:p>mot</text:p>
          </table:table-cell>
          <table:table-cell office:value-type="string">
            <text:p>mou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35</text:p>
          </table:table-cell>
          <table:table-cell office:value-type="string">
            <text:p>oï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36</text:p>
          </table:table-cell>
          <table:table-cell office:value-type="string">
            <text:p>prametre</text:p>
          </table:table-cell>
          <table:table-cell office:value-type="string">
            <text:p>promet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638</text:p>
          </table:table-cell>
          <table:table-cell table:number-columns-repeated="2" office:value-type="string">
            <text:p>poi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39</text:p>
          </table:table-cell>
          <table:table-cell table:number-columns-repeated="2" office:value-type="string">
            <text:p>do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40</text:p>
          </table:table-cell>
          <table:table-cell office:value-type="string">
            <text:p>saci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641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642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4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644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45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46</text:p>
          </table:table-cell>
          <table:table-cell office:value-type="string">
            <text:p>oili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47</text:p>
          </table:table-cell>
          <table:table-cell office:value-type="string">
            <text:p>lermer</text:p>
          </table:table-cell>
          <table:table-cell office:value-type="string">
            <text:p>larm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48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649</text:p>
          </table:table-cell>
          <table:table-cell office:value-type="string">
            <text:p>qu\i/d</text:p>
          </table:table-cell>
          <table:table-cell office:value-type="string">
            <text:p>cuid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5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51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52</text:p>
          </table:table-cell>
          <table:table-cell office:value-type="string">
            <text:p>tresors</text:p>
          </table:table-cell>
          <table:table-cell office:value-type="string">
            <text:p>tre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53</text:p>
          </table:table-cell>
          <table:table-cell office:value-type="string">
            <text:p>enfund\r/er</text:p>
          </table:table-cell>
          <table:table-cell office:value-type="string">
            <text:p>enfond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54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65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656</text:p>
          </table:table-cell>
          <table:table-cell office:value-type="string">
            <text:p>estuce</text:p>
          </table:table-cell>
          <table:table-cell office:value-type="string">
            <text:p>estovoir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6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658</text:p>
          </table:table-cell>
          <table:table-cell table:number-columns-repeated="2" office:value-type="string">
            <text:p>parti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65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660</text:p>
          </table:table-cell>
          <table:table-cell table:number-columns-repeated="2" office:value-type="string">
            <text:p>don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661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662</text:p>
          </table:table-cell>
          <table:table-cell office:value-type="string">
            <text:p>danz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663</text:p>
          </table:table-cell>
          <table:table-cell office:value-type="string">
            <text:p>abes</text:p>
          </table:table-cell>
          <table:table-cell office:value-type="string">
            <text:p>abé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6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65</text:p>
          </table:table-cell>
          <table:table-cell table:number-columns-repeated="2" office:value-type="string">
            <text:p>matine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66</text:p>
          </table:table-cell>
          <table:table-cell table:number-columns-repeated="2" office:value-type="string">
            <text:p>chan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67</text:p>
          </table:table-cell>
          <table:table-cell office:value-type="string">
            <text:p>m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>
            <text:p>P4_w_001668</text:p>
          </table:table-cell>
          <table:table-cell office:value-type="string">
            <text:p>\leïsiez/</text:p>
          </table:table-cell>
          <table:table-cell office:value-type="string">
            <text:p>li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669</text:p>
          </table:table-cell>
          <table:table-cell office:value-type="string">
            <text:p>&lt;lutiez&gt;</text:p>
          </table:table-cell>
          <table:table-cell office:value-type="string">
            <text:p>&lt;unknown&gt;</text:p>
          </table:table-cell>
          <table:table-cell office:value-type="string">
            <text:p>OUT</text:p>
          </table:table-cell>
          <table:table-cell table:style-name="ce4" table:number-columns-repeated="9"/>
          <table:table-cell table:style-name="ce4" office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67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71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72</text:p>
          </table:table-cell>
          <table:table-cell office:value-type="string">
            <text:p>sa\i/nt</text:p>
          </table:table-cell>
          <table:table-cell office:value-type="string">
            <text:p>sai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673</text:p>
          </table:table-cell>
          <table:table-cell office:value-type="string">
            <text:p>Homer</text:p>
          </table:table-cell>
          <table:table-cell office:value-type="string">
            <text:p>Om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67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675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76</text:p>
          </table:table-cell>
          <table:table-cell office:value-type="string">
            <text:p>lirrai</text:p>
          </table:table-cell>
          <table:table-cell office:value-type="string">
            <text:p>li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77</text:p>
          </table:table-cell>
          <table:table-cell office:value-type="string">
            <text:p>qu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6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679</text:p>
          </table:table-cell>
          <table:table-cell office:value-type="string">
            <text:p>saverai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80</text:p>
          </table:table-cell>
          <table:table-cell table:number-columns-repeated="2" office:value-type="string">
            <text:p>devis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8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82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683</text:p>
          </table:table-cell>
          <table:table-cell office:value-type="string">
            <text:p>abé</text:p>
          </table:table-cell>
          <table:table-cell office:value-type="string">
            <text:p>abé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68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6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686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87</text:p>
          </table:table-cell>
          <table:table-cell office:value-type="string">
            <text:p>que</text:p>
          </table:table-cell>
          <table:table-cell office:value-type="string">
            <text:p>qu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688</text:p>
          </table:table-cell>
          <table:table-cell office:value-type="string">
            <text:p>cureci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690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691</text:p>
          </table:table-cell>
          <table:table-cell office:value-type="string">
            <text:p>resc\o/ure</text:p>
          </table:table-cell>
          <table:table-cell office:value-type="string">
            <text:p>rescor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692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693</text:p>
          </table:table-cell>
          <table:table-cell office:value-type="string">
            <text:p>sages</text:p>
          </table:table-cell>
          <table:table-cell office:value-type="string">
            <text:p>sag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6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695</text:p>
          </table:table-cell>
          <table:table-cell office:value-type="string">
            <text:p>mani\e/r</text:p>
          </table:table-cell>
          <table:table-cell office:value-type="string">
            <text:p>manier1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696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697</text:p>
          </table:table-cell>
          <table:table-cell office:value-type="string">
            <text:p>tr\u/uissez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69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69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700</text:p>
          </table:table-cell>
          <table:table-cell office:value-type="string">
            <text:p>sus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701</text:p>
          </table:table-cell>
          <table:table-cell office:value-type="string">
            <text:p>aidi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702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703</text:p>
          </table:table-cell>
          <table:table-cell office:value-type="string">
            <text:p>arcevesche</text:p>
          </table:table-cell>
          <table:table-cell office:value-type="string">
            <text:p>arceves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70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7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style-name="ce8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06</text:p>
          </table:table-cell>
          <table:table-cell office:value-type="string">
            <text:p>dei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07</text:p>
          </table:table-cell>
          <table:table-cell office:value-type="string">
            <text:p>ennuir</text:p>
          </table:table-cell>
          <table:table-cell office:value-type="string">
            <text:p>enoi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08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09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10</text:p>
          </table:table-cell>
          <table:table-cell office:value-type="string">
            <text:p>voder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style-name="ce7" office:value-type="string">
            <text:p>con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1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71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13</text:p>
          </table:table-cell>
          <table:table-cell office:value-type="string">
            <text:p>\par/</text:p>
          </table:table-cell>
          <table:table-cell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14</text:p>
          </table:table-cell>
          <table:table-cell office:value-type="string">
            <text:p>\dreit/</text:p>
          </table:table-cell>
          <table:table-cell office:value-type="string">
            <text:p>d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15</text:p>
          </table:table-cell>
          <table:table-cell table:number-columns-repeated="2" office:value-type="string">
            <text:p>jug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1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17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718</text:p>
          </table:table-cell>
          <table:table-cell office:value-type="string">
            <text:p>ferre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c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1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20</text:p>
          </table:table-cell>
          <table:table-cell office:value-type="string">
            <text:p>menbres</text:p>
          </table:table-cell>
          <table:table-cell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21</text:p>
          </table:table-cell>
          <table:table-cell office:value-type="string">
            <text:p>\tus/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722</text:p>
          </table:table-cell>
          <table:table-cell office:value-type="string">
            <text:p>trenchier</text:p>
          </table:table-cell>
          <table:table-cell office:value-type="string">
            <text:p>trenchier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23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724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25</text:p>
          </table:table-cell>
          <table:table-cell office:value-type="string">
            <text:p>a\v/um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72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27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2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29</text:p>
          </table:table-cell>
          <table:table-cell office:value-type="string">
            <text:p>conseillir</text:p>
          </table:table-cell>
          <table:table-cell office:value-type="string">
            <text:p>conseillier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3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73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32</text:p>
          </table:table-cell>
          <table:table-cell office:value-type="string">
            <text:p>penst</text:p>
          </table:table-cell>
          <table:table-cell office:value-type="string">
            <text:p>pens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33</text:p>
          </table:table-cell>
          <table:table-cell table:number-columns-repeated="2" office:value-type="string">
            <text:p>pri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73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35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36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3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38</text:p>
          </table:table-cell>
          <table:table-cell office:value-type="string">
            <text:p>ballir</text:p>
          </table:table-cell>
          <table:table-cell office:value-type="string">
            <text:p>baill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39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7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41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42</text:p>
          </table:table-cell>
          <table:table-cell table:number-columns-repeated="2" office:value-type="string">
            <text:p>cl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43</text:p>
          </table:table-cell>
          <table:table-cell office:value-type="string">
            <text:p>fac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4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45</text:p>
          </table:table-cell>
          <table:table-cell office:value-type="string">
            <text:p>conseilir</text:p>
          </table:table-cell>
          <table:table-cell office:value-type="string">
            <text:p>conseill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46</text:p>
          </table:table-cell>
          <table:table-cell office:value-type="string">
            <text:p>ma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74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48</text:p>
          </table:table-cell>
          <table:table-cell office:value-type="string">
            <text:p>face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4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5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51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752</text:p>
          </table:table-cell>
          <table:table-cell office:value-type="string">
            <text:p>chevali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53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5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55</text:p>
          </table:table-cell>
          <table:table-cell office:value-type="string">
            <text:p>buisun</text:p>
          </table:table-cell>
          <table:table-cell office:value-type="string">
            <text:p>bes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5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757</text:p>
          </table:table-cell>
          <table:table-cell office:value-type="string">
            <text:p>puisse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58</text:p>
          </table:table-cell>
          <table:table-cell office:value-type="string">
            <text:p>aver</text:p>
          </table:table-cell>
          <table:table-cell office:value-type="string">
            <text:p>avo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59</text:p>
          </table:table-cell>
          <table:table-cell office:value-type="string">
            <text:p>mester</text:p>
          </table:table-cell>
          <table:table-cell office:value-type="string">
            <text:p>mes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761</text:p>
          </table:table-cell>
          <table:table-cell office:value-type="string">
            <text:p>\por/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62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63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6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765</text:p>
          </table:table-cell>
          <table:table-cell office:value-type="string">
            <text:p>sun</text:p>
          </table:table-cell>
          <table:table-cell office:value-type="string">
            <text:p>suen</text:p>
          </table:table-cell>
          <table:table-cell office:value-type="string">
            <text:p>PROpos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766</text:p>
          </table:table-cell>
          <table:table-cell office:value-type="string">
            <text:p>violle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67</text:p>
          </table:table-cell>
          <table:table-cell office:value-type="string">
            <text:p>\li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68</text:p>
          </table:table-cell>
          <table:table-cell office:value-type="string">
            <text:p>esgangier</text:p>
          </table:table-cell>
          <table:table-cell office:value-type="string">
            <text:p>eschang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69</text:p>
          </table:table-cell>
          <table:table-cell office:value-type="string">
            <text:p>q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77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71</text:p>
          </table:table-cell>
          <table:table-cell office:value-type="string">
            <text:p>empereu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772</text:p>
          </table:table-cell>
          <table:table-cell office:value-type="string">
            <text:p>le\s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73</text:p>
          </table:table-cell>
          <table:table-cell office:value-type="string">
            <text:p>ot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7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75</text:p>
          </table:table-cell>
          <table:table-cell office:value-type="string">
            <text:p>motz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76</text:p>
          </table:table-cell>
          <table:table-cell office:value-type="string">
            <text:p>tencir</text:p>
          </table:table-cell>
          <table:table-cell office:value-type="string">
            <text:p>tencier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777</text:p>
          </table:table-cell>
          <table:table-cell office:value-type="string">
            <text:p>trestute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7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79</text:p>
          </table:table-cell>
          <table:table-cell table:number-columns-repeated="2"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80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1781</text:p>
          </table:table-cell>
          <table:table-cell office:value-type="string">
            <text:p>fun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782</text:p>
          </table:table-cell>
          <table:table-cell office:value-type="string">
            <text:p>asuager</text:p>
          </table:table-cell>
          <table:table-cell office:value-type="string">
            <text:p>assoag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83</text:p>
          </table:table-cell>
          <table:table-cell office:value-type="string">
            <text:p>leissez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784</text:p>
          </table:table-cell>
          <table:table-cell office:value-type="string">
            <text:p>danz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785</text:p>
          </table:table-cell>
          <table:table-cell office:value-type="string">
            <text:p>abes</text:p>
          </table:table-cell>
          <table:table-cell office:value-type="string">
            <text:p>abé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786</text:p>
          </table:table-cell>
          <table:table-cell table:number-columns-repeated="2" office:value-type="string">
            <text:p>parl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7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88</text:p>
          </table:table-cell>
          <table:table-cell office:value-type="string">
            <text:p>[m]essagi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790</text:p>
          </table:table-cell>
          <table:table-cell office:value-type="string">
            <text:p>arcevesche</text:p>
          </table:table-cell>
          <table:table-cell office:value-type="string">
            <text:p>arcevesq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79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92</text:p>
          </table:table-cell>
          <table:table-cell office:value-type="string">
            <text:p>drece</text:p>
          </table:table-cell>
          <table:table-cell office:value-type="string">
            <text:p>dr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9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794</text:p>
          </table:table-cell>
          <table:table-cell office:value-type="string">
            <text:p>estant</text:p>
          </table:table-cell>
          <table:table-cell office:value-type="string">
            <text:p>estre1</text:p>
          </table:table-cell>
          <table:table-cell office:value-type="string">
            <text:p>VERppa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>
            <text:p>P4_w_00179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796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797</text:p>
          </table:table-cell>
          <table:table-cell office:value-type="string">
            <text:p>parlé</text:p>
          </table:table-cell>
          <table:table-cell office:value-type="string">
            <text:p>par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798</text:p>
          </table:table-cell>
          <table:table-cell table:number-columns-repeated="2"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79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00</text:p>
          </table:table-cell>
          <table:table-cell office:value-type="string">
            <text:p>o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>
            <text:p>P4_w_001801</text:p>
          </table:table-cell>
          <table:table-cell office:value-type="string">
            <text:p>oe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802</text:p>
          </table:table-cell>
          <table:table-cell office:value-type="string">
            <text:p>sein\u/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803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04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805</text:p>
          </table:table-cell>
          <table:table-cell office:value-type="string">
            <text:p>mande</text:p>
          </table:table-cell>
          <table:table-cell office:value-type="string">
            <text:p>mand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06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807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office:value-type="string">
            <text:p>p</text:p>
          </table:table-cell>
          <table:table-cell table:style-name="ce7"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table:style-name="ce14" office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>
            <text:p>P4_w_001808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809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810</text:p>
          </table:table-cell>
          <table:table-cell office:value-type="string">
            <text:p>terres</text:p>
          </table:table-cell>
          <table:table-cell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81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8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1813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1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4"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15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816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81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9"/>
          <table:table-cell table:style-name="ce7" office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81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style-name="ce4" table:number-columns-repeated="2"/>
          <table:table-cell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19</text:p>
          </table:table-cell>
          <table:table-cell table:number-columns-repeated="2" office:value-type="string">
            <text:p>Calabre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20</text:p>
          </table:table-cell>
          <table:table-cell office:value-type="string">
            <text:p>que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7" office:value-type="string">
            <text:p>s</text:p>
          </table:table-cell>
          <table:table-cell table:style-name="ce7" office:value-type="string">
            <text:p>f</text:p>
          </table:table-cell>
          <table:table-cell table:style-name="ce7" office:value-type="string">
            <text:p>r</text:p>
          </table:table-cell>
          <table:table-cell table:style-name="ce4" table:number-columns-repeated="3"/>
          <table:table-cell table:style-name="ce7" office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821</text:p>
          </table:table-cell>
          <table:table-cell office:value-type="string">
            <text:p>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number-columns-repeated="2"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22</text:p>
          </table:table-cell>
          <table:table-cell office:value-type="string">
            <text:p>\ben/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82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824</text:p>
          </table:table-cell>
          <table:table-cell office:value-type="string">
            <text:p>ca</text:p>
          </table:table-cell>
          <table:table-cell office:value-type="string">
            <text:p>ça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825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82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827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828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829</text:p>
          </table:table-cell>
          <table:table-cell office:value-type="string">
            <text:p>\re/més</text:p>
          </table:table-cell>
          <table:table-cell office:value-type="string">
            <text:p>reman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30</text:p>
          </table:table-cell>
          <table:table-cell office:value-type="string">
            <text:p>femme</text:p>
          </table:table-cell>
          <table:table-cell office:value-type="string">
            <text:p>fe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3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832</text:p>
          </table:table-cell>
          <table:table-cell table:number-columns-repeated="2"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33</text:p>
          </table:table-cell>
          <table:table-cell office:value-type="string">
            <text:p>Balam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834</text:p>
          </table:table-cell>
          <table:table-cell office:value-type="string">
            <text:p>jure</text:p>
          </table:table-cell>
          <table:table-cell office:value-type="string">
            <text:p>ju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35</text:p>
          </table:table-cell>
          <table:table-cell office:value-type="string">
            <text:p>Mahum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837</text:p>
          </table:table-cell>
          <table:table-cell table:number-columns-repeated="2" office:value-type="string">
            <text:p>Tervag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3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839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40</text:p>
          </table:table-cell>
          <table:table-cell office:value-type="string">
            <text:p>&lt;lui&gt;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41</text:p>
          </table:table-cell>
          <table:table-cell office:value-type="string">
            <text:p>\vus/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42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843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4" office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844</text:p>
          </table:table-cell>
          <table:table-cell table:number-columns-repeated="2" office:value-type="string">
            <text:p>cest</text:p>
          </table:table-cell>
          <table:table-cell office:value-type="string">
            <text:p>DET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45</text:p>
          </table:table-cell>
          <table:table-cell office:value-type="string">
            <text:p>matalant</text:p>
          </table:table-cell>
          <table:table-cell office:value-type="string">
            <text:p>mautalen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46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47</text:p>
          </table:table-cell>
          <table:table-cell office:value-type="string">
            <text:p>sul</text:p>
          </table:table-cell>
          <table:table-cell office:value-type="string">
            <text:p>so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848</text:p>
          </table:table-cell>
          <table:table-cell table:number-columns-repeated="2" office:value-type="string">
            <text:p>itan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49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1850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5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52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53</text:p>
          </table:table-cell>
          <table:table-cell office:value-type="string">
            <text:p>creant</text:p>
          </table:table-cell>
          <table:table-cell office:value-type="string">
            <text:p>croire</text:p>
          </table:table-cell>
          <table:table-cell office:value-type="string">
            <text:p>VERppa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>
            <text:p>P4_w_001854</text:p>
          </table:table-cell>
          <table:table-cell office:value-type="string">
            <text:p>\co/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r</text:p>
          </table:table-cell>
          <table:table-cell table:style-name="ce4" table:number-columns-repeated="3"/>
          <table:table-cell table:style-name="ce11" office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855</text:p>
          </table:table-cell>
          <table:table-cell office:value-type="string">
            <text:p>\vostre/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56</text:p>
          </table:table-cell>
          <table:table-cell office:value-type="string">
            <text:p>\col/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57</text:p>
          </table:table-cell>
          <table:table-cell office:value-type="string">
            <text:p>\n/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858</text:p>
          </table:table-cell>
          <table:table-cell office:value-type="string">
            <text:p>\estendés/</text:p>
          </table:table-cell>
          <table:table-cell office:value-type="string">
            <text:p>estendre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859</text:p>
          </table:table-cell>
          <table:table-cell office:value-type="string">
            <text:p>\so[s]/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60</text:p>
          </table:table-cell>
          <table:table-cell office:value-type="string">
            <text:p>\sen/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61</text:p>
          </table:table-cell>
          <table:table-cell office:value-type="string">
            <text:p>\brand/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6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8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6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65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6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867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868</text:p>
          </table:table-cell>
          <table:table-cell office:value-type="string">
            <text:p>recunisant</text:p>
          </table:table-cell>
          <table:table-cell office:value-type="string">
            <text:p>reconoistre</text:p>
          </table:table-cell>
          <table:table-cell office:value-type="string">
            <text:p>VERppa</text:p>
          </table:table-cell>
          <table:table-cell table:number-columns-repeated="3"/>
          <table:table-cell table:style-name="ce4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>
            <text:p>P4_w_00186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70</text:p>
          </table:table-cell>
          <table:table-cell table:number-columns-repeated="2"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71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7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873</text:p>
          </table:table-cell>
          <table:table-cell office:value-type="string">
            <text:p>dorei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style-name="ce4" office:value-type="string">
            <text:p>co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874</text:p>
          </table:table-cell>
          <table:table-cell office:value-type="string">
            <text:p>g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87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76</text:p>
          </table:table-cell>
          <table:table-cell table:number-columns-repeated="2" office:value-type="string">
            <text:p>bes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77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87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879</text:p>
          </table:table-cell>
          <table:table-cell office:value-type="string">
            <text:p>bi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880</text:p>
          </table:table-cell>
          <table:table-cell office:value-type="string">
            <text:p>parole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81</text:p>
          </table:table-cell>
          <table:table-cell office:value-type="string">
            <text:p>Balant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882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883</text:p>
          </table:table-cell>
          <table:table-cell office:value-type="string">
            <text:p>\bien/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884</text:p>
          </table:table-cell>
          <table:table-cell office:value-type="string">
            <text:p>\manace/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85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886</text:p>
          </table:table-cell>
          <table:table-cell office:value-type="string">
            <text:p>\de/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87</text:p>
          </table:table-cell>
          <table:table-cell office:value-type="string">
            <text:p>\buche/</text:p>
          </table:table-cell>
          <table:table-cell office:value-type="string">
            <text:p>boch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88</text:p>
          </table:table-cell>
          <table:table-cell office:value-type="string">
            <text:p>\e/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889</text:p>
          </table:table-cell>
          <table:table-cell office:value-type="string">
            <text:p>\de/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890</text:p>
          </table:table-cell>
          <table:table-cell office:value-type="string">
            <text:p>\guuant/</text:p>
          </table:table-cell>
          <table:table-cell office:value-type="string">
            <text:p>g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91</text:p>
          </table:table-cell>
          <table:table-cell office:value-type="string">
            <text:p>oe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892</text:p>
          </table:table-cell>
          <table:table-cell office:value-type="string">
            <text:p>seign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893</text:p>
          </table:table-cell>
          <table:table-cell office:value-type="string">
            <text:p>unchore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894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89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89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897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89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899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9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01</text:p>
          </table:table-cell>
          <table:table-cell office:value-type="string">
            <text:p>ot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02</text:p>
          </table:table-cell>
          <table:table-cell office:value-type="string">
            <text:p>m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1903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1904</text:p>
          </table:table-cell>
          <table:table-cell office:value-type="string">
            <text:p>\i/re</text:p>
          </table:table-cell>
          <table:table-cell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05</text:p>
          </table:table-cell>
          <table:table-cell office:value-type="string">
            <text:p>cristi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06</text:p>
          </table:table-cell>
          <table:table-cell office:value-type="string">
            <text:p>vol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08</text:p>
          </table:table-cell>
          <table:table-cell office:value-type="string">
            <text:p>estrus</text:p>
          </table:table-cell>
          <table:table-cell office:value-type="string">
            <text:p>estros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909</text:p>
          </table:table-cell>
          <table:table-cell table:number-columns-repeated="2" office:value-type="string">
            <text:p>destrui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10</text:p>
          </table:table-cell>
          <table:table-cell office:value-type="string">
            <text:p>ot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11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12</text:p>
          </table:table-cell>
          <table:table-cell table:number-columns-repeated="2" office:value-type="string">
            <text:p>deus</text:p>
          </table:table-cell>
          <table:table-cell office:value-type="string">
            <text:p>ADJcar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13</text:p>
          </table:table-cell>
          <table:table-cell office:value-type="string">
            <text:p>me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14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15</text:p>
          </table:table-cell>
          <table:table-cell office:value-type="string">
            <text:p>vodera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1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17</text:p>
          </table:table-cell>
          <table:table-cell office:value-type="string">
            <text:p>oci&lt;e&gt;r</text:p>
          </table:table-cell>
          <table:table-cell office:value-type="string">
            <text:p>oci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18</text:p>
          </table:table-cell>
          <table:table-cell office:value-type="string">
            <text:p>Elmunt</text:p>
          </table:table-cell>
          <table:table-cell office:value-type="string">
            <text:p>Eaumont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19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20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>
            <text:p>P4_w_001921</text:p>
          </table:table-cell>
          <table:table-cell office:value-type="string">
            <text:p>ferra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923</text:p>
          </table:table-cell>
          <table:table-cell table:number-columns-repeated="2" office:value-type="string">
            <text:p>Rom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24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925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26</text:p>
          </table:table-cell>
          <table:table-cell office:value-type="string">
            <text:p>Sararacins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2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28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29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0</text:p>
          </table:table-cell>
          <table:table-cell office:value-type="string">
            <text:p>tele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1</text:p>
          </table:table-cell>
          <table:table-cell office:value-type="string">
            <text:p>enpire</text:p>
          </table:table-cell>
          <table:table-cell office:value-type="string">
            <text:p>empir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3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34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6</text:p>
          </table:table-cell>
          <table:table-cell office:value-type="string">
            <text:p>munde</text:p>
          </table:table-cell>
          <table:table-cell office:value-type="string">
            <text:p>monde1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7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38</text:p>
          </table:table-cell>
          <table:table-cell office:value-type="string">
            <text:p>&lt;seit&gt;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39</text:p>
          </table:table-cell>
          <table:table-cell office:value-type="string">
            <text:p>\co/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40</text:p>
          </table:table-cell>
          <table:table-cell office:value-type="string">
            <text:p>\seüst/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41</text:p>
          </table:table-cell>
          <table:table-cell office:value-type="string">
            <text:p>descrivre</text:p>
          </table:table-cell>
          <table:table-cell office:value-type="string">
            <text:p>descri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42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style-name="ce4" table:number-columns-repeated="9"/>
          <table:table-cell table:style-name="ce4" office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1943</text:p>
          </table:table-cell>
          <table:table-cell office:value-type="string">
            <text:p>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44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4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46</text:p>
          </table:table-cell>
          <table:table-cell office:value-type="string">
            <text:p>eü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47</text:p>
          </table:table-cell>
          <table:table-cell office:value-type="string">
            <text:p>reç\e/ü</text:p>
          </table:table-cell>
          <table:table-cell office:value-type="string">
            <text:p>recevo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48</text:p>
          </table:table-cell>
          <table:table-cell office:value-type="string">
            <text:p>bates&lt;me&gt;tirre</text:p>
          </table:table-cell>
          <table:table-cell office:value-type="string">
            <text:p>batister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4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50</text:p>
          </table:table-cell>
          <table:table-cell office:value-type="string">
            <text:p>nule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51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5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53</text:p>
          </table:table-cell>
          <table:table-cell office:value-type="string">
            <text:p>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8" office:value-type="string">
            <text:p>sub</text:p>
          </table:table-cell>
          <table:table-cell table:style-name="ce8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54</text:p>
          </table:table-cell>
          <table:table-cell office:value-type="string">
            <text:p>talenz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5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56</text:p>
          </table:table-cell>
          <table:table-cell table:number-columns-repeated="2" office:value-type="string">
            <text:p>rire</text:p>
          </table:table-cell>
          <table:table-cell office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57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5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59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960</text:p>
          </table:table-cell>
          <table:table-cell table:number-columns-repeated="2" office:value-type="string">
            <text:p>ost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961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62</text:p>
          </table:table-cell>
          <table:table-cell office:value-type="string">
            <text:p>Crestiens</text:p>
          </table:table-cell>
          <table:table-cell office:value-type="string">
            <text:p>Crestiien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6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64</text:p>
          </table:table-cell>
          <table:table-cell office:value-type="string">
            <text:p>vire</text:p>
          </table:table-cell>
          <table:table-cell office:value-type="string">
            <text:p>vir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65</text:p>
          </table:table-cell>
          <table:table-cell office:value-type="string">
            <text:p>o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96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6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68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969</text:p>
          </table:table-cell>
          <table:table-cell office:value-type="string">
            <text:p>dolerus</text:p>
          </table:table-cell>
          <table:table-cell office:value-type="string">
            <text:p>doloros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1970</text:p>
          </table:table-cell>
          <table:table-cell office:value-type="string">
            <text:p>martire</text:p>
          </table:table-cell>
          <table:table-cell office:value-type="string">
            <text:p>martire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71</text:p>
          </table:table-cell>
          <table:table-cell office:value-type="string">
            <text:p>oez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1972</text:p>
          </table:table-cell>
          <table:table-cell office:value-type="string">
            <text:p>seingnu\r/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1973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74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1975</text:p>
          </table:table-cell>
          <table:table-cell office:value-type="string">
            <text:p>tençone</text:p>
          </table:table-cell>
          <table:table-cell office:value-type="string">
            <text:p>tenç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76</text:p>
          </table:table-cell>
          <table:table-cell office:value-type="string">
            <text:p>cristi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77</text:p>
          </table:table-cell>
          <table:table-cell office:value-type="string">
            <text:p>destruit</text:p>
          </table:table-cell>
          <table:table-cell office:value-type="string">
            <text:p>destru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7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979</text:p>
          </table:table-cell>
          <table:table-cell office:value-type="string">
            <text:p>depersone</text:p>
          </table:table-cell>
          <table:table-cell office:value-type="string">
            <text:p>despers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80</text:p>
          </table:table-cell>
          <table:table-cell office:value-type="string">
            <text:p>Elmunt</text:p>
          </table:table-cell>
          <table:table-cell office:value-type="string">
            <text:p>Eaumo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81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82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>
            <text:p>P4_w_001983</text:p>
          </table:table-cell>
          <table:table-cell office:value-type="string">
            <text:p>vol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84</text:p>
          </table:table-cell>
          <table:table-cell table:number-columns-repeated="2" office:value-type="string">
            <text:p>coron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198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1986</text:p>
          </table:table-cell>
          <table:table-cell table:number-columns-repeated="2" office:value-type="string">
            <text:p>Rom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8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1988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89</text:p>
          </table:table-cell>
          <table:table-cell office:value-type="string">
            <text:p>meimes</text:p>
          </table:table-cell>
          <table:table-cell office:value-type="string">
            <text:p>mëisme</text:p>
          </table:table-cell>
          <table:table-cell office:value-type="string">
            <text:p>ADJ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2"/>
          <table:table-cell table:style-name="ce12" office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1990</text:p>
          </table:table-cell>
          <table:table-cell office:value-type="string">
            <text:p>abatera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199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92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1993</text:p>
          </table:table-cell>
          <table:table-cell office:value-type="string">
            <text:p>Turpins</text:p>
          </table:table-cell>
          <table:table-cell office:value-type="string">
            <text:p>Turp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1994</text:p>
          </table:table-cell>
          <table:table-cell office:value-type="string">
            <text:p>parole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95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199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199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1998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1999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000</text:p>
          </table:table-cell>
          <table:table-cell office:value-type="string">
            <text:p>rie</text:p>
          </table:table-cell>
          <table:table-cell office:value-type="string">
            <text:p>r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0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02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00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04</text:p>
          </table:table-cell>
          <table:table-cell office:value-type="string">
            <text:p>ot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05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06</text:p>
          </table:table-cell>
          <table:table-cell office:value-type="string">
            <text:p>barunie</text:p>
          </table:table-cell>
          <table:table-cell office:value-type="string">
            <text:p>baro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0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08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09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10</text:p>
          </table:table-cell>
          <table:table-cell office:value-type="string">
            <text:p>c</text:p>
          </table:table-cell>
          <table:table-cell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table:style-name="ce4"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11</text:p>
          </table:table-cell>
          <table:table-cell office:value-type="string">
            <text:p>m</text:p>
          </table:table-cell>
          <table:table-cell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table:style-name="ce4"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12</text:p>
          </table:table-cell>
          <table:table-cell office:value-type="string">
            <text:p>conduit</text:p>
          </table:table-cell>
          <table:table-cell office:value-type="string">
            <text:p>condu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1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1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15</text:p>
          </table:table-cell>
          <table:table-cell table:number-columns-repeated="2" office:value-type="string">
            <text:p>bai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1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17</text:p>
          </table:table-cell>
          <table:table-cell office:value-type="string">
            <text:p>hau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018</text:p>
          </table:table-cell>
          <table:table-cell table:number-columns-repeated="2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19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20</text:p>
          </table:table-cell>
          <table:table-cell office:value-type="string">
            <text:p>ot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21</text:p>
          </table:table-cell>
          <table:table-cell office:value-type="string">
            <text:p>m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022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023</text:p>
          </table:table-cell>
          <table:table-cell table:number-columns-repeated="2" office:value-type="string">
            <text:p>nav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24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25</text:p>
          </table:table-cell>
          <table:table-cell office:value-type="string">
            <text:p>Troïens</text:p>
          </table:table-cell>
          <table:table-cell office:value-type="string">
            <text:p>Troie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26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27</text:p>
          </table:table-cell>
          <table:table-cell office:value-type="string">
            <text:p>einzne</text:p>
          </table:table-cell>
          <table:table-cell office:value-type="string">
            <text:p>ainzn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2028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29</text:p>
          </table:table-cell>
          <table:table-cell office:value-type="string">
            <text:p>le\s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30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31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203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03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34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0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0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38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40</text:p>
          </table:table-cell>
          <table:table-cell office:value-type="string">
            <text:p>ver</text:p>
          </table:table-cell>
          <table:table-cell office:value-type="string">
            <text:p>vo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04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042</text:p>
          </table:table-cell>
          <table:table-cell office:value-type="string">
            <text:p>di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043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044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045</text:p>
          </table:table-cell>
          <table:table-cell office:value-type="string">
            <text:p>vingez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046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47</text:p>
          </table:table-cell>
          <table:table-cell office:value-type="string">
            <text:p>plenz</text:p>
          </table:table-cell>
          <table:table-cell office:value-type="string">
            <text:p>pla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4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49</text:p>
          </table:table-cell>
          <table:table-cell office:value-type="string">
            <text:p>Lunbardie</text:p>
          </table:table-cell>
          <table:table-cell office:value-type="string">
            <text:p>Lumbard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5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051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052</text:p>
          </table:table-cell>
          <table:table-cell office:value-type="string">
            <text:p>ve\e/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053</text:p>
          </table:table-cell>
          <table:table-cell office:value-type="string">
            <text:p>Verzails</text:p>
          </table:table-cell>
          <table:table-cell office:value-type="string">
            <text:p>Verce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5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055</text:p>
          </table:table-cell>
          <table:table-cell table:number-columns-repeated="2" office:value-type="string">
            <text:p>Ivo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56</text:p>
          </table:table-cell>
          <table:table-cell office:value-type="string">
            <text:p>Deverrs</text:p>
          </table:table-cell>
          <table:table-cell office:value-type="string">
            <text:p>devers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057</text:p>
          </table:table-cell>
          <table:table-cell office:value-type="string">
            <text:p>la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2058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6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61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062</text:p>
          </table:table-cell>
          <table:table-cell office:value-type="string">
            <text:p>sasie</text:p>
          </table:table-cell>
          <table:table-cell office:value-type="string">
            <text:p>sais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63</text:p>
          </table:table-cell>
          <table:table-cell office:value-type="string">
            <text:p>Cresti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065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066</text:p>
          </table:table-cell>
          <table:table-cell office:value-type="string">
            <text:p>\si/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style-name="ce4" table:number-columns-repeated="6"/>
          <table:table-cell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2067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style-name="ce4" table:number-columns-repeated="6"/>
          <table:table-cell table:style-name="ce4" office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2068</text:p>
          </table:table-cell>
          <table:table-cell office:value-type="string">
            <text:p>baillie</text:p>
          </table:table-cell>
          <table:table-cell office:value-type="string">
            <text:p>bailli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6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07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071</text:p>
          </table:table-cell>
          <table:table-cell office:value-type="string">
            <text:p>av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072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73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7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075</text:p>
          </table:table-cell>
          <table:table-cell office:value-type="string">
            <text:p>perde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p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07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77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7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07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80</text:p>
          </table:table-cell>
          <table:table-cell office:value-type="string">
            <text:p>meimes</text:p>
          </table:table-cell>
          <table:table-cell office:value-type="string">
            <text:p>mëisme</text:p>
          </table:table-cell>
          <table:table-cell office:value-type="string">
            <text:p>ADJ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81</text:p>
          </table:table-cell>
          <table:table-cell office:value-type="string">
            <text:p>kis</text:p>
          </table:table-cell>
          <table:table-cell office:value-type="string">
            <text:p>qui+il</text:p>
          </table:table-cell>
          <table:table-cell office:value-type="string">
            <text:p>PROrel.PROper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082</text:p>
          </table:table-cell>
          <table:table-cell office:value-type="string">
            <text:p>av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08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84</text:p>
          </table:table-cell>
          <table:table-cell office:value-type="string">
            <text:p>ballie</text:p>
          </table:table-cell>
          <table:table-cell office:value-type="string">
            <text:p>bai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85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86</text:p>
          </table:table-cell>
          <table:table-cell office:value-type="string">
            <text:p>consentés</text:p>
          </table:table-cell>
          <table:table-cell office:value-type="string">
            <text:p>cons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087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>
            <text:p>P4_w_002088</text:p>
          </table:table-cell>
          <table:table-cell table:number-columns-repeated="2" office:value-type="string">
            <text:p>noveler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89</text:p>
          </table:table-cell>
          <table:table-cell office:value-type="string">
            <text:p>metez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09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91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92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0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94</text:p>
          </table:table-cell>
          <table:table-cell table:number-columns-repeated="2"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95</text:p>
          </table:table-cell>
          <table:table-cell office:value-type="string">
            <text:p>forbie</text:p>
          </table:table-cell>
          <table:table-cell office:value-type="string">
            <text:p>forb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09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097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09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099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00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101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02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103</text:p>
          </table:table-cell>
          <table:table-cell office:value-type="string">
            <text:p>\il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0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1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06</text:p>
          </table:table-cell>
          <table:table-cell office:value-type="string">
            <text:p>occie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0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0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109</text:p>
          </table:table-cell>
          <table:table-cell office:value-type="string">
            <text:p>ferrez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110</text:p>
          </table:table-cell>
          <table:table-cell office:value-type="string">
            <text:p>jame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11</text:p>
          </table:table-cell>
          <table:table-cell table:number-columns-repeated="2" office:value-type="string">
            <text:p>chevaler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1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13</text:p>
          </table:table-cell>
          <table:table-cell table:number-columns-repeated="2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14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15</text:p>
          </table:table-cell>
          <table:table-cell office:value-type="string">
            <text:p>aver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11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17</text:p>
          </table:table-cell>
          <table:table-cell table:number-columns-repeated="2" office:value-type="string">
            <text:p>baill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18</text:p>
          </table:table-cell>
          <table:table-cell office:value-type="string">
            <text:p>ke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>
            <text:p>P4_w_00211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120</text:p>
          </table:table-cell>
          <table:table-cell office:value-type="string">
            <text:p>vaudra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21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22</text:p>
          </table:table-cell>
          <table:table-cell office:value-type="string">
            <text:p>senechausie</text:p>
          </table:table-cell>
          <table:table-cell office:value-type="string">
            <text:p>seneschauc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24</text:p>
          </table:table-cell>
          <table:table-cell table:number-columns-repeated="2" office:value-type="string">
            <text:p>i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25</text:p>
          </table:table-cell>
          <table:table-cell office:value-type="string">
            <text:p>&lt;prisun&gt;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4" office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2126</text:p>
          </table:table-cell>
          <table:table-cell office:value-type="string">
            <text:p>\mot/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2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29</text:p>
          </table:table-cell>
          <table:table-cell office:value-type="string">
            <text:p>chartre</text:p>
          </table:table-cell>
          <table:table-cell office:value-type="string">
            <text:p>chartr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30</text:p>
          </table:table-cell>
          <table:table-cell office:value-type="string">
            <text:p>finie</text:p>
          </table:table-cell>
          <table:table-cell office:value-type="string">
            <text:p>f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31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33</text:p>
          </table:table-cell>
          <table:table-cell office:value-type="string">
            <text:p>Balam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134</text:p>
          </table:table-cell>
          <table:table-cell office:value-type="string">
            <text:p>enten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35</text:p>
          </table:table-cell>
          <table:table-cell office:value-type="string">
            <text:p>enpereü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2136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37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38</text:p>
          </table:table-cell>
          <table:table-cell office:value-type="string">
            <text:p>g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39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40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41</text:p>
          </table:table-cell>
          <table:table-cell office:value-type="string">
            <text:p>sei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4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4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43</text:p>
          </table:table-cell>
          <table:table-cell office:value-type="string">
            <text:p>te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144</text:p>
          </table:table-cell>
          <table:table-cell office:value-type="string">
            <text:p>cumbatre</text:p>
          </table:table-cell>
          <table:table-cell office:value-type="string">
            <text:p>combat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145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46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14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14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49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50</text:p>
          </table:table-cell>
          <table:table-cell office:value-type="string">
            <text:p>retur</text:p>
          </table:table-cell>
          <table:table-cell office:value-type="string">
            <text:p>ret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5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52</text:p>
          </table:table-cell>
          <table:table-cell office:value-type="string">
            <text:p>que</text:p>
          </table:table-cell>
          <table:table-cell office:value-type="string">
            <text:p>qu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153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54</text:p>
          </table:table-cell>
          <table:table-cell office:value-type="string">
            <text:p>ane</text:p>
          </table:table-cell>
          <table:table-cell office:value-type="string">
            <text:p>as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5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156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57</text:p>
          </table:table-cell>
          <table:table-cell office:value-type="string">
            <text:p>mu\i/er</text:p>
          </table:table-cell>
          <table:table-cell office:value-type="string">
            <text:p>muier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office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>
            <text:p>P4_w_002158</text:p>
          </table:table-cell>
          <table:table-cell office:value-type="string">
            <text:p>ostur</text:p>
          </table:table-cell>
          <table:table-cell office:value-type="string">
            <text:p>o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59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60</text:p>
          </table:table-cell>
          <table:table-cell office:value-type="string">
            <text:p>mile</text:p>
          </table:table-cell>
          <table:table-cell office:value-type="string">
            <text:p>mil1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6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162</text:p>
          </table:table-cell>
          <table:table-cell table:number-columns-repeated="2"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style-name="ce4"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63</text:p>
          </table:table-cell>
          <table:table-cell office:value-type="string">
            <text:p>commenceür</text:p>
          </table:table-cell>
          <table:table-cell office:value-type="string">
            <text:p>comenc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6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165</text:p>
          </table:table-cell>
          <table:table-cell office:value-type="string">
            <text:p>\jo/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66</text:p>
          </table:table-cell>
          <table:table-cell office:value-type="string">
            <text:p>\en/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167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68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1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170</text:p>
          </table:table-cell>
          <table:table-cell table:number-columns-repeated="2" office:value-type="string">
            <text:p>premier</text:p>
          </table:table-cell>
          <table:table-cell office:value-type="string">
            <text:p>ADJ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171</text:p>
          </table:table-cell>
          <table:table-cell office:value-type="string">
            <text:p>fereür</text:p>
          </table:table-cell>
          <table:table-cell office:value-type="string">
            <text:p>f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172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74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7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76</text:p>
          </table:table-cell>
          <table:table-cell office:value-type="string">
            <text:p>fiu</text:p>
          </table:table-cell>
          <table:table-cell office:value-type="string">
            <text:p>f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7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78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179</text:p>
          </table:table-cell>
          <table:table-cell office:value-type="string">
            <text:p>mi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80</text:p>
          </table:table-cell>
          <table:table-cell office:value-type="string">
            <text:p>anceür</text:p>
          </table:table-cell>
          <table:table-cell office:value-type="string">
            <text:p>ance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181</text:p>
          </table:table-cell>
          <table:table-cell office:value-type="string">
            <text:p>sur</text:p>
          </table:table-cell>
          <table:table-cell office:value-type="string">
            <text:p>sor2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18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83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8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85</text:p>
          </table:table-cell>
          <table:table-cell table:number-columns-repeated="2" office:value-type="string">
            <text:p>bla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186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187</text:p>
          </table:table-cell>
          <table:table-cell office:value-type="string">
            <text:p>flur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9" office:value-type="string">
            <text:p>n</text:p>
          </table:table-cell>
          <table:table-cell table:number-columns-repeated="2"/>
          <table:table-cell table:style-name="ce9" office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>
            <text:p>P4_w_002188</text:p>
          </table:table-cell>
          <table:table-cell table:number-columns-repeated="2" office:value-type="string">
            <text:p>fauv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9"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>
            <text:p>P4_w_00218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190</text:p>
          </table:table-cell>
          <table:table-cell table:number-columns-repeated="2" office:value-type="string">
            <text:p>gr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191</text:p>
          </table:table-cell>
          <table:table-cell office:value-type="string">
            <text:p>e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9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1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94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95</text:p>
          </table:table-cell>
          <table:table-cell office:value-type="string">
            <text:p>colur</text:p>
          </table:table-cell>
          <table:table-cell office:value-type="string">
            <text:p>c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196</text:p>
          </table:table-cell>
          <table:table-cell office:value-type="string">
            <text:p>nient</text:p>
          </table:table-cell>
          <table:table-cell office:value-type="string">
            <text:p>nï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197</text:p>
          </table:table-cell>
          <table:table-cell office:value-type="string">
            <text:p>menur</text:p>
          </table:table-cell>
          <table:table-cell office:value-type="string">
            <text:p>me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9" office:value-type="string">
            <text:p>r</text:p>
          </table:table-cell>
          <table:table-cell office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>
            <text:p>P4_w_0021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199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00</text:p>
          </table:table-cell>
          <table:table-cell office:value-type="string">
            <text:p>e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20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02</text:p>
          </table:table-cell>
          <table:table-cell office:value-type="string">
            <text:p>\un/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03</text:p>
          </table:table-cell>
          <table:table-cell table:number-columns-repeated="2"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04</text:p>
          </table:table-cell>
          <table:table-cell office:value-type="string">
            <text:p>gre\nur/</text:p>
          </table:table-cell>
          <table:table-cell office:value-type="string">
            <text:p>graign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220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20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07</text:p>
          </table:table-cell>
          <table:table-cell office:value-type="string">
            <text:p>verr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208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09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210</text:p>
          </table:table-cell>
          <table:table-cell office:value-type="string">
            <text:p>juste\r/</text:p>
          </table:table-cell>
          <table:table-cell office:value-type="string">
            <text:p>jost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211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12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PROpos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1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214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215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216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p</text:p>
          </table:table-cell>
          <table:table-cell table:style-name="ce4"/>
          <table:table-cell table:style-name="ce4" office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221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218</text:p>
          </table:table-cell>
          <table:table-cell office:value-type="string">
            <text:p>av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219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table:style-name="ce5" office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>
            <text:p>P4_w_00222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221</text:p>
          </table:table-cell>
          <table:table-cell office:value-type="string">
            <text:p>paü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22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223</text:p>
          </table:table-cell>
          <table:table-cell table:number-columns-repeated="2"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24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2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22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227</text:p>
          </table:table-cell>
          <table:table-cell office:value-type="string">
            <text:p>turne</text:p>
          </table:table-cell>
          <table:table-cell office:value-type="string">
            <text:p>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2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229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30</text:p>
          </table:table-cell>
          <table:table-cell office:value-type="string">
            <text:p>ot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3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3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34</text:p>
          </table:table-cell>
          <table:table-cell office:value-type="string">
            <text:p>m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235</text:p>
          </table:table-cell>
          <table:table-cell office:value-type="string">
            <text:p>\en/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23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37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238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39</text:p>
          </table:table-cell>
          <table:table-cell table:number-columns-repeated="2" office:value-type="string">
            <text:p>feri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2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41</text:p>
          </table:table-cell>
          <table:table-cell office:value-type="string">
            <text:p>vol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4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2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44</text:p>
          </table:table-cell>
          <table:table-cell office:value-type="string">
            <text:p>dux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45</text:p>
          </table:table-cell>
          <table:table-cell table:number-columns-repeated="2"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4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247</text:p>
          </table:table-cell>
          <table:table-cell office:value-type="string">
            <text:p>c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48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49</text:p>
          </table:table-cell>
          <table:table-cell office:value-type="string">
            <text:p>b\i/au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225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22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252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5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54</text:p>
          </table:table-cell>
          <table:table-cell office:value-type="string">
            <text:p>creatur</text:p>
          </table:table-cell>
          <table:table-cell office:value-type="string">
            <text:p>crïa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55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25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57</text:p>
          </table:table-cell>
          <table:table-cell office:value-type="string">
            <text:p>turnerunt</text:p>
          </table:table-cell>
          <table:table-cell office:value-type="string">
            <text:p>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2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259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4_w_00226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p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6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62</text:p>
          </table:table-cell>
          <table:table-cell office:value-type="string">
            <text:p>plusur</text:p>
          </table:table-cell>
          <table:table-cell office:value-type="string">
            <text:p>plu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6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6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65</text:p>
          </table:table-cell>
          <table:table-cell office:value-type="string">
            <text:p>emperei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6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67</text:p>
          </table:table-cell>
          <table:table-cell office:value-type="string">
            <text:p>ment</text:p>
          </table:table-cell>
          <table:table-cell office:value-type="string">
            <text:p>m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6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69</text:p>
          </table:table-cell>
          <table:table-cell office:value-type="string">
            <text:p>lecheür</text:p>
          </table:table-cell>
          <table:table-cell office:value-type="string">
            <text:p>lech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270</text:p>
          </table:table-cell>
          <table:table-cell office:value-type="string">
            <text:p>d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7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72</text:p>
          </table:table-cell>
          <table:table-cell office:value-type="string">
            <text:p>sei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73</text:p>
          </table:table-cell>
          <table:table-cell office:value-type="string">
            <text:p>sanz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274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75</text:p>
          </table:table-cell>
          <table:table-cell office:value-type="string">
            <text:p>contreditur</text:p>
          </table:table-cell>
          <table:table-cell office:value-type="string">
            <text:p>contredi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76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277</text:p>
          </table:table-cell>
          <table:table-cell table:number-columns-repeated="2"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27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79</text:p>
          </table:table-cell>
          <table:table-cell office:value-type="string">
            <text:p>meis</text:p>
          </table:table-cell>
          <table:table-cell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8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28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282</text:p>
          </table:table-cell>
          <table:table-cell office:value-type="string">
            <text:p>avr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83</text:p>
          </table:table-cell>
          <table:table-cell office:value-type="string">
            <text:p>\il/</text:p>
          </table:table-cell>
          <table:table-cell office:value-type="string">
            <text:p>il</text:p>
          </table:table-cell>
          <table:table-cell office:value-type="string">
            <text:p>PROim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284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285</text:p>
          </table:table-cell>
          <table:table-cell table:number-columns-repeated="2" office:value-type="string">
            <text:p>icest</text:p>
          </table:table-cell>
          <table:table-cell office:value-type="string">
            <text:p>DETde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86</text:p>
          </table:table-cell>
          <table:table-cell office:value-type="string">
            <text:p>\jur/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8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288</text:p>
          </table:table-cell>
          <table:table-cell office:value-type="string">
            <text:p>Aspremunt</text:p>
          </table:table-cell>
          <table:table-cell office:value-type="string">
            <text:p>Aspremont</text:p>
          </table:table-cell>
          <table:table-cell office:value-type="string">
            <text:p>NOMpro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89</text:p>
          </table:table-cell>
          <table:table-cell office:value-type="string">
            <text:p>porterai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290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91</text:p>
          </table:table-cell>
          <table:table-cell office:value-type="string">
            <text:p>\or/reflur</text:p>
          </table:table-cell>
          <table:table-cell office:value-type="string">
            <text:p>oriflor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292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293</text:p>
          </table:table-cell>
          <table:table-cell office:value-type="string">
            <text:p>cu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29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295</text:p>
          </table:table-cell>
          <table:table-cell office:value-type="string">
            <text:p>save</text:p>
          </table:table-cell>
          <table:table-cell office:value-type="string">
            <text:p>sau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29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97</text:p>
          </table:table-cell>
          <table:table-cell office:value-type="string">
            <text:p>min</text:p>
          </table:table-cell>
          <table:table-cell office:value-type="string">
            <text:p>mien</text:p>
          </table:table-cell>
          <table:table-cell office:value-type="string">
            <text:p>ADJ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98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29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300</text:p>
          </table:table-cell>
          <table:table-cell office:value-type="string">
            <text:p>aver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01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302</text:p>
          </table:table-cell>
          <table:table-cell office:value-type="string">
            <text:p>\ja/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303</text:p>
          </table:table-cell>
          <table:table-cell office:value-type="string">
            <text:p>\terrïen/</text:p>
          </table:table-cell>
          <table:table-cell office:value-type="string">
            <text:p>terrïe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304</text:p>
          </table:table-cell>
          <table:table-cell office:value-type="string">
            <text:p>sei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05</text:p>
          </table:table-cell>
          <table:table-cell office:value-type="string">
            <text:p>Balam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306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07</text:p>
          </table:table-cell>
          <table:table-cell table:number-columns-repeated="2"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08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09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10</text:p>
          </table:table-cell>
          <table:table-cell office:value-type="string">
            <text:p>qu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31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312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13</text:p>
          </table:table-cell>
          <table:table-cell office:value-type="string">
            <text:p>enpensé</text:p>
          </table:table-cell>
          <table:table-cell office:value-type="string">
            <text:p>empen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14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315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16</text:p>
          </table:table-cell>
          <table:table-cell office:value-type="string">
            <text:p>feris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17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31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1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320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321</text:p>
          </table:table-cell>
          <table:table-cell office:value-type="string">
            <text:p>osté</text:p>
          </table:table-cell>
          <table:table-cell office:value-type="string">
            <text:p>oster2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office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232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32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324</text:p>
          </table:table-cell>
          <table:table-cell office:value-type="string">
            <text:p>parole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25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326</text:p>
          </table:table-cell>
          <table:table-cell office:value-type="string">
            <text:p>chevali\e/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327</text:p>
          </table:table-cell>
          <table:table-cell office:value-type="string">
            <text:p>menbré</text:p>
          </table:table-cell>
          <table:table-cell office:value-type="string">
            <text:p>membr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style-name="ce8"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VERppe</text:p>
          </table:table-cell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232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329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30</text:p>
          </table:table-cell>
          <table:table-cell office:value-type="string">
            <text:p>message</text:p>
          </table:table-cell>
          <table:table-cell office:value-type="string">
            <text:p>messa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31</text:p>
          </table:table-cell>
          <table:table-cell office:value-type="string">
            <text:p>quanque</text:p>
          </table:table-cell>
          <table:table-cell office:value-type="string">
            <text:p>cantque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33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333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34</text:p>
          </table:table-cell>
          <table:table-cell office:value-type="string">
            <text:p>celé</text:p>
          </table:table-cell>
          <table:table-cell office:value-type="string">
            <text:p>cel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35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2336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>
            <text:p>P4_w_002337</text:p>
          </table:table-cell>
          <table:table-cell office:value-type="string">
            <text:p>entent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38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39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3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341</text:p>
          </table:table-cell>
          <table:table-cell office:value-type="string">
            <text:p>\a/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42</text:p>
          </table:table-cell>
          <table:table-cell office:value-type="string">
            <text:p>mandé</text:p>
          </table:table-cell>
          <table:table-cell office:value-type="string">
            <text:p>ma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43</text:p>
          </table:table-cell>
          <table:table-cell office:value-type="string">
            <text:p>\par/</text:p>
          </table:table-cell>
          <table:table-cell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344</text:p>
          </table:table-cell>
          <table:table-cell office:value-type="string">
            <text:p>\mei/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345</text:p>
          </table:table-cell>
          <table:table-cell office:value-type="string">
            <text:p>\l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46</text:p>
          </table:table-cell>
          <table:table-cell office:value-type="string">
            <text:p>\orras/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47</text:p>
          </table:table-cell>
          <table:table-cell office:value-type="string">
            <text:p>\ki/</text:p>
          </table:table-cell>
          <table:table-cell office:value-type="string">
            <text:p>c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48</text:p>
          </table:table-cell>
          <table:table-cell office:value-type="string">
            <text:p>\il/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349</text:p>
          </table:table-cell>
          <table:table-cell office:value-type="string">
            <text:p>\fu/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50</text:p>
          </table:table-cell>
          <table:table-cell office:value-type="string">
            <text:p>\cumandé/</text:p>
          </table:table-cell>
          <table:table-cell office:value-type="string">
            <text:p>coma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352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53</text:p>
          </table:table-cell>
          <table:table-cell office:value-type="string">
            <text:p>treü</text:p>
          </table:table-cell>
          <table:table-cell office:value-type="string">
            <text:p>trë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54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5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35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357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58</text:p>
          </table:table-cell>
          <table:table-cell office:value-type="string">
            <text:p>porté</text:p>
          </table:table-cell>
          <table:table-cell office:value-type="string">
            <text:p>por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5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60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/>
          <table:table-cell table:style-name="ce4" table:number-columns-repeated="5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362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363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36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36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366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67</text:p>
          </table:table-cell>
          <table:table-cell office:value-type="string">
            <text:p>trestrunné</text:p>
          </table:table-cell>
          <table:table-cell office:value-type="string">
            <text:p>trestorner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2368</text:p>
          </table:table-cell>
          <table:table-cell office:value-type="string">
            <text:p>fai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69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370</text:p>
          </table:table-cell>
          <table:table-cell office:value-type="string">
            <text:p>humage</text:p>
          </table:table-cell>
          <table:table-cell office:value-type="string">
            <text:p>o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7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>
            <text:p>P4_w_002372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73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74</text:p>
          </table:table-cell>
          <table:table-cell table:number-columns-repeated="2" office:value-type="string">
            <text:p>barn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7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37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377</text:p>
          </table:table-cell>
          <table:table-cell office:value-type="string">
            <text:p>faiz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37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379</text:p>
          </table:table-cell>
          <table:table-cell office:value-type="string">
            <text:p>malur</text:p>
          </table:table-cell>
          <table:table-cell office:value-type="string">
            <text:p>malëur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80</text:p>
          </table:table-cell>
          <table:table-cell office:value-type="string">
            <text:p>fu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psp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381</text:p>
          </table:table-cell>
          <table:table-cell office:value-type="string">
            <text:p>né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2"/>
          <table:table-cell table:style-name="ce4" office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>
            <text:p>P4_w_00238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83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84</text:p>
          </table:table-cell>
          <table:table-cell office:value-type="string">
            <text:p>lerra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38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86</text:p>
          </table:table-cell>
          <table:table-cell table:number-columns-repeated="2" office:value-type="string">
            <text:p>chastel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8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88</text:p>
          </table:table-cell>
          <table:table-cell table:number-columns-repeated="2" office:value-type="string">
            <text:p>cité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89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90</text:p>
          </table:table-cell>
          <table:table-cell table:number-columns-repeated="2" office:value-type="string">
            <text:p>bois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9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92</text:p>
          </table:table-cell>
          <table:table-cell office:value-type="string">
            <text:p>tur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93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94</text:p>
          </table:table-cell>
          <table:table-cell office:value-type="string">
            <text:p>plein</text:p>
          </table:table-cell>
          <table:table-cell office:value-type="string">
            <text:p>plain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9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396</text:p>
          </table:table-cell>
          <table:table-cell table:number-columns-repeated="2" office:value-type="string">
            <text:p>fermeté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97</text:p>
          </table:table-cell>
          <table:table-cell office:value-type="string">
            <text:p>k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9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399</text:p>
          </table:table-cell>
          <table:table-cell office:value-type="string">
            <text:p>chi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0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401</text:p>
          </table:table-cell>
          <table:table-cell table:number-columns-repeated="2" office:value-type="string">
            <text:p>autre</text:p>
          </table:table-cell>
          <table:table-cell office:value-type="string">
            <text:p>DETind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02</text:p>
          </table:table-cell>
          <table:table-cell office:value-type="string">
            <text:p>digneté</text:p>
          </table:table-cell>
          <table:table-cell office:value-type="string">
            <text:p>dignité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f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0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4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405</text:p>
          </table:table-cell>
          <table:table-cell office:value-type="string">
            <text:p>aver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fu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406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0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>
            <text:p>P4_w_002408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09</text:p>
          </table:table-cell>
          <table:table-cell office:value-type="string">
            <text:p>linage</text:p>
          </table:table-cell>
          <table:table-cell office:value-type="string">
            <text:p>lignage</text:p>
          </table:table-cell>
          <table:table-cell office:value-type="string">
            <text:p>NOMcom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10</text:p>
          </table:table-cell>
          <table:table-cell office:value-type="string">
            <text:p>né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11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41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413</text:p>
          </table:table-cell>
          <table:table-cell office:value-type="string">
            <text:p>puisse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14</text:p>
          </table:table-cell>
          <table:table-cell table:number-columns-repeated="2" office:value-type="string">
            <text:p>ateind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4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17</text:p>
          </table:table-cell>
          <table:table-cell office:value-type="string">
            <text:p>cristïenté</text:p>
          </table:table-cell>
          <table:table-cell office:value-type="string">
            <text:p>crestï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P4_w_002418</text:p>
          </table:table-cell>
          <table:table-cell office:value-type="string">
            <text:p>que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table:number-columns-repeated="3"/>
          <table:table-cell table:style-name="ce8" office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>
            <text:p>P4_w_00241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20</text:p>
          </table:table-cell>
          <table:table-cell table:number-columns-repeated="2"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21</text:p>
          </table:table-cell>
          <table:table-cell office:value-type="string">
            <text:p>de\s/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22</text:p>
          </table:table-cell>
          <table:table-cell table:number-columns-repeated="2" office:value-type="string">
            <text:p>memb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2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424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25</text:p>
          </table:table-cell>
          <table:table-cell office:value-type="string">
            <text:p>deshonoré</text:p>
          </table:table-cell>
          <table:table-cell office:value-type="string">
            <text:p>deson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2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9"/>
          <table:table-cell office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>
            <text:p>P4_w_002427</text:p>
          </table:table-cell>
          <table:table-cell office:value-type="string">
            <text:p>puig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28</text:p>
          </table:table-cell>
          <table:table-cell office:value-type="string">
            <text:p>cope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29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43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31</text:p>
          </table:table-cell>
          <table:table-cell office:value-type="string">
            <text:p>mex</text:p>
          </table:table-cell>
          <table:table-cell office:value-type="string">
            <text:p>mieu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ADJqua</text:p>
          </table:table-cell>
          <table:table-cell office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>
            <text:p>P4_w_002432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33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34</text:p>
          </table:table-cell>
          <table:table-cell office:value-type="string">
            <text:p>furches</text:p>
          </table:table-cell>
          <table:table-cell office:value-type="string">
            <text:p>forch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35</text:p>
          </table:table-cell>
          <table:table-cell office:value-type="string">
            <text:p>encroé</text:p>
          </table:table-cell>
          <table:table-cell office:value-type="string">
            <text:p>escr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36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43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3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>
            <text:p>P4_w_002439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440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4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42</text:p>
          </table:table-cell>
          <table:table-cell table:number-columns-repeated="2" office:value-type="string">
            <text:p>pens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43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44</text:p>
          </table:table-cell>
          <table:table-cell office:value-type="string">
            <text:p>prime</text:p>
          </table:table-cell>
          <table:table-cell office:value-type="string">
            <text:p>prim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445</text:p>
          </table:table-cell>
          <table:table-cell table:number-columns-repeated="2" office:value-type="string">
            <text:p>ba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46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47</text:p>
          </table:table-cell>
          <table:table-cell office:value-type="string">
            <text:p>...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>
            <text:p>P4_w_00244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49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50</text:p>
          </table:table-cell>
          <table:table-cell office:value-type="string">
            <text:p>chi\e/rté</text:p>
          </table:table-cell>
          <table:table-cell office:value-type="string">
            <text:p>ch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5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53</text:p>
          </table:table-cell>
          <table:table-cell office:value-type="string">
            <text:p>manire</text:p>
          </table:table-cell>
          <table:table-cell office:value-type="string">
            <text:p>man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5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55</text:p>
          </table:table-cell>
          <table:table-cell office:value-type="string">
            <text:p>runcin</text:p>
          </table:table-cell>
          <table:table-cell office:value-type="string">
            <text:p>ronc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56</text:p>
          </table:table-cell>
          <table:table-cell office:value-type="string">
            <text:p>escurt&lt;í&gt;é</text:p>
          </table:table-cell>
          <table:table-cell office:value-type="string">
            <text:p>escor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5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458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59</text:p>
          </table:table-cell>
          <table:table-cell office:value-type="string">
            <text:p>recopé</text:p>
          </table:table-cell>
          <table:table-cell office:value-type="string">
            <text:p>reco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5"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46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62</text:p>
          </table:table-cell>
          <table:table-cell office:value-type="string">
            <text:p>peil</text:p>
          </table:table-cell>
          <table:table-cell office:value-type="string">
            <text:p>po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63</text:p>
          </table:table-cell>
          <table:table-cell office:value-type="string">
            <text:p>&lt;trenchié&gt;</text:p>
          </table:table-cell>
          <table:table-cell office:value-type="string">
            <text:p>trench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64</text:p>
          </table:table-cell>
          <table:table-cell office:value-type="string">
            <text:p>\trunsuné/</text:p>
          </table:table-cell>
          <table:table-cell office:value-type="string">
            <text:p>tronç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6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466</text:p>
          </table:table-cell>
          <table:table-cell office:value-type="string">
            <text:p>avr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67</text:p>
          </table:table-cell>
          <table:table-cell office:value-type="string">
            <text:p>pel</text:p>
          </table:table-cell>
          <table:table-cell office:value-type="string">
            <text:p>po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68</text:p>
          </table:table-cell>
          <table:table-cell office:value-type="string">
            <text:p>que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table:style-name="ce8" office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>
            <text:p>P4_w_00246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47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471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72</text:p>
          </table:table-cell>
          <table:table-cell office:value-type="string">
            <text:p>pelé</text:p>
          </table:table-cell>
          <table:table-cell office:value-type="string">
            <text:p>pel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7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47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475</text:p>
          </table:table-cell>
          <table:table-cell office:value-type="string">
            <text:p>sera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7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477</text:p>
          </table:table-cell>
          <table:table-cell office:value-type="string">
            <text:p>runcin</text:p>
          </table:table-cell>
          <table:table-cell office:value-type="string">
            <text:p>ronc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78</text:p>
          </table:table-cell>
          <table:table-cell office:value-type="string">
            <text:p>traïné</text:p>
          </table:table-cell>
          <table:table-cell office:value-type="string">
            <text:p>träi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79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4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48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482</text:p>
          </table:table-cell>
          <table:table-cell office:value-type="string">
            <text:p>dure</text:p>
          </table:table-cell>
          <table:table-cell office:value-type="string">
            <text:p>dur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83</text:p>
          </table:table-cell>
          <table:table-cell office:value-type="string">
            <text:p>tu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484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485</text:p>
          </table:table-cell>
          <table:table-cell table:number-columns-repeated="2" office:value-type="string">
            <text:p>pöe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>
            <text:p>P4_w_002486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487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48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89</text:p>
          </table:table-cell>
          <table:table-cell office:value-type="string">
            <text:p>ore</text:p>
          </table:table-cell>
          <table:table-cell office:value-type="string">
            <text:p>ore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490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8" office:value-type="string">
            <text:p>i</text:p>
          </table:table-cell>
          <table:table-cell table:number-columns-repeated="3"/>
          <table:table-cell office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>
            <text:p>P4_w_002491</text:p>
          </table:table-cell>
          <table:table-cell table:number-columns-repeated="2" office:value-type="string">
            <text:p>Adam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92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493</text:p>
          </table:table-cell>
          <table:table-cell office:value-type="string">
            <text:p>furmé</text:p>
          </table:table-cell>
          <table:table-cell office:value-type="string">
            <text:p>fo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4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9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497</text:p>
          </table:table-cell>
          <table:table-cell office:value-type="string">
            <text:p>munt</text:p>
          </table:table-cell>
          <table:table-cell office:value-type="string">
            <text:p>mond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49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49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00</text:p>
          </table:table-cell>
          <table:table-cell office:value-type="string">
            <text:p>abanduné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0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02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03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0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05</text:p>
          </table:table-cell>
          <table:table-cell office:value-type="string">
            <text:p>vilement</text:p>
          </table:table-cell>
          <table:table-cell office:value-type="string">
            <text:p>vil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06</text:p>
          </table:table-cell>
          <table:table-cell office:value-type="string">
            <text:p>demené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07</text:p>
          </table:table-cell>
          <table:table-cell table:number-columns-repeated="2" office:value-type="string">
            <text:p>ite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>
            <text:p>P4_w_00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09</text:p>
          </table:table-cell>
          <table:table-cell office:value-type="string">
            <text:p>\l/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10</text:p>
          </table:table-cell>
          <table:table-cell table:number-columns-repeated="2"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12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1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14</text:p>
          </table:table-cell>
          <table:table-cell office:value-type="string">
            <text:p>sené</text:p>
          </table:table-cell>
          <table:table-cell office:value-type="string">
            <text:p>sen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515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16</text:p>
          </table:table-cell>
          <table:table-cell office:value-type="string">
            <text:p>co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5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18</text:p>
          </table:table-cell>
          <table:table-cell office:value-type="string">
            <text:p>saé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51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20</text:p>
          </table:table-cell>
          <table:table-cell office:value-type="string">
            <text:p>osé</text:p>
          </table:table-cell>
          <table:table-cell office:value-type="string">
            <text:p>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21</text:p>
          </table:table-cell>
          <table:table-cell office:value-type="string">
            <text:p>num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22</text:p>
          </table:table-cell>
          <table:table-cell office:value-type="string">
            <text:p>ferras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23</text:p>
          </table:table-cell>
          <table:table-cell table:number-columns-repeated="2"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2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25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26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28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29</text:p>
          </table:table-cell>
          <table:table-cell office:value-type="string">
            <text:p>mudlé</text:p>
          </table:table-cell>
          <table:table-cell office:value-type="string">
            <text:p>mol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style-name="ce8" office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>
            <text:p>P4_w_002530</text:p>
          </table:table-cell>
          <table:table-cell office:value-type="string">
            <text:p>jombles</text:p>
          </table:table-cell>
          <table:table-cell office:value-type="string">
            <text:p>juen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>
            <text:p>P4_w_002531</text:p>
          </table:table-cell>
          <table:table-cell office:value-type="string">
            <text:p>hom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32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34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35</text:p>
          </table:table-cell>
          <table:table-cell table:number-columns-repeated="2" office:value-type="string">
            <text:p>poi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>
            <text:p>P4_w_002536</text:p>
          </table:table-cell>
          <table:table-cell office:value-type="string">
            <text:p>enduré</text:p>
          </table:table-cell>
          <table:table-cell office:value-type="string">
            <text:p>end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38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39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40</text:p>
          </table:table-cell>
          <table:table-cell office:value-type="string">
            <text:p>mestir</text:p>
          </table:table-cell>
          <table:table-cell office:value-type="string">
            <text:p>mes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41</text:p>
          </table:table-cell>
          <table:table-cell office:value-type="string">
            <text:p>fors</text:p>
          </table:table-cell>
          <table:table-cell office:value-type="string">
            <text:p>fors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4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43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544</text:p>
          </table:table-cell>
          <table:table-cell office:value-type="string">
            <text:p>encurtiné</text:p>
          </table:table-cell>
          <table:table-cell office:value-type="string">
            <text:p>encorti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4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46</text:p>
          </table:table-cell>
          <table:table-cell office:value-type="string">
            <text:p>tes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47</text:p>
          </table:table-cell>
          <table:table-cell office:value-type="string">
            <text:p>chambres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48</text:p>
          </table:table-cell>
          <table:table-cell office:value-type="string">
            <text:p>seignié</text:p>
          </table:table-cell>
          <table:table-cell office:value-type="string">
            <text:p>seign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4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550</text:p>
          </table:table-cell>
          <table:table-cell office:value-type="string">
            <text:p>ventusé</text:p>
          </table:table-cell>
          <table:table-cell office:value-type="string">
            <text:p>vent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51</text:p>
          </table:table-cell>
          <table:table-cell table:number-columns-repeated="2" office:value-type="string">
            <text:p>sov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52</text:p>
          </table:table-cell>
          <table:table-cell office:value-type="string">
            <text:p>baingnié</text:p>
          </table:table-cell>
          <table:table-cell office:value-type="string">
            <text:p>baign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554</text:p>
          </table:table-cell>
          <table:table-cell office:value-type="string">
            <text:p>chuchié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5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556</text:p>
          </table:table-cell>
          <table:table-cell office:value-type="string">
            <text:p>levé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57</text:p>
          </table:table-cell>
          <table:table-cell office:value-type="string">
            <text:p>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58</text:p>
          </table:table-cell>
          <table:table-cell office:value-type="string">
            <text:p>afier</text:p>
          </table:table-cell>
          <table:table-cell office:value-type="string">
            <text:p>a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5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60</text:p>
          </table:table-cell>
          <table:table-cell office:value-type="string">
            <text:p>hu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61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6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64</text:p>
          </table:table-cell>
          <table:table-cell office:value-type="string">
            <text:p>jombe</text:p>
          </table:table-cell>
          <table:table-cell office:value-type="string">
            <text:p>juen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>
            <text:p>P4_w_002565</text:p>
          </table:table-cell>
          <table:table-cell office:value-type="string">
            <text:p>ee</text:p>
          </table:table-cell>
          <table:table-cell office:value-type="string">
            <text:p>a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66</text:p>
          </table:table-cell>
          <table:table-cell office:value-type="string">
            <text:p>deheit</text:p>
          </table:table-cell>
          <table:table-cell office:value-type="string">
            <text:p>deh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>
            <text:p>P4_w_002567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>
            <text:p>P4_w_0025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69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70</text:p>
          </table:table-cell>
          <table:table-cell office:value-type="string">
            <text:p>paleis</text:p>
          </table:table-cell>
          <table:table-cell office:value-type="string">
            <text:p>palai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71</text:p>
          </table:table-cell>
          <table:table-cell office:value-type="string">
            <text:p>maté</text:p>
          </table:table-cell>
          <table:table-cell office:value-type="string">
            <text:p>ma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72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7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74</text:p>
          </table:table-cell>
          <table:table-cell table:number-columns-repeated="2" office:value-type="string">
            <text:p>tan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>
            <text:p>P4_w_002575</text:p>
          </table:table-cell>
          <table:table-cell office:value-type="string">
            <text:p>regnes</text:p>
          </table:table-cell>
          <table:table-cell office:value-type="string">
            <text:p>re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577</text:p>
          </table:table-cell>
          <table:table-cell office:value-type="string">
            <text:p>sire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578</text:p>
          </table:table-cell>
          <table:table-cell office:value-type="string">
            <text:p>clamé</text:p>
          </table:table-cell>
          <table:table-cell office:value-type="string">
            <text:p>cla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79</text:p>
          </table:table-cell>
          <table:table-cell office:value-type="string">
            <text:p>puise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>
            <text:p>P4_w_002580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58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82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83</text:p>
          </table:table-cell>
          <table:table-cell table:number-columns-repeated="2" office:value-type="string">
            <text:p>o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84</text:p>
          </table:table-cell>
          <table:table-cell office:value-type="string">
            <text:p>juté</text:p>
          </table:table-cell>
          <table:table-cell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85</text:p>
          </table:table-cell>
          <table:table-cell office:value-type="string">
            <text:p>recreant</text:p>
          </table:table-cell>
          <table:table-cell office:value-type="string">
            <text:p>recro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586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87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88</text:p>
          </table:table-cell>
          <table:table-cell office:value-type="string">
            <text:p>sai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5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90</text:p>
          </table:table-cell>
          <table:table-cell table:number-columns-repeated="2" office:value-type="string">
            <text:p>ver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9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92</text:p>
          </table:table-cell>
          <table:table-cell office:value-type="string">
            <text:p>te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593</text:p>
          </table:table-cell>
          <table:table-cell office:value-type="string">
            <text:p>Sarazins</text:p>
          </table:table-cell>
          <table:table-cell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259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595</text:p>
          </table:table-cell>
          <table:table-cell table:number-columns-repeated="2" office:value-type="string">
            <text:p>vil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596</text:p>
          </table:table-cell>
          <table:table-cell office:value-type="string">
            <text:p>charun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59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598</text:p>
          </table:table-cell>
          <table:table-cell office:value-type="string">
            <text:p>aver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59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00</text:p>
          </table:table-cell>
          <table:table-cell office:value-type="string">
            <text:p>qui</text:p>
          </table:table-cell>
          <table:table-cell office:value-type="string">
            <text:p>c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601</text:p>
          </table:table-cell>
          <table:table-cell office:value-type="string">
            <text:p>mustrer</text:p>
          </table:table-cell>
          <table:table-cell office:value-type="string">
            <text:p>mostrer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602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03</text:p>
          </table:table-cell>
          <table:table-cell office:value-type="string">
            <text:p>freté</text:p>
          </table:table-cell>
          <table:table-cell office:value-type="string">
            <text:p>f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04</text:p>
          </table:table-cell>
          <table:table-cell office:value-type="string">
            <text:p>m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60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06</text:p>
          </table:table-cell>
          <table:table-cell table:number-columns-repeated="2"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607</text:p>
          </table:table-cell>
          <table:table-cell office:value-type="string">
            <text:p>hunte</text:p>
          </table:table-cell>
          <table:table-cell office:value-type="string">
            <text:p>hon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08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0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10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11</text:p>
          </table:table-cell>
          <table:table-cell office:value-type="string">
            <text:p>eé</text:p>
          </table:table-cell>
          <table:table-cell office:value-type="string">
            <text:p>a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12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613</text:p>
          </table:table-cell>
          <table:table-cell office:value-type="string">
            <text:p>siscle</text:p>
          </table:table-cell>
          <table:table-cell office:value-type="string">
            <text:p>sie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61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16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617</text:p>
          </table:table-cell>
          <table:table-cell office:value-type="string">
            <text:p>encumbré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>
            <text:p>P4_w_002618</text:p>
          </table:table-cell>
          <table:table-cell office:value-type="string">
            <text:p>ma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61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20</text:p>
          </table:table-cell>
          <table:table-cell table:number-columns-repeated="2"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2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2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623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624</text:p>
          </table:table-cell>
          <table:table-cell office:value-type="string">
            <text:p>ad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25</text:p>
          </table:table-cell>
          <table:table-cell office:value-type="string">
            <text:p>humilité</text:p>
          </table:table-cell>
          <table:table-cell office:value-type="string">
            <text:p>umel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26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9"/>
          <table:table-cell table:style-name="ce9" office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>
            <text:p>P4_w_002627</text:p>
          </table:table-cell>
          <table:table-cell office:value-type="string">
            <text:p>Agulant</text:p>
          </table:table-cell>
          <table:table-cell office:value-type="string">
            <text:p>Ag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6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29</text:p>
          </table:table-cell>
          <table:table-cell office:value-type="string">
            <text:p>teneit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ipf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>
            <text:p>P4_w_00263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3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32</text:p>
          </table:table-cell>
          <table:table-cell office:value-type="string">
            <text:p>chirter</text:p>
          </table:table-cell>
          <table:table-cell office:value-type="string">
            <text:p>chier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33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63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35</text:p>
          </table:table-cell>
          <table:table-cell office:value-type="string">
            <text:p>message</text:p>
          </table:table-cell>
          <table:table-cell office:value-type="string">
            <text:p>messa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36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63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38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39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40</text:p>
          </table:table-cell>
          <table:table-cell office:value-type="string">
            <text:p>buche</text:p>
          </table:table-cell>
          <table:table-cell office:value-type="string">
            <text:p>boch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41</text:p>
          </table:table-cell>
          <table:table-cell office:value-type="string">
            <text:p>mandé</text:p>
          </table:table-cell>
          <table:table-cell office:value-type="string">
            <text:p>ma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42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43</text:p>
          </table:table-cell>
          <table:table-cell office:value-type="string">
            <text:p>cil</text:p>
          </table:table-cell>
          <table:table-cell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645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46</text:p>
          </table:table-cell>
          <table:table-cell office:value-type="string">
            <text:p>hum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47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648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6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650</text:p>
          </table:table-cell>
          <table:table-cell office:value-type="string">
            <text:p>munde</text:p>
          </table:table-cell>
          <table:table-cell office:value-type="string">
            <text:p>mond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65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52</text:p>
          </table:table-cell>
          <table:table-cell office:value-type="string">
            <text:p>lee</text:p>
          </table:table-cell>
          <table:table-cell office:value-type="string">
            <text:p>l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>
            <text:p>P4_w_002653</text:p>
          </table:table-cell>
          <table:table-cell office:value-type="string">
            <text:p>fors</text:p>
          </table:table-cell>
          <table:table-cell office:value-type="string">
            <text:p>fors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54</text:p>
          </table:table-cell>
          <table:table-cell office:value-type="string">
            <text:p>sul</text:p>
          </table:table-cell>
          <table:table-cell office:value-type="string">
            <text:p>so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655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56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5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658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59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60</text:p>
          </table:table-cell>
          <table:table-cell office:value-type="string">
            <text:p>aceré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66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66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6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65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66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67</text:p>
          </table:table-cell>
          <table:table-cell office:value-type="string">
            <text:p>pais</text:p>
          </table:table-cell>
          <table:table-cell office:value-type="string">
            <text:p>pä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68</text:p>
          </table:table-cell>
          <table:table-cell office:value-type="string">
            <text:p>aquité</text:p>
          </table:table-cell>
          <table:table-cell office:value-type="string">
            <text:p>aqui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6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7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71</text:p>
          </table:table-cell>
          <table:table-cell office:value-type="string">
            <text:p>entrecop</text:p>
          </table:table-cell>
          <table:table-cell office:value-type="string">
            <text:p>entre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table:style-name="ce11" office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>
            <text:p>P4_w_002672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7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74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675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76</text:p>
          </table:table-cell>
          <table:table-cell office:value-type="string">
            <text:p>aceré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77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67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679</text:p>
          </table:table-cell>
          <table:table-cell office:value-type="string">
            <text:p>pendi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8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81</text:p>
          </table:table-cell>
          <table:table-cell table:number-columns-repeated="2" office:value-type="string">
            <text:p>senest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682</text:p>
          </table:table-cell>
          <table:table-cell table:number-columns-repeated="2"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83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84</text:p>
          </table:table-cell>
          <table:table-cell table:number-columns-repeated="2"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85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86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87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68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89</text:p>
          </table:table-cell>
          <table:table-cell office:value-type="string">
            <text:p>feorre</text:p>
          </table:table-cell>
          <table:table-cell office:value-type="string">
            <text:p>fuerr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90</text:p>
          </table:table-cell>
          <table:table-cell office:value-type="string">
            <text:p>jeté</text:p>
          </table:table-cell>
          <table:table-cell office:value-type="string">
            <text:p>j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9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69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693</text:p>
          </table:table-cell>
          <table:table-cell office:value-type="string">
            <text:p>demi</text:p>
          </table:table-cell>
          <table:table-cell office:value-type="string">
            <text:p>demi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2694</text:p>
          </table:table-cell>
          <table:table-cell table:number-columns-repeated="2" office:value-type="string">
            <text:p>pe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>
            <text:p>P4_w_00269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696</text:p>
          </table:table-cell>
          <table:table-cell office:value-type="string">
            <text:p>pace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69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698</text:p>
          </table:table-cell>
          <table:table-cell office:value-type="string">
            <text:p>brandire</text:p>
          </table:table-cell>
          <table:table-cell office:value-type="string">
            <text:p>brand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office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>
            <text:p>P4_w_00269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>
            <text:p>P4_w_002700</text:p>
          </table:table-cell>
          <table:table-cell office:value-type="string">
            <text:p>que</text:p>
          </table:table-cell>
          <table:table-cell office:value-type="string">
            <text:p>coi2</text:p>
          </table:table-cell>
          <table:table-cell office:value-type="string">
            <text:p>PROrel</text:p>
          </table:table-cell>
          <table:table-cell table:number-columns-repeated="3"/>
          <table:table-cell table:style-name="ce4" office:value-type="string">
            <text:p>s</text:p>
          </table:table-cell>
          <table:table-cell table:style-name="ce4" office:value-type="string">
            <text:p>n</text:p>
          </table:table-cell>
          <table:table-cell table:style-name="ce4"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01</text:p>
          </table:table-cell>
          <table:table-cell office:value-type="string">
            <text:p>que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number-columns-repeated="2" table:style-name="ce4"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702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03</text:p>
          </table:table-cell>
          <table:table-cell table:number-columns-repeated="2" office:value-type="string">
            <text:p>sen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04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705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06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70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708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0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11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1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13</text:p>
          </table:table-cell>
          <table:table-cell office:value-type="string">
            <text:p>chi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14</text:p>
          </table:table-cell>
          <table:table-cell office:value-type="string">
            <text:p>elmé</text:p>
          </table:table-cell>
          <table:table-cell office:value-type="string">
            <text:p>heau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716</text:p>
          </table:table-cell>
          <table:table-cell table:number-columns-repeated="2"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717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1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table:style-name="ce4"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19</text:p>
          </table:table-cell>
          <table:table-cell table:number-columns-repeated="2"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20</text:p>
          </table:table-cell>
          <table:table-cell office:value-type="string">
            <text:p>acolee</text:p>
          </table:table-cell>
          <table:table-cell office:value-type="string">
            <text:p>ac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s|f|r</text:p>
          </table:table-cell>
          <table:table-cell office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>
            <text:p>P4_w_00272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9"/>
          <table:table-cell office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>
            <text:p>P4_w_002722</text:p>
          </table:table-cell>
          <table:table-cell office:value-type="string">
            <text:p>fol</text:p>
          </table:table-cell>
          <table:table-cell office:value-type="string">
            <text:p>fol3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72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724</text:p>
          </table:table-cell>
          <table:table-cell office:value-type="string">
            <text:p>tint</text:p>
          </table:table-cell>
          <table:table-cell office:value-type="string">
            <text:p>teni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2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726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27</text:p>
          </table:table-cell>
          <table:table-cell office:value-type="string">
            <text:p>demusuré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729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>
            <text:p>P4_w_002730</text:p>
          </table:table-cell>
          <table:table-cell office:value-type="string">
            <text:p>lx</text:p>
          </table:table-cell>
          <table:table-cell office:value-type="string">
            <text:p>soissante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73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>
            <text:p>P4_w_00273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733</text:p>
          </table:table-cell>
          <table:table-cell office:value-type="string">
            <text:p>\o/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34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735</text:p>
          </table:table-cell>
          <table:table-cell office:value-type="string">
            <text:p>juré</text:p>
          </table:table-cell>
          <table:table-cell office:value-type="string">
            <text:p>j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736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737</text:p>
          </table:table-cell>
          <table:table-cell table:number-columns-repeated="2"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738</text:p>
          </table:table-cell>
          <table:table-cell office:value-type="string">
            <text:p>us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style-name="ce8" office:value-type="string">
            <text:p>sub</text:p>
          </table:table-cell>
          <table:table-cell table:style-name="ce8" office:value-type="string">
            <text:p>ipf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73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40</text:p>
          </table:table-cell>
          <table:table-cell office:value-type="string">
            <text:p>sicle</text:p>
          </table:table-cell>
          <table:table-cell office:value-type="string">
            <text:p>sie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41</text:p>
          </table:table-cell>
          <table:table-cell office:value-type="string">
            <text:p>delivré</text:p>
          </table:table-cell>
          <table:table-cell office:value-type="string">
            <text:p>de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42</text:p>
          </table:table-cell>
          <table:table-cell office:value-type="string">
            <text:p>qu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743</text:p>
          </table:table-cell>
          <table:table-cell office:value-type="string">
            <text:p>message</text:p>
          </table:table-cell>
          <table:table-cell office:value-type="string">
            <text:p>messag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44</text:p>
          </table:table-cell>
          <table:table-cell office:value-type="string">
            <text:p>di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4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46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47</text:p>
          </table:table-cell>
          <table:table-cell office:value-type="string">
            <text:p>pensé</text:p>
          </table:table-cell>
          <table:table-cell office:value-type="string">
            <text:p>pens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4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74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50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751</text:p>
          </table:table-cell>
          <table:table-cell table:number-columns-repeated="2" office:value-type="string">
            <text:p>faire</text:p>
          </table:table-cell>
          <table:table-cell office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>
            <text:p>P4_w_0027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75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754</text:p>
          </table:table-cell>
          <table:table-cell office:value-type="string">
            <text:p>laissez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4_w_002755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4" office:value-type="string">
            <text:p>m</text:p>
          </table:table-cell>
          <table:table-cell table:style-name="ce4" office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>
            <text:p>P4_w_002756</text:p>
          </table:table-cell>
          <table:table-cell office:value-type="string">
            <text:p>gré</text:p>
          </table:table-cell>
          <table:table-cell office:value-type="string">
            <text:p>gré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57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758</text:p>
          </table:table-cell>
          <table:table-cell office:value-type="string">
            <text:p>su&lt;n&gt;\r/quidance</text:p>
          </table:table-cell>
          <table:table-cell office:value-type="string">
            <text:p>sorcuid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75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60</text:p>
          </table:table-cell>
          <table:table-cell office:value-type="string">
            <text:p>avr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761</text:p>
          </table:table-cell>
          <table:table-cell table:number-columns-repeated="2"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762</text:p>
          </table:table-cell>
          <table:table-cell office:value-type="string">
            <text:p>afolé</text:p>
          </table:table-cell>
          <table:table-cell office:value-type="string">
            <text:p>afol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63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764</text:p>
          </table:table-cell>
          <table:table-cell office:value-type="string">
            <text:p>Hog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65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66</text:p>
          </table:table-cell>
          <table:table-cell office:value-type="string">
            <text:p>ot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6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68</text:p>
          </table:table-cell>
          <table:table-cell table:number-columns-repeated="2" office:value-type="string">
            <text:p>poi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6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77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71</text:p>
          </table:table-cell>
          <table:table-cell office:value-type="string">
            <text:p>forsené</text:p>
          </table:table-cell>
          <table:table-cell office:value-type="string">
            <text:p>for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72</text:p>
          </table:table-cell>
          <table:table-cell office:value-type="string">
            <text:p>colur</text:p>
          </table:table-cell>
          <table:table-cell office:value-type="string">
            <text:p>c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ce4" office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>
            <text:p>P4_w_00277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774</text:p>
          </table:table-cell>
          <table:table-cell office:value-type="string">
            <text:p>mue</text:p>
          </table:table-cell>
          <table:table-cell office:value-type="string">
            <text:p>mü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776</text:p>
          </table:table-cell>
          <table:table-cell table:number-columns-repeated="2" office:value-type="string">
            <text:p>sa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7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77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79</text:p>
          </table:table-cell>
          <table:table-cell office:value-type="string">
            <text:p>troublé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80</text:p>
          </table:table-cell>
          <table:table-cell office:value-type="string">
            <text:p>grens</text:p>
          </table:table-cell>
          <table:table-cell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style-name="ce7" office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>
            <text:p>P4_w_00278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>
            <text:p>P4_w_002782</text:p>
          </table:table-cell>
          <table:table-cell office:value-type="string">
            <text:p>plen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office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>
            <text:p>P4_w_00278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84</text:p>
          </table:table-cell>
          <table:table-cell table:number-columns-repeated="2"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8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87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88</text:p>
          </table:table-cell>
          <table:table-cell office:value-type="string">
            <text:p>le&lt;i&gt;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89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90</text:p>
          </table:table-cell>
          <table:table-cell office:value-type="string">
            <text:p>turné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9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792</text:p>
          </table:table-cell>
          <table:table-cell table:number-columns-repeated="2"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93</text:p>
          </table:table-cell>
          <table:table-cell table:number-columns-repeated="2" office:value-type="string">
            <text:p>gu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9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95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96</text:p>
          </table:table-cell>
          <table:table-cell office:value-type="string">
            <text:p>aresuné</text:p>
          </table:table-cell>
          <table:table-cell office:value-type="string">
            <text:p>araisn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797</text:p>
          </table:table-cell>
          <table:table-cell office:value-type="string">
            <text:p>Og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798</text:p>
          </table:table-cell>
          <table:table-cell office:value-type="string">
            <text:p>parole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799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table:style-name="ce7" office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>
            <text:p>P4_w_002800</text:p>
          </table:table-cell>
          <table:table-cell office:value-type="string">
            <text:p>gref</text:p>
          </table:table-cell>
          <table:table-cell office:value-type="string">
            <text:p>grief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4" office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>
            <text:p>P4_w_002801</text:p>
          </table:table-cell>
          <table:table-cell table:number-columns-repeated="2" office:value-type="string">
            <text:p>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802</text:p>
          </table:table-cell>
          <table:table-cell office:value-type="string">
            <text:p>susprent</text:p>
          </table:table-cell>
          <table:table-cell office:value-type="string">
            <text:p>sos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03</text:p>
          </table:table-cell>
          <table:table-cell office:value-type="string">
            <text:p>dreiz</text:p>
          </table:table-cell>
          <table:table-cell office:value-type="string">
            <text:p>droi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>
            <text:p>P4_w_002804</text:p>
          </table:table-cell>
          <table:table-cell office:value-type="string">
            <text:p>enperirer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805</text:p>
          </table:table-cell>
          <table:table-cell office:value-type="string">
            <text:p>fait</text:p>
          </table:table-cell>
          <table:table-cell office:value-type="string">
            <text:p>f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8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0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809</text:p>
          </table:table-cell>
          <table:table-cell office:value-type="string">
            <text:p>entent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11</text:p>
          </table:table-cell>
          <table:table-cell table:number-columns-repeated="2" office:value-type="string">
            <text:p>i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12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1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14</text:p>
          </table:table-cell>
          <table:table-cell office:value-type="string">
            <text:p>qui</text:p>
          </table:table-cell>
          <table:table-cell office:value-type="string">
            <text:p>c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>
            <text:p>P4_w_00281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816</text:p>
          </table:table-cell>
          <table:table-cell office:value-type="string">
            <text:p>munt</text:p>
          </table:table-cell>
          <table:table-cell office:value-type="string">
            <text:p>mond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>
            <text:p>P4_w_002817</text:p>
          </table:table-cell>
          <table:table-cell office:value-type="string">
            <text:p>apent</text:p>
          </table:table-cell>
          <table:table-cell office:value-type="string">
            <text:p>a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18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>
            <text:p>P4_w_00281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2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21</text:p>
          </table:table-cell>
          <table:table-cell office:value-type="string">
            <text:p>virgine</text:p>
          </table:table-cell>
          <table:table-cell office:value-type="string">
            <text:p>vir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22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23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24</text:p>
          </table:table-cell>
          <table:table-cell office:value-type="string">
            <text:p>anuncement</text:p>
          </table:table-cell>
          <table:table-cell office:value-type="string">
            <text:p>anonc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25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82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27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28</text:p>
          </table:table-cell>
          <table:table-cell office:value-type="string">
            <text:p>fie</text:p>
          </table:table-cell>
          <table:table-cell office:value-type="string">
            <text:p>fo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>
            <text:p>P4_w_002830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31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3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33</text:p>
          </table:table-cell>
          <table:table-cell table:number-columns-repeated="2"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34</text:p>
          </table:table-cell>
          <table:table-cell office:value-type="string">
            <text:p>glutun</text:p>
          </table:table-cell>
          <table:table-cell office:value-type="string">
            <text:p>glot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35</text:p>
          </table:table-cell>
          <table:table-cell office:value-type="string">
            <text:p>ki</text:p>
          </table:table-cell>
          <table:table-cell office:value-type="string">
            <text:p>que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table:style-name="ce8" office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>
            <text:p>P4_w_002836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837</text:p>
          </table:table-cell>
          <table:table-cell office:value-type="string">
            <text:p>ve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3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>
            <text:p>P4_w_002839</text:p>
          </table:table-cell>
          <table:table-cell office:value-type="string">
            <text:p>present</text:p>
          </table:table-cell>
          <table:table-cell office:value-type="string">
            <text:p>pres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>
            <text:p>P4_w_002840</text:p>
          </table:table-cell>
          <table:table-cell office:value-type="string">
            <text:p>ke</text:p>
          </table:table-cell>
          <table:table-cell office:value-type="string">
            <text:p>que4</text:p>
          </table:table-cell>
          <table:table-cell office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>
            <text:p>P4_w_00284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842</text:p>
          </table:table-cell>
          <table:table-cell office:value-type="string">
            <text:p>\en/dreit</text:p>
          </table:table-cell>
          <table:table-cell office:value-type="string">
            <text:p>endroi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>
            <text:p>P4_w_0028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>
            <text:p>P4_w_002844</text:p>
          </table:table-cell>
          <table:table-cell office:value-type="string">
            <text:p>prenge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>
            <text:p>P4_w_002845</text:p>
          </table:table-cell>
          <table:table-cell table:number-columns-repeated="2" office:value-type="string">
            <text:p>veng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2"/>
        </table:table-row>
      </table:table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/06/2018</text:date>, <text:time>12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8-06-22T12:10:49.46</dc:date>
    <meta:editing-duration>P5DT3H34M49S</meta:editing-duration>
    <meta:editing-cycles>1229</meta:editing-cycles>
    <meta:generator>OpenOffice/4.1.3$Win32 OpenOffice.org_project/413m1$Build-9783</meta:generator>
    <meta:document-statistic meta:table-count="1" meta:cell-count="18608" meta:object-count="0"/>
  </office:meta>
</office:document-meta>
</file>